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91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0.4571in"/>
    </style:style>
    <style:style style:name="co4" style:family="table-column">
      <style:table-column-properties fo:break-before="auto" style:column-width="0.348in"/>
    </style:style>
    <style:style style:name="co5" style:family="table-column">
      <style:table-column-properties fo:break-before="auto" style:column-width="0.402in"/>
    </style:style>
    <style:style style:name="co6" style:family="table-column">
      <style:table-column-properties fo:break-before="auto" style:column-width="0.3917in"/>
    </style:style>
    <style:style style:name="co7" style:family="table-column">
      <style:table-column-properties fo:break-before="auto" style:column-width="0.3807in"/>
    </style:style>
    <style:style style:name="co8" style:family="table-column">
      <style:table-column-properties fo:break-before="auto" style:column-width="0.9902in"/>
    </style:style>
    <style:style style:name="co9" style:family="table-column">
      <style:table-column-properties fo:break-before="auto" style:column-width="0.9138in"/>
    </style:style>
    <style:style style:name="co10" style:family="table-column">
      <style:table-column-properties fo:break-before="auto" style:column-width="0.4244in"/>
    </style:style>
    <style:style style:name="co11" style:family="table-column">
      <style:table-column-properties fo:break-before="auto" style:column-width="0.9252in"/>
    </style:style>
    <style:style style:name="co12" style:family="table-column">
      <style:table-column-properties fo:break-before="auto" style:column-width="1.0661in"/>
    </style:style>
    <style:style style:name="co13" style:family="table-column">
      <style:table-column-properties fo:break-before="auto" style:column-width="1.2075in"/>
    </style:style>
    <style:style style:name="co14" style:family="table-column">
      <style:table-column-properties fo:break-before="auto" style:column-width="0.5437in"/>
    </style:style>
    <style:style style:name="co15" style:family="table-column">
      <style:table-column-properties fo:break-before="auto" style:column-width="0.4457in"/>
    </style:style>
    <style:style style:name="co16" style:family="table-column">
      <style:table-column-properties fo:break-before="auto" style:column-width="1.3819in"/>
    </style:style>
    <style:style style:name="co17" style:family="table-column">
      <style:table-column-properties fo:break-before="auto" style:column-width="1.1972in"/>
    </style:style>
    <style:style style:name="co18" style:family="table-column">
      <style:table-column-properties fo:break-before="auto" style:column-width="0.7508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1.3165in"/>
    </style:style>
    <style:style style:name="co21" style:family="table-column">
      <style:table-column-properties fo:break-before="auto" style:column-width="1.2626in"/>
    </style:style>
    <style:style style:name="co22" style:family="table-column">
      <style:table-column-properties fo:break-before="auto" style:column-width="1.2728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6744in"/>
    </style:style>
    <style:style style:name="co25" style:family="table-column">
      <style:table-column-properties fo:break-before="auto" style:column-width="0.5874in"/>
    </style:style>
    <style:style style:name="co26" style:family="table-column">
      <style:table-column-properties fo:break-before="auto" style:column-width="0.8272in"/>
    </style:style>
    <style:style style:name="co27" style:family="table-column">
      <style:table-column-properties fo:break-before="auto" style:column-width="0.6965in"/>
    </style:style>
    <style:style style:name="co28" style:family="table-column">
      <style:table-column-properties fo:break-before="auto" style:column-width="0.3264in"/>
    </style:style>
    <style:style style:name="co29" style:family="table-column">
      <style:table-column-properties fo:break-before="auto" style:column-width="0.3366in"/>
    </style:style>
    <style:style style:name="co30" style:family="table-column">
      <style:table-column-properties fo:break-before="auto" style:column-width="0.369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3" table:number-columns-repeated="3" table:default-cell-style-name="Default"/>
        <table:table-row table:style-name="ro1" table:number-rows-repeated="4">
          <table:table-cell table:number-columns-repeated="51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  <table:table-cell table:number-columns-repeated="7"/>
          <table:table-cell table:formula="of:=[.H5]*[.H5]" office:value-type="float" office:value="1" calcext:value-type="float">
            <text:p>1</text:p>
          </table:table-cell>
          <table:table-cell table:formula="of:=[.I5]*[.I5]" office:value-type="float" office:value="4" calcext:value-type="float">
            <text:p>4</text:p>
          </table:table-cell>
          <table:table-cell table:formula="of:=[.J5]*[.J5]" office:value-type="float" office:value="9" calcext:value-type="float">
            <text:p>9</text:p>
          </table:table-cell>
          <table:table-cell table:number-columns-repeated="2"/>
          <table:table-cell table:formula="of:=[.M5]*[.M5]" office:value-type="float" office:value="4" calcext:value-type="float">
            <text:p>4</text:p>
          </table:table-cell>
          <table:table-cell table:formula="of:=[.N5]*[.N5]" office:value-type="float" office:value="9" calcext:value-type="float">
            <text:p>9</text:p>
          </table:table-cell>
          <table:table-cell table:formula="of:=[.O5]*[.O5]" office:value-type="float" office:value="1" calcext:value-type="float">
            <text:p>1</text:p>
          </table:table-cell>
          <table:table-cell table:number-columns-repeated="2"/>
          <table:table-cell table:formula="of:=[.R5]*[.R5]" office:value-type="float" office:value="4" calcext:value-type="float">
            <text:p>4</text:p>
          </table:table-cell>
          <table:table-cell table:formula="of:=[.S5]*[.S5]" office:value-type="float" office:value="4" calcext:value-type="float">
            <text:p>4</text:p>
          </table:table-cell>
          <table:table-cell table:formula="of:=[.T5]*[.T5]" office:value-type="float" office:value="25" calcext:value-type="float">
            <text:p>25</text:p>
          </table:table-cell>
          <table:table-cell/>
          <table:table-cell office:value-type="string" calcext:value-type="string">
            <text:p><text:s/></text:p>
          </table:table-cell>
          <table:table-cell table:formula="of:=[.W5]*[.W5]" office:value-type="float" office:value="9" calcext:value-type="float">
            <text:p>9</text:p>
          </table:table-cell>
          <table:table-cell table:formula="of:=[.X5]*[.X5]" office:value-type="float" office:value="9" calcext:value-type="float">
            <text:p>9</text:p>
          </table:table-cell>
          <table:table-cell table:formula="of:=[.Y5]*[.Y5]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 table:number-columns-repeated="7"/>
          <table:table-cell table:formula="of:=[.H6]*[.H6]" office:value-type="float" office:value="9" calcext:value-type="float">
            <text:p>9</text:p>
          </table:table-cell>
          <table:table-cell table:formula="of:=[.I6]*[.I6]" office:value-type="float" office:value="4" calcext:value-type="float">
            <text:p>4</text:p>
          </table:table-cell>
          <table:table-cell table:formula="of:=[.J6]*[.J6]" office:value-type="float" office:value="9" calcext:value-type="float">
            <text:p>9</text:p>
          </table:table-cell>
          <table:table-cell table:number-columns-repeated="2"/>
          <table:table-cell table:formula="of:=[.M6]*[.M6]" office:value-type="float" office:value="9" calcext:value-type="float">
            <text:p>9</text:p>
          </table:table-cell>
          <table:table-cell table:formula="of:=[.N6]*[.N6]" office:value-type="float" office:value="9" calcext:value-type="float">
            <text:p>9</text:p>
          </table:table-cell>
          <table:table-cell table:formula="of:=[.O6]*[.O6]" office:value-type="float" office:value="4" calcext:value-type="float">
            <text:p>4</text:p>
          </table:table-cell>
          <table:table-cell table:number-columns-repeated="2"/>
          <table:table-cell table:formula="of:=[.R6]*[.R6]" office:value-type="float" office:value="4" calcext:value-type="float">
            <text:p>4</text:p>
          </table:table-cell>
          <table:table-cell table:formula="of:=[.S6]*[.S6]" office:value-type="float" office:value="25" calcext:value-type="float">
            <text:p>25</text:p>
          </table:table-cell>
          <table:table-cell table:formula="of:=[.T6]*[.T6]" office:value-type="float" office:value="25" calcext:value-type="float">
            <text:p>25</text:p>
          </table:table-cell>
          <table:table-cell/>
          <table:table-cell office:value-type="string" calcext:value-type="string">
            <text:p><text:s/></text:p>
          </table:table-cell>
          <table:table-cell table:formula="of:=[.W6]*[.W6]" office:value-type="float" office:value="9" calcext:value-type="float">
            <text:p>9</text:p>
          </table:table-cell>
          <table:table-cell table:formula="of:=[.X6]*[.X6]" office:value-type="float" office:value="25" calcext:value-type="float">
            <text:p>25</text:p>
          </table:table-cell>
          <table:table-cell table:formula="of:=[.Y6]*[.Y6]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</text:p>
          </table:table-cell>
          <table:table-cell table:number-columns-repeated="7"/>
          <table:table-cell table:formula="of:=[.H7]*[.H7]" office:value-type="float" office:value="16" calcext:value-type="float">
            <text:p>16</text:p>
          </table:table-cell>
          <table:table-cell table:formula="of:=[.I7]*[.I7]" office:value-type="float" office:value="9" calcext:value-type="float">
            <text:p>9</text:p>
          </table:table-cell>
          <table:table-cell table:formula="of:=[.J7]*[.J7]" office:value-type="float" office:value="16" calcext:value-type="float">
            <text:p>16</text:p>
          </table:table-cell>
          <table:table-cell table:number-columns-repeated="2"/>
          <table:table-cell table:formula="of:=[.M7]*[.M7]" office:value-type="float" office:value="4" calcext:value-type="float">
            <text:p>4</text:p>
          </table:table-cell>
          <table:table-cell table:formula="of:=[.N7]*[.N7]" office:value-type="float" office:value="9" calcext:value-type="float">
            <text:p>9</text:p>
          </table:table-cell>
          <table:table-cell table:formula="of:=[.O7]*[.O7]" office:value-type="float" office:value="4" calcext:value-type="float">
            <text:p>4</text:p>
          </table:table-cell>
          <table:table-cell table:number-columns-repeated="2"/>
          <table:table-cell table:formula="of:=[.R7]*[.R7]" office:value-type="float" office:value="4" calcext:value-type="float">
            <text:p>4</text:p>
          </table:table-cell>
          <table:table-cell table:formula="of:=[.S7]*[.S7]" office:value-type="float" office:value="25" calcext:value-type="float">
            <text:p>25</text:p>
          </table:table-cell>
          <table:table-cell table:formula="of:=[.T7]*[.T7]" office:value-type="float" office:value="4" calcext:value-type="float">
            <text:p>4</text:p>
          </table:table-cell>
          <table:table-cell/>
          <table:table-cell office:value-type="string" calcext:value-type="string">
            <text:p><text:s/></text:p>
          </table:table-cell>
          <table:table-cell table:formula="of:=[.W7]*[.W7]" office:value-type="float" office:value="36" calcext:value-type="float">
            <text:p>36</text:p>
          </table:table-cell>
          <table:table-cell table:formula="of:=[.X7]*[.X7]" office:value-type="float" office:value="25" calcext:value-type="float">
            <text:p>25</text:p>
          </table:table-cell>
          <table:table-cell table:formula="of:=[.Y7]*[.Y7]" office:value-type="float" office:value="16" calcext:value-type="float">
            <text:p>16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</text:p>
          </table:table-cell>
          <table:table-cell table:number-columns-repeated="7"/>
          <table:table-cell table:formula="of:=[.H8]*[.H8]" office:value-type="float" office:value="25" calcext:value-type="float">
            <text:p>25</text:p>
          </table:table-cell>
          <table:table-cell table:formula="of:=[.I8]*[.I8]" office:value-type="float" office:value="16" calcext:value-type="float">
            <text:p>16</text:p>
          </table:table-cell>
          <table:table-cell table:formula="of:=[.J8]*[.J8]" office:value-type="float" office:value="9" calcext:value-type="float">
            <text:p>9</text:p>
          </table:table-cell>
          <table:table-cell table:number-columns-repeated="2"/>
          <table:table-cell table:formula="of:=[.M8]*[.M8]" office:value-type="float" office:value="4" calcext:value-type="float">
            <text:p>4</text:p>
          </table:table-cell>
          <table:table-cell table:formula="of:=[.N8]*[.N8]" office:value-type="float" office:value="9" calcext:value-type="float">
            <text:p>9</text:p>
          </table:table-cell>
          <table:table-cell table:formula="of:=[.O8]*[.O8]" office:value-type="float" office:value="1" calcext:value-type="float">
            <text:p>1</text:p>
          </table:table-cell>
          <table:table-cell table:number-columns-repeated="2"/>
          <table:table-cell table:formula="of:=[.R8]*[.R8]" office:value-type="float" office:value="4" calcext:value-type="float">
            <text:p>4</text:p>
          </table:table-cell>
          <table:table-cell table:formula="of:=[.S8]*[.S8]" office:value-type="float" office:value="4" calcext:value-type="float">
            <text:p>4</text:p>
          </table:table-cell>
          <table:table-cell table:formula="of:=[.T8]*[.T8]" office:value-type="float" office:value="25" calcext:value-type="float">
            <text:p>25</text:p>
          </table:table-cell>
          <table:table-cell/>
          <table:table-cell office:value-type="string" calcext:value-type="string">
            <text:p><text:s/></text:p>
          </table:table-cell>
          <table:table-cell table:formula="of:=[.W8]*[.W8]" office:value-type="float" office:value="25" calcext:value-type="float">
            <text:p>25</text:p>
          </table:table-cell>
          <table:table-cell table:formula="of:=[.X8]*[.X8]" office:value-type="float" office:value="36" calcext:value-type="float">
            <text:p>36</text:p>
          </table:table-cell>
          <table:table-cell table:formula="of:=[.Y8]*[.Y8]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  <table:table-cell table:number-columns-repeated="7"/>
          <table:table-cell table:formula="of:=[.H9]*[.H9]" office:value-type="float" office:value="16" calcext:value-type="float">
            <text:p>16</text:p>
          </table:table-cell>
          <table:table-cell table:formula="of:=[.I9]*[.I9]" office:value-type="float" office:value="4" calcext:value-type="float">
            <text:p>4</text:p>
          </table:table-cell>
          <table:table-cell table:formula="of:=[.J9]*[.J9]" office:value-type="float" office:value="16" calcext:value-type="float">
            <text:p>16</text:p>
          </table:table-cell>
          <table:table-cell table:number-columns-repeated="2"/>
          <table:table-cell table:formula="of:=[.M9]*[.M9]" office:value-type="float" office:value="4" calcext:value-type="float">
            <text:p>4</text:p>
          </table:table-cell>
          <table:table-cell table:formula="of:=[.N9]*[.N9]" office:value-type="float" office:value="16" calcext:value-type="float">
            <text:p>16</text:p>
          </table:table-cell>
          <table:table-cell table:formula="of:=[.O9]*[.O9]" office:value-type="float" office:value="1" calcext:value-type="float">
            <text:p>1</text:p>
          </table:table-cell>
          <table:table-cell table:number-columns-repeated="2"/>
          <table:table-cell table:formula="of:=[.R9]*[.R9]" office:value-type="float" office:value="25" calcext:value-type="float">
            <text:p>25</text:p>
          </table:table-cell>
          <table:table-cell table:formula="of:=[.S9]*[.S9]" office:value-type="float" office:value="4" calcext:value-type="float">
            <text:p>4</text:p>
          </table:table-cell>
          <table:table-cell table:formula="of:=[.T9]*[.T9]" office:value-type="float" office:value="4" calcext:value-type="float">
            <text:p>4</text:p>
          </table:table-cell>
          <table:table-cell/>
          <table:table-cell office:value-type="string" calcext:value-type="string">
            <text:p><text:s/></text:p>
          </table:table-cell>
          <table:table-cell table:formula="of:=[.W9]*[.W9]" office:value-type="float" office:value="9" calcext:value-type="float">
            <text:p>9</text:p>
          </table:table-cell>
          <table:table-cell table:formula="of:=[.X9]*[.X9]" office:value-type="float" office:value="9" calcext:value-type="float">
            <text:p>9</text:p>
          </table:table-cell>
          <table:table-cell table:formula="of:=[.Y9]*[.Y9]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H10]*[.H10]" office:value-type="float" office:value="1" calcext:value-type="float">
            <text:p>1</text:p>
          </table:table-cell>
          <table:table-cell table:formula="of:=[.I10]*[.I10]" office:value-type="float" office:value="4" calcext:value-type="float">
            <text:p>4</text:p>
          </table:table-cell>
          <table:table-cell table:formula="of:=[.J10]*[.J10]" office:value-type="float" office:value="9" calcext:value-type="float">
            <text:p>9</text:p>
          </table:table-cell>
          <table:table-cell table:number-columns-repeated="2"/>
          <table:table-cell table:formula="of:=[.M10]*[.M10]" office:value-type="float" office:value="4" calcext:value-type="float">
            <text:p>4</text:p>
          </table:table-cell>
          <table:table-cell table:formula="of:=[.N10]*[.N10]" office:value-type="float" office:value="9" calcext:value-type="float">
            <text:p>9</text:p>
          </table:table-cell>
          <table:table-cell table:formula="of:=[.O10]*[.O10]" office:value-type="float" office:value="1" calcext:value-type="float">
            <text:p>1</text:p>
          </table:table-cell>
          <table:table-cell table:number-columns-repeated="2"/>
          <table:table-cell table:formula="of:=[.R10]*[.R10]" office:value-type="float" office:value="4" calcext:value-type="float">
            <text:p>4</text:p>
          </table:table-cell>
          <table:table-cell table:formula="of:=[.S10]*[.S10]" office:value-type="float" office:value="9" calcext:value-type="float">
            <text:p>9</text:p>
          </table:table-cell>
          <table:table-cell table:formula="of:=[.T10]*[.T10]" office:value-type="float" office:value="4" calcext:value-type="float">
            <text:p>4</text:p>
          </table:table-cell>
          <table:table-cell/>
          <table:table-cell office:value-type="string" calcext:value-type="string">
            <text:p><text:s/></text:p>
          </table:table-cell>
          <table:table-cell table:formula="of:=[.W10]*[.W10]" office:value-type="float" office:value="16" calcext:value-type="float">
            <text:p>16</text:p>
          </table:table-cell>
          <table:table-cell table:formula="of:=[.X10]*[.X10]" office:value-type="float" office:value="9" calcext:value-type="float">
            <text:p>9</text:p>
          </table:table-cell>
          <table:table-cell table:formula="of:=[.Y10]*[.Y10]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7"/>
          <table:table-cell table:formula="of:=SUM([.B4:.E6])+SUM([.G4:.I6])+SUM([.L4:.N6])" office:value-type="float" office:value="19" calcext:value-type="float">
            <text:p>19</text:p>
          </table:table-cell>
          <table:table-cell table:formula="of:=SUM([.C4:.F6])+SUM([.H4:.J6])+SUM([.M4:.O6])" office:value-type="float" office:value="28" calcext:value-type="float">
            <text:p>28</text:p>
          </table:table-cell>
          <table:table-cell table:formula="of:=SUM([.D4:.G6])+SUM([.I4:.K6])+SUM([.N4:.P6])" office:value-type="float" office:value="19" calcext:value-type="float">
            <text:p>19</text:p>
          </table:table-cell>
          <table:table-cell table:number-columns-repeated="2"/>
          <table:table-cell table:formula="of:=SUM([.G4:.I6])+SUM([.L4:.N6])+SUM([.Q4:.S6])" office:value-type="float" office:value="30" calcext:value-type="float">
            <text:p>30</text:p>
          </table:table-cell>
          <table:table-cell table:formula="of:=SUM([.H4:.K6])+SUM([.M4:.O6])+SUM([.R4:.T6])" office:value-type="float" office:value="49" calcext:value-type="float">
            <text:p>49</text:p>
          </table:table-cell>
          <table:table-cell table:formula="of:=SUM([.I4:.L6])+SUM([.N4:.P6])+SUM([.S4:.U6])" office:value-type="float" office:value="36" calcext:value-type="float">
            <text:p>36</text:p>
          </table:table-cell>
          <table:table-cell table:number-columns-repeated="2"/>
          <table:table-cell table:formula="of:=SUM([.L4:.N6])+SUM([.Q4:.S6])+SUM([.V4:.X6])" office:value-type="float" office:value="36" calcext:value-type="float">
            <text:p>36</text:p>
          </table:table-cell>
          <table:table-cell table:formula="of:=SUM([.M4:.P6])+SUM([.R4:.T6])+SUM([.W4:.Y6])" office:value-type="float" office:value="53" calcext:value-type="float">
            <text:p>53</text:p>
          </table:table-cell>
          <table:table-cell table:formula="of:=SUM([.N4:.Q6])+SUM([.S4:.U6])+SUM([.X4:.Z6])" office:value-type="float" office:value="38" calcext:value-type="float">
            <text:p>38</text:p>
          </table:table-cell>
          <table:table-cell table:number-columns-repeated="2"/>
          <table:table-cell table:formula="of:=SUM([.Q4:.S6])+SUM([.V4:.X6])+SUM([.AA4:.AC6])" office:value-type="float" office:value="25" calcext:value-type="float">
            <text:p>25</text:p>
          </table:table-cell>
          <table:table-cell table:formula="of:=SUM([.R4:.T6])+SUM([.W4:.Y6])+SUM([.AB4:.AD6])" office:value-type="float" office:value="39" calcext:value-type="float">
            <text:p>39</text:p>
          </table:table-cell>
          <table:table-cell table:formula="of:=SUM([.S4:.U6])+SUM([.X4:.Z6])+SUM([.AC4:.AE6])" office:value-type="float" office:value="29" calcext:value-type="float">
            <text:p>29</text:p>
          </table:table-cell>
          <table:table-cell table:number-columns-repeated="8"/>
          <table:table-cell table:formula="of:=SUM([.AB4:.AE6])+SUM([.AG4:.AI6])+SUM([.AL4:.AN6])" office:value-type="float" office:value="49" calcext:value-type="float">
            <text:p>49</text:p>
          </table:table-cell>
          <table:table-cell table:formula="of:=SUM([.AC4:.AF6])+SUM([.AH4:.AJ6])+SUM([.AM4:.AO6])" office:value-type="float" office:value="72" calcext:value-type="float">
            <text:p>72</text:p>
          </table:table-cell>
          <table:table-cell table:formula="of:=SUM([.AD4:.AG6])+SUM([.AI4:.AK6])+SUM([.AN4:.AP6])" office:value-type="float" office:value="49" calcext:value-type="float">
            <text:p>49</text:p>
          </table:table-cell>
          <table:table-cell table:number-columns-repeated="2"/>
          <table:table-cell table:formula="of:=SUM([.AG4:.AI6])+SUM([.AL4:.AN6])+SUM([.AQ4:.AS6])" office:value-type="float" office:value="86" calcext:value-type="float">
            <text:p>86</text:p>
          </table:table-cell>
          <table:table-cell table:formula="of:=SUM([.AH4:.AK6])+SUM([.AM4:.AO6])+SUM([.AR4:.AT6])" office:value-type="float" office:value="159" calcext:value-type="float">
            <text:p>159</text:p>
          </table:table-cell>
          <table:table-cell table:formula="of:=SUM([.AI4:.AL6])+SUM([.AN4:.AP6])+SUM([.AS4:.AU6])" office:value-type="float" office:value="128" calcext:value-type="float">
            <text:p>128</text:p>
          </table:table-cell>
          <table:table-cell table:number-columns-repeated="2"/>
          <table:table-cell table:formula="of:=SUM([.AL4:.AN6])+SUM([.AQ4:.AS6])+SUM([.AV4:.AX6])" office:value-type="float" office:value="120" calcext:value-type="float">
            <text:p>120</text:p>
          </table:table-cell>
          <table:table-cell table:formula="of:=SUM([.AM4:.AP6])+SUM([.AR4:.AT6])+SUM([.AW4:.AY6])" office:value-type="float" office:value="185" calcext:value-type="float">
            <text:p>185</text:p>
          </table:table-cell>
          <table:table-cell table:formula="of:=SUM([.AN4:.AQ6])+SUM([.AS4:.AU6])+SUM([.AX4:.AZ6])" office:value-type="float" office:value="146" calcext:value-type="float">
            <text:p>146</text:p>
          </table:table-cell>
          <table:table-cell table:number-columns-repeated="2"/>
          <table:table-cell table:formula="of:=SUM([.AQ4:.AS6])+SUM([.AV4:.AX6])+SUM([.BE4:.BG6])" office:value-type="float" office:value="89" calcext:value-type="float">
            <text:p>89</text:p>
          </table:table-cell>
          <table:table-cell table:formula="of:=SUM([.AR4:.AU6])+SUM([.AW4:.AY6])+SUM([.BF4:.BH6])" office:value-type="float" office:value="149" calcext:value-type="float">
            <text:p>149</text:p>
          </table:table-cell>
          <table:table-cell table:formula="of:=SUM([.AS4:.AV6])+SUM([.AX4:.AZ6])+SUM([.BG4:.BI6])" office:value-type="float" office:value="123" calcext:value-type="float">
            <text:p>123</text:p>
          </table:table-cell>
        </table:table-row>
        <table:table-row table:style-name="ro1">
          <table:table-cell table:number-columns-repeated="7"/>
          <table:table-cell table:formula="of:=SUM([.B5:.E7])+SUM([.G5:.I7])+SUM([.L5:.N7])" office:value-type="float" office:value="31" calcext:value-type="float">
            <text:p>31</text:p>
          </table:table-cell>
          <table:table-cell table:formula="of:=SUM([.C5:.F7])+SUM([.H5:.J7])+SUM([.M5:.O7])" office:value-type="float" office:value="46" calcext:value-type="float">
            <text:p>46</text:p>
          </table:table-cell>
          <table:table-cell table:formula="of:=SUM([.D5:.G7])+SUM([.I5:.K7])+SUM([.N5:.P7])" office:value-type="float" office:value="31" calcext:value-type="float">
            <text:p>31</text:p>
          </table:table-cell>
          <table:table-cell table:number-columns-repeated="2"/>
          <table:table-cell table:formula="of:=SUM([.G5:.I7])+SUM([.L5:.N7])+SUM([.Q5:.S7])" office:value-type="float" office:value="49" calcext:value-type="float">
            <text:p>49</text:p>
          </table:table-cell>
          <table:table-cell table:formula="of:=SUM([.H5:.K7])+SUM([.M5:.O7])+SUM([.R5:.T7])" office:value-type="float" office:value="76" calcext:value-type="float">
            <text:p>76</text:p>
          </table:table-cell>
          <table:table-cell table:formula="of:=SUM([.I5:.L7])+SUM([.N5:.P7])+SUM([.S5:.U7])" office:value-type="float" office:value="55" calcext:value-type="float">
            <text:p>55</text:p>
          </table:table-cell>
          <table:table-cell table:number-columns-repeated="2"/>
          <table:table-cell table:formula="of:=SUM([.L5:.N7])+SUM([.Q5:.S7])+SUM([.V5:.X7])" office:value-type="float" office:value="59" calcext:value-type="float">
            <text:p>59</text:p>
          </table:table-cell>
          <table:table-cell table:formula="of:=SUM([.M5:.P7])+SUM([.R5:.T7])+SUM([.W5:.Y7])" office:value-type="float" office:value="84" calcext:value-type="float">
            <text:p>84</text:p>
          </table:table-cell>
          <table:table-cell table:formula="of:=SUM([.N5:.Q7])+SUM([.S5:.U7])+SUM([.X5:.Z7])" office:value-type="float" office:value="59" calcext:value-type="float">
            <text:p>59</text:p>
          </table:table-cell>
          <table:table-cell table:number-columns-repeated="2"/>
          <table:table-cell table:formula="of:=SUM([.Q5:.S7])+SUM([.V5:.X7])+SUM([.AA5:.AC7])" office:value-type="float" office:value="43" calcext:value-type="float">
            <text:p>43</text:p>
          </table:table-cell>
          <table:table-cell table:formula="of:=SUM([.R5:.T7])+SUM([.W5:.Y7])+SUM([.AB5:.AD7])" office:value-type="float" office:value="63" calcext:value-type="float">
            <text:p>63</text:p>
          </table:table-cell>
          <table:table-cell table:formula="of:=SUM([.S5:.U7])+SUM([.X5:.Z7])+SUM([.AC5:.AE7])" office:value-type="float" office:value="45" calcext:value-type="float">
            <text:p>45</text:p>
          </table:table-cell>
          <table:table-cell table:number-columns-repeated="8"/>
          <table:table-cell table:formula="of:=SUM([.AB5:.AE7])+SUM([.AG5:.AI7])+SUM([.AL5:.AN7])" office:value-type="float" office:value="87" calcext:value-type="float">
            <text:p>87</text:p>
          </table:table-cell>
          <table:table-cell table:formula="of:=SUM([.AC5:.AF7])+SUM([.AH5:.AJ7])+SUM([.AM5:.AO7])" office:value-type="float" office:value="130" calcext:value-type="float">
            <text:p>130</text:p>
          </table:table-cell>
          <table:table-cell table:formula="of:=SUM([.AD5:.AG7])+SUM([.AI5:.AK7])+SUM([.AN5:.AP7])" office:value-type="float" office:value="87" calcext:value-type="float">
            <text:p>87</text:p>
          </table:table-cell>
          <table:table-cell table:number-columns-repeated="2"/>
          <table:table-cell table:formula="of:=SUM([.AG5:.AI7])+SUM([.AL5:.AN7])+SUM([.AQ5:.AS7])" office:value-type="float" office:value="153" calcext:value-type="float">
            <text:p>153</text:p>
          </table:table-cell>
          <table:table-cell table:formula="of:=SUM([.AH5:.AK7])+SUM([.AM5:.AO7])+SUM([.AR5:.AT7])" office:value-type="float" office:value="250" calcext:value-type="float">
            <text:p>250</text:p>
          </table:table-cell>
          <table:table-cell table:formula="of:=SUM([.AI5:.AL7])+SUM([.AN5:.AP7])+SUM([.AS5:.AU7])" office:value-type="float" office:value="195" calcext:value-type="float">
            <text:p>195</text:p>
          </table:table-cell>
          <table:table-cell table:number-columns-repeated="2"/>
          <table:table-cell table:formula="of:=SUM([.AL5:.AN7])+SUM([.AQ5:.AS7])+SUM([.AV5:.AX7])" office:value-type="float" office:value="223" calcext:value-type="float">
            <text:p>223</text:p>
          </table:table-cell>
          <table:table-cell table:formula="of:=SUM([.AM5:.AP7])+SUM([.AR5:.AT7])+SUM([.AW5:.AY7])" office:value-type="float" office:value="312" calcext:value-type="float">
            <text:p>312</text:p>
          </table:table-cell>
          <table:table-cell table:formula="of:=SUM([.AN5:.AQ7])+SUM([.AS5:.AU7])+SUM([.AX5:.AZ7])" office:value-type="float" office:value="229" calcext:value-type="float">
            <text:p>229</text:p>
          </table:table-cell>
          <table:table-cell table:number-columns-repeated="2"/>
          <table:table-cell table:formula="of:=SUM([.AQ5:.AS7])+SUM([.AV5:.AX7])+SUM([.BE5:.BG7])" office:value-type="float" office:value="179" calcext:value-type="float">
            <text:p>179</text:p>
          </table:table-cell>
          <table:table-cell table:formula="of:=SUM([.AR5:.AU7])+SUM([.AW5:.AY7])+SUM([.BF5:.BH7])" office:value-type="float" office:value="259" calcext:value-type="float">
            <text:p>259</text:p>
          </table:table-cell>
          <table:table-cell table:formula="of:=SUM([.AS5:.AV7])+SUM([.AX5:.AZ7])+SUM([.BG5:.BI7])" office:value-type="float" office:value="193" calcext:value-type="float">
            <text:p>193</text:p>
          </table:table-cell>
        </table:table-row>
        <table:table-row table:style-name="ro1">
          <table:table-cell table:number-columns-repeated="7"/>
          <table:table-cell table:formula="of:=SUM([.B6:.E8])+SUM([.G6:.I8])+SUM([.L6:.N8])" office:value-type="float" office:value="37" calcext:value-type="float">
            <text:p>37</text:p>
          </table:table-cell>
          <table:table-cell table:formula="of:=SUM([.C6:.F8])+SUM([.H6:.J8])+SUM([.M6:.O8])" office:value-type="float" office:value="52" calcext:value-type="float">
            <text:p>52</text:p>
          </table:table-cell>
          <table:table-cell table:formula="of:=SUM([.D6:.G8])+SUM([.I6:.K8])+SUM([.N6:.P8])" office:value-type="float" office:value="33" calcext:value-type="float">
            <text:p>33</text:p>
          </table:table-cell>
          <table:table-cell table:number-columns-repeated="2"/>
          <table:table-cell table:formula="of:=SUM([.G6:.I8])+SUM([.L6:.N8])+SUM([.Q6:.S8])" office:value-type="float" office:value="55" calcext:value-type="float">
            <text:p>55</text:p>
          </table:table-cell>
          <table:table-cell table:formula="of:=SUM([.H6:.K8])+SUM([.M6:.O8])+SUM([.R6:.T8])" office:value-type="float" office:value="82" calcext:value-type="float">
            <text:p>82</text:p>
          </table:table-cell>
          <table:table-cell table:formula="of:=SUM([.I6:.L8])+SUM([.N6:.P8])+SUM([.S6:.U8])" office:value-type="float" office:value="57" calcext:value-type="float">
            <text:p>57</text:p>
          </table:table-cell>
          <table:table-cell table:number-columns-repeated="2"/>
          <table:table-cell table:formula="of:=SUM([.L6:.N8])+SUM([.Q6:.S8])+SUM([.V6:.X8])" office:value-type="float" office:value="64" calcext:value-type="float">
            <text:p>64</text:p>
          </table:table-cell>
          <table:table-cell table:formula="of:=SUM([.M6:.P8])+SUM([.R6:.T8])+SUM([.W6:.Y8])" office:value-type="float" office:value="90" calcext:value-type="float">
            <text:p>90</text:p>
          </table:table-cell>
          <table:table-cell table:formula="of:=SUM([.N6:.Q8])+SUM([.S6:.U8])+SUM([.X6:.Z8])" office:value-type="float" office:value="63" calcext:value-type="float">
            <text:p>63</text:p>
          </table:table-cell>
          <table:table-cell table:number-columns-repeated="2"/>
          <table:table-cell table:formula="of:=SUM([.Q6:.S8])+SUM([.V6:.X8])+SUM([.AA6:.AC8])" office:value-type="float" office:value="48" calcext:value-type="float">
            <text:p>48</text:p>
          </table:table-cell>
          <table:table-cell table:formula="of:=SUM([.R6:.T8])+SUM([.W6:.Y8])+SUM([.AB6:.AD8])" office:value-type="float" office:value="69" calcext:value-type="float">
            <text:p>69</text:p>
          </table:table-cell>
          <table:table-cell table:formula="of:=SUM([.S6:.U8])+SUM([.X6:.Z8])+SUM([.AC6:.AE8])" office:value-type="float" office:value="49" calcext:value-type="float">
            <text:p>49</text:p>
          </table:table-cell>
          <table:table-cell table:number-columns-repeated="8"/>
          <table:table-cell table:formula="of:=SUM([.AB6:.AE8])+SUM([.AG6:.AI8])+SUM([.AL6:.AN8])" office:value-type="float" office:value="123" calcext:value-type="float">
            <text:p>123</text:p>
          </table:table-cell>
          <table:table-cell table:formula="of:=SUM([.AC6:.AF8])+SUM([.AH6:.AJ8])+SUM([.AM6:.AO8])" office:value-type="float" office:value="166" calcext:value-type="float">
            <text:p>166</text:p>
          </table:table-cell>
          <table:table-cell table:formula="of:=SUM([.AD6:.AG8])+SUM([.AI6:.AK8])+SUM([.AN6:.AP8])" office:value-type="float" office:value="99" calcext:value-type="float">
            <text:p>99</text:p>
          </table:table-cell>
          <table:table-cell table:number-columns-repeated="2"/>
          <table:table-cell table:formula="of:=SUM([.AG6:.AI8])+SUM([.AL6:.AN8])+SUM([.AQ6:.AS8])" office:value-type="float" office:value="189" calcext:value-type="float">
            <text:p>189</text:p>
          </table:table-cell>
          <table:table-cell table:formula="of:=SUM([.AH6:.AK8])+SUM([.AM6:.AO8])+SUM([.AR6:.AT8])" office:value-type="float" office:value="286" calcext:value-type="float">
            <text:p>286</text:p>
          </table:table-cell>
          <table:table-cell table:formula="of:=SUM([.AI6:.AL8])+SUM([.AN6:.AP8])+SUM([.AS6:.AU8])" office:value-type="float" office:value="207" calcext:value-type="float">
            <text:p>207</text:p>
          </table:table-cell>
          <table:table-cell table:number-columns-repeated="2"/>
          <table:table-cell table:formula="of:=SUM([.AL6:.AN8])+SUM([.AQ6:.AS8])+SUM([.AV6:.AX8])" office:value-type="float" office:value="266" calcext:value-type="float">
            <text:p>266</text:p>
          </table:table-cell>
          <table:table-cell table:formula="of:=SUM([.AM6:.AP8])+SUM([.AR6:.AT8])+SUM([.AW6:.AY8])" office:value-type="float" office:value="358" calcext:value-type="float">
            <text:p>358</text:p>
          </table:table-cell>
          <table:table-cell table:formula="of:=SUM([.AN6:.AQ8])+SUM([.AS6:.AU8])+SUM([.AX6:.AZ8])" office:value-type="float" office:value="259" calcext:value-type="float">
            <text:p>259</text:p>
          </table:table-cell>
          <table:table-cell table:number-columns-repeated="2"/>
          <table:table-cell table:formula="of:=SUM([.AQ6:.AS8])+SUM([.AV6:.AX8])+SUM([.BE6:.BG8])" office:value-type="float" office:value="222" calcext:value-type="float">
            <text:p>222</text:p>
          </table:table-cell>
          <table:table-cell table:formula="of:=SUM([.AR6:.AU8])+SUM([.AW6:.AY8])+SUM([.BF6:.BH8])" office:value-type="float" office:value="305" calcext:value-type="float">
            <text:p>305</text:p>
          </table:table-cell>
          <table:table-cell table:formula="of:=SUM([.AS6:.AV8])+SUM([.AX6:.AZ8])+SUM([.BG6:.BI8])" office:value-type="float" office:value="223" calcext:value-type="float">
            <text:p>223</text:p>
          </table:table-cell>
        </table:table-row>
        <table:table-row table:style-name="ro1">
          <table:table-cell table:number-columns-repeated="7"/>
          <table:table-cell table:formula="of:=SUM([.B7:.E9])+SUM([.G7:.I9])+SUM([.L7:.N9])" office:value-type="float" office:value="38" calcext:value-type="float">
            <text:p>38</text:p>
          </table:table-cell>
          <table:table-cell table:formula="of:=SUM([.C7:.F9])+SUM([.H7:.J9])+SUM([.M7:.O9])" office:value-type="float" office:value="53" calcext:value-type="float">
            <text:p>53</text:p>
          </table:table-cell>
          <table:table-cell table:formula="of:=SUM([.D7:.G9])+SUM([.I7:.K9])+SUM([.N7:.P9])" office:value-type="float" office:value="34" calcext:value-type="float">
            <text:p>34</text:p>
          </table:table-cell>
          <table:table-cell table:number-columns-repeated="2"/>
          <table:table-cell table:formula="of:=SUM([.G7:.I9])+SUM([.L7:.N9])+SUM([.Q7:.S9])" office:value-type="float" office:value="56" calcext:value-type="float">
            <text:p>56</text:p>
          </table:table-cell>
          <table:table-cell table:formula="of:=SUM([.H7:.K9])+SUM([.M7:.O9])+SUM([.R7:.T9])" office:value-type="float" office:value="80" calcext:value-type="float">
            <text:p>80</text:p>
          </table:table-cell>
          <table:table-cell table:formula="of:=SUM([.I7:.L9])+SUM([.N7:.P9])+SUM([.S7:.U9])" office:value-type="float" office:value="52" calcext:value-type="float">
            <text:p>52</text:p>
          </table:table-cell>
          <table:table-cell table:number-columns-repeated="2"/>
          <table:table-cell table:formula="of:=SUM([.L7:.N9])+SUM([.Q7:.S9])+SUM([.V7:.X9])" office:value-type="float" office:value="62" calcext:value-type="float">
            <text:p>62</text:p>
          </table:table-cell>
          <table:table-cell table:formula="of:=SUM([.M7:.P9])+SUM([.R7:.T9])+SUM([.W7:.Y9])" office:value-type="float" office:value="82" calcext:value-type="float">
            <text:p>82</text:p>
          </table:table-cell>
          <table:table-cell table:formula="of:=SUM([.N7:.Q9])+SUM([.S7:.U9])+SUM([.X7:.Z9])" office:value-type="float" office:value="53" calcext:value-type="float">
            <text:p>53</text:p>
          </table:table-cell>
          <table:table-cell table:number-columns-repeated="2"/>
          <table:table-cell table:formula="of:=SUM([.Q7:.S9])+SUM([.V7:.X9])+SUM([.AA7:.AC9])" office:value-type="float" office:value="46" calcext:value-type="float">
            <text:p>46</text:p>
          </table:table-cell>
          <table:table-cell table:formula="of:=SUM([.R7:.T9])+SUM([.W7:.Y9])+SUM([.AB7:.AD9])" office:value-type="float" office:value="62" calcext:value-type="float">
            <text:p>62</text:p>
          </table:table-cell>
          <table:table-cell table:formula="of:=SUM([.S7:.U9])+SUM([.X7:.Z9])+SUM([.AC7:.AE9])" office:value-type="float" office:value="39" calcext:value-type="float">
            <text:p>39</text:p>
          </table:table-cell>
          <table:table-cell table:number-columns-repeated="8"/>
          <table:table-cell table:formula="of:=SUM([.AB7:.AE9])+SUM([.AG7:.AI9])+SUM([.AL7:.AN9])" office:value-type="float" office:value="132" calcext:value-type="float">
            <text:p>132</text:p>
          </table:table-cell>
          <table:table-cell table:formula="of:=SUM([.AC7:.AF9])+SUM([.AH7:.AJ9])+SUM([.AM7:.AO9])" office:value-type="float" office:value="179" calcext:value-type="float">
            <text:p>179</text:p>
          </table:table-cell>
          <table:table-cell table:formula="of:=SUM([.AD7:.AG9])+SUM([.AI7:.AK9])+SUM([.AN7:.AP9])" office:value-type="float" office:value="110" calcext:value-type="float">
            <text:p>110</text:p>
          </table:table-cell>
          <table:table-cell table:number-columns-repeated="2"/>
          <table:table-cell table:formula="of:=SUM([.AG7:.AI9])+SUM([.AL7:.AN9])+SUM([.AQ7:.AS9])" office:value-type="float" office:value="198" calcext:value-type="float">
            <text:p>198</text:p>
          </table:table-cell>
          <table:table-cell table:formula="of:=SUM([.AH7:.AK9])+SUM([.AM7:.AO9])+SUM([.AR7:.AT9])" office:value-type="float" office:value="278" calcext:value-type="float">
            <text:p>278</text:p>
          </table:table-cell>
          <table:table-cell table:formula="of:=SUM([.AI7:.AL9])+SUM([.AN7:.AP9])+SUM([.AS7:.AU9])" office:value-type="float" office:value="176" calcext:value-type="float">
            <text:p>176</text:p>
          </table:table-cell>
          <table:table-cell table:number-columns-repeated="2"/>
          <table:table-cell table:formula="of:=SUM([.AL7:.AN9])+SUM([.AQ7:.AS9])+SUM([.AV7:.AX9])" office:value-type="float" office:value="252" calcext:value-type="float">
            <text:p>252</text:p>
          </table:table-cell>
          <table:table-cell table:formula="of:=SUM([.AM7:.AP9])+SUM([.AR7:.AT9])+SUM([.AW7:.AY9])" office:value-type="float" office:value="312" calcext:value-type="float">
            <text:p>312</text:p>
          </table:table-cell>
          <table:table-cell table:formula="of:=SUM([.AN7:.AQ9])+SUM([.AS7:.AU9])+SUM([.AX7:.AZ9])" office:value-type="float" office:value="197" calcext:value-type="float">
            <text:p>197</text:p>
          </table:table-cell>
          <table:table-cell table:number-columns-repeated="2"/>
          <table:table-cell table:formula="of:=SUM([.AQ7:.AS9])+SUM([.AV7:.AX9])+SUM([.BE7:.BG9])" office:value-type="float" office:value="206" calcext:value-type="float">
            <text:p>206</text:p>
          </table:table-cell>
          <table:table-cell table:formula="of:=SUM([.AR7:.AU9])+SUM([.AW7:.AY9])+SUM([.BF7:.BH9])" office:value-type="float" office:value="260" calcext:value-type="float">
            <text:p>260</text:p>
          </table:table-cell>
          <table:table-cell table:formula="of:=SUM([.AS7:.AV9])+SUM([.AX7:.AZ9])+SUM([.BG7:.BI9])" office:value-type="float" office:value="157" calcext:value-type="float">
            <text:p>157</text:p>
          </table:table-cell>
        </table:table-row>
        <table:table-row table:style-name="ro1">
          <table:table-cell table:number-columns-repeated="7"/>
          <table:table-cell table:formula="of:=SUM([.B8:.E10])+SUM([.G8:.I10])+SUM([.L8:.N10])" office:value-type="float" office:value="34" calcext:value-type="float">
            <text:p>34</text:p>
          </table:table-cell>
          <table:table-cell table:formula="of:=SUM([.C8:.F10])+SUM([.H8:.J10])+SUM([.M8:.O10])" office:value-type="float" office:value="47" calcext:value-type="float">
            <text:p>47</text:p>
          </table:table-cell>
          <table:table-cell table:formula="of:=SUM([.D8:.G10])+SUM([.I8:.K10])+SUM([.N8:.P10])" office:value-type="float" office:value="31" calcext:value-type="float">
            <text:p>31</text:p>
          </table:table-cell>
          <table:table-cell table:number-columns-repeated="2"/>
          <table:table-cell table:formula="of:=SUM([.G8:.I10])+SUM([.L8:.N10])+SUM([.Q8:.S10])" office:value-type="float" office:value="50" calcext:value-type="float">
            <text:p>50</text:p>
          </table:table-cell>
          <table:table-cell table:formula="of:=SUM([.H8:.K10])+SUM([.M8:.O10])+SUM([.R8:.T10])" office:value-type="float" office:value="72" calcext:value-type="float">
            <text:p>72</text:p>
          </table:table-cell>
          <table:table-cell table:formula="of:=SUM([.I8:.L10])+SUM([.N8:.P10])+SUM([.S8:.U10])" office:value-type="float" office:value="47" calcext:value-type="float">
            <text:p>47</text:p>
          </table:table-cell>
          <table:table-cell table:number-columns-repeated="2"/>
          <table:table-cell table:formula="of:=SUM([.L8:.N10])+SUM([.Q8:.S10])+SUM([.V8:.X10])" office:value-type="float" office:value="56" calcext:value-type="float">
            <text:p>56</text:p>
          </table:table-cell>
          <table:table-cell table:formula="of:=SUM([.M8:.P10])+SUM([.R8:.T10])+SUM([.W8:.Y10])" office:value-type="float" office:value="72" calcext:value-type="float">
            <text:p>72</text:p>
          </table:table-cell>
          <table:table-cell table:formula="of:=SUM([.N8:.Q10])+SUM([.S8:.U10])+SUM([.X8:.Z10])" office:value-type="float" office:value="45" calcext:value-type="float">
            <text:p>45</text:p>
          </table:table-cell>
          <table:table-cell table:number-columns-repeated="2"/>
          <table:table-cell table:formula="of:=SUM([.Q8:.S10])+SUM([.V8:.X10])+SUM([.AA8:.AC10])" office:value-type="float" office:value="40" calcext:value-type="float">
            <text:p>40</text:p>
          </table:table-cell>
          <table:table-cell table:formula="of:=SUM([.R8:.T10])+SUM([.W8:.Y10])+SUM([.AB8:.AD10])" office:value-type="float" office:value="53" calcext:value-type="float">
            <text:p>53</text:p>
          </table:table-cell>
          <table:table-cell table:formula="of:=SUM([.S8:.U10])+SUM([.X8:.Z10])+SUM([.AC8:.AE10])" office:value-type="float" office:value="32" calcext:value-type="float">
            <text:p>32</text:p>
          </table:table-cell>
          <table:table-cell table:number-columns-repeated="8"/>
          <table:table-cell table:formula="of:=SUM([.AB8:.AE10])+SUM([.AG8:.AI10])+SUM([.AL8:.AN10])" office:value-type="float" office:value="112" calcext:value-type="float">
            <text:p>112</text:p>
          </table:table-cell>
          <table:table-cell table:formula="of:=SUM([.AC8:.AF10])+SUM([.AH8:.AJ10])+SUM([.AM8:.AO10])" office:value-type="float" office:value="149" calcext:value-type="float">
            <text:p>149</text:p>
          </table:table-cell>
          <table:table-cell table:formula="of:=SUM([.AD8:.AG10])+SUM([.AI8:.AK10])+SUM([.AN8:.AP10])" office:value-type="float" office:value="95" calcext:value-type="float">
            <text:p>95</text:p>
          </table:table-cell>
          <table:table-cell table:number-columns-repeated="2"/>
          <table:table-cell table:formula="of:=SUM([.AG8:.AI10])+SUM([.AL8:.AN10])+SUM([.AQ8:.AS10])" office:value-type="float" office:value="162" calcext:value-type="float">
            <text:p>162</text:p>
          </table:table-cell>
          <table:table-cell table:formula="of:=SUM([.AH8:.AK10])+SUM([.AM8:.AO10])+SUM([.AR8:.AT10])" office:value-type="float" office:value="232" calcext:value-type="float">
            <text:p>232</text:p>
          </table:table-cell>
          <table:table-cell table:formula="of:=SUM([.AI8:.AL10])+SUM([.AN8:.AP10])+SUM([.AS8:.AU10])" office:value-type="float" office:value="145" calcext:value-type="float">
            <text:p>145</text:p>
          </table:table-cell>
          <table:table-cell table:number-columns-repeated="2"/>
          <table:table-cell table:formula="of:=SUM([.AL8:.AN10])+SUM([.AQ8:.AS10])+SUM([.AV8:.AX10])" office:value-type="float" office:value="200" calcext:value-type="float">
            <text:p>200</text:p>
          </table:table-cell>
          <table:table-cell table:formula="of:=SUM([.AM8:.AP10])+SUM([.AR8:.AT10])+SUM([.AW8:.AY10])" office:value-type="float" office:value="242" calcext:value-type="float">
            <text:p>242</text:p>
          </table:table-cell>
          <table:table-cell table:formula="of:=SUM([.AN8:.AQ10])+SUM([.AS8:.AU10])+SUM([.AX8:.AZ10])" office:value-type="float" office:value="147" calcext:value-type="float">
            <text:p>147</text:p>
          </table:table-cell>
          <table:table-cell table:number-columns-repeated="2"/>
          <table:table-cell table:formula="of:=SUM([.AQ8:.AS10])+SUM([.AV8:.AX10])+SUM([.BE8:.BG10])" office:value-type="float" office:value="154" calcext:value-type="float">
            <text:p>154</text:p>
          </table:table-cell>
          <table:table-cell table:formula="of:=SUM([.AR8:.AU10])+SUM([.AW8:.AY10])+SUM([.BF8:.BH10])" office:value-type="float" office:value="193" calcext:value-type="float">
            <text:p>193</text:p>
          </table:table-cell>
          <table:table-cell table:formula="of:=SUM([.AS8:.AV10])+SUM([.AX8:.AZ10])+SUM([.BG8:.BI10])" office:value-type="float" office:value="110" calcext:value-type="float">
            <text:p>110</text:p>
          </table:table-cell>
        </table:table-row>
        <table:table-row table:style-name="ro1">
          <table:table-cell table:number-columns-repeated="7"/>
          <table:table-cell table:formula="of:=SUM([.B9:.E11])+SUM([.G9:.I11])+SUM([.L9:.N11])" office:value-type="float" office:value="20" calcext:value-type="float">
            <text:p>20</text:p>
          </table:table-cell>
          <table:table-cell table:formula="of:=SUM([.C9:.F11])+SUM([.H9:.J11])+SUM([.M9:.O11])" office:value-type="float" office:value="29" calcext:value-type="float">
            <text:p>29</text:p>
          </table:table-cell>
          <table:table-cell table:formula="of:=SUM([.D9:.G11])+SUM([.I9:.K11])+SUM([.N9:.P11])" office:value-type="float" office:value="20" calcext:value-type="float">
            <text:p>20</text:p>
          </table:table-cell>
          <table:table-cell table:number-columns-repeated="2"/>
          <table:table-cell table:formula="of:=SUM([.G9:.I11])+SUM([.L9:.N11])+SUM([.Q9:.S11])" office:value-type="float" office:value="32" calcext:value-type="float">
            <text:p>32</text:p>
          </table:table-cell>
          <table:table-cell table:formula="of:=SUM([.H9:.K11])+SUM([.M9:.O11])+SUM([.R9:.T11])" office:value-type="float" office:value="45" calcext:value-type="float">
            <text:p>45</text:p>
          </table:table-cell>
          <table:table-cell table:formula="of:=SUM([.I9:.L11])+SUM([.N9:.P11])+SUM([.S9:.U11])" office:value-type="float" office:value="29" calcext:value-type="float">
            <text:p>29</text:p>
          </table:table-cell>
          <table:table-cell table:number-columns-repeated="2"/>
          <table:table-cell table:formula="of:=SUM([.L9:.N11])+SUM([.Q9:.S11])+SUM([.V9:.X11])" office:value-type="float" office:value="36" calcext:value-type="float">
            <text:p>36</text:p>
          </table:table-cell>
          <table:table-cell table:formula="of:=SUM([.M9:.P11])+SUM([.R9:.T11])+SUM([.W9:.Y11])" office:value-type="float" office:value="44" calcext:value-type="float">
            <text:p>44</text:p>
          </table:table-cell>
          <table:table-cell table:formula="of:=SUM([.N9:.Q11])+SUM([.S9:.U11])+SUM([.X9:.Z11])" office:value-type="float" office:value="26" calcext:value-type="float">
            <text:p>26</text:p>
          </table:table-cell>
          <table:table-cell table:number-columns-repeated="2"/>
          <table:table-cell table:formula="of:=SUM([.Q9:.S11])+SUM([.V9:.X11])+SUM([.AA9:.AC11])" office:value-type="float" office:value="25" calcext:value-type="float">
            <text:p>25</text:p>
          </table:table-cell>
          <table:table-cell table:formula="of:=SUM([.R9:.T11])+SUM([.W9:.Y11])+SUM([.AB9:.AD11])" office:value-type="float" office:value="31" calcext:value-type="float">
            <text:p>31</text:p>
          </table:table-cell>
          <table:table-cell table:formula="of:=SUM([.S9:.U11])+SUM([.X9:.Z11])+SUM([.AC9:.AE11])" office:value-type="float" office:value="17" calcext:value-type="float">
            <text:p>17</text:p>
          </table:table-cell>
          <table:table-cell table:number-columns-repeated="8"/>
          <table:table-cell table:formula="of:=SUM([.AB9:.AE11])+SUM([.AG9:.AI11])+SUM([.AL9:.AN11])" office:value-type="float" office:value="58" calcext:value-type="float">
            <text:p>58</text:p>
          </table:table-cell>
          <table:table-cell table:formula="of:=SUM([.AC9:.AF11])+SUM([.AH9:.AJ11])+SUM([.AM9:.AO11])" office:value-type="float" office:value="85" calcext:value-type="float">
            <text:p>85</text:p>
          </table:table-cell>
          <table:table-cell table:formula="of:=SUM([.AD9:.AG11])+SUM([.AI9:.AK11])+SUM([.AN9:.AP11])" office:value-type="float" office:value="60" calcext:value-type="float">
            <text:p>60</text:p>
          </table:table-cell>
          <table:table-cell table:number-columns-repeated="2"/>
          <table:table-cell table:formula="of:=SUM([.AG9:.AI11])+SUM([.AL9:.AN11])+SUM([.AQ9:.AS11])" office:value-type="float" office:value="100" calcext:value-type="float">
            <text:p>100</text:p>
          </table:table-cell>
          <table:table-cell table:formula="of:=SUM([.AH9:.AK11])+SUM([.AM9:.AO11])+SUM([.AR9:.AT11])" office:value-type="float" office:value="135" calcext:value-type="float">
            <text:p>135</text:p>
          </table:table-cell>
          <table:table-cell table:formula="of:=SUM([.AI9:.AL11])+SUM([.AN9:.AP11])+SUM([.AS9:.AU11])" office:value-type="float" office:value="81" calcext:value-type="float">
            <text:p>81</text:p>
          </table:table-cell>
          <table:table-cell table:number-columns-repeated="2"/>
          <table:table-cell table:formula="of:=SUM([.AL9:.AN11])+SUM([.AQ9:.AS11])+SUM([.AV9:.AX11])" office:value-type="float" office:value="118" calcext:value-type="float">
            <text:p>118</text:p>
          </table:table-cell>
          <table:table-cell table:formula="of:=SUM([.AM9:.AP11])+SUM([.AR9:.AT11])+SUM([.AW9:.AY11])" office:value-type="float" office:value="130" calcext:value-type="float">
            <text:p>130</text:p>
          </table:table-cell>
          <table:table-cell table:formula="of:=SUM([.AN9:.AQ11])+SUM([.AS9:.AU11])+SUM([.AX9:.AZ11])" office:value-type="float" office:value="68" calcext:value-type="float">
            <text:p>68</text:p>
          </table:table-cell>
          <table:table-cell table:number-columns-repeated="2"/>
          <table:table-cell table:formula="of:=SUM([.AQ9:.AS11])+SUM([.AV9:.AX11])+SUM([.BE9:.BG11])" office:value-type="float" office:value="85" calcext:value-type="float">
            <text:p>85</text:p>
          </table:table-cell>
          <table:table-cell table:formula="of:=SUM([.AR9:.AU11])+SUM([.AW9:.AY11])+SUM([.BF9:.BH11])" office:value-type="float" office:value="95" calcext:value-type="float">
            <text:p>95</text:p>
          </table:table-cell>
          <table:table-cell table:formula="of:=SUM([.AS9:.AV11])+SUM([.AX9:.AZ11])+SUM([.BG9:.BI11])" office:value-type="float" office:value="41" calcext:value-type="float">
            <text:p>41</text:p>
          </table:table-cell>
        </table:table-row>
        <table:table-row table:style-name="ro1" table:number-rows-repeated="4">
          <table:table-cell table:number-columns-repeated="51"/>
        </table:table-row>
        <table:table-row table:style-name="ro1">
          <table:table-cell table:number-columns-repeated="7"/>
          <table:table-cell table:formula="of:=COUNT([.G4:.I6])+COUNT([.L4:.N6])+COUNT([.A4:.C6])" office:value-type="float" office:value="8" calcext:value-type="float">
            <text:p>8</text:p>
          </table:table-cell>
          <table:table-cell table:formula="of:=COUNT([.H4:.J6])+COUNT([.M4:.O6])+COUNT([.B4:.D6])" office:value-type="float" office:value="12" calcext:value-type="float">
            <text:p>12</text:p>
          </table:table-cell>
          <table:table-cell table:formula="of:=COUNT([.I4:.K6])+COUNT([.N4:.P6])+COUNT([.C4:.E6])" office:value-type="float" office:value="8" calcext:value-type="float">
            <text:p>8</text:p>
          </table:table-cell>
          <table:table-cell table:number-columns-repeated="2"/>
          <table:table-cell table:formula="of:=COUNT([.G4:.I6])+COUNT([.L4:.N6])+COUNT([.Q4:.S6])" office:value-type="float" office:value="12" calcext:value-type="float">
            <text:p>12</text:p>
          </table:table-cell>
          <table:table-cell table:formula="of:=COUNT([.H4:.J6])+COUNT([.M4:.O6])+COUNT([.R4:.T6])" office:value-type="float" office:value="18" calcext:value-type="float">
            <text:p>18</text:p>
          </table:table-cell>
          <table:table-cell table:formula="of:=COUNT([.I4:.K6])+COUNT([.N4:.P6])+COUNT([.S4:.U6])" office:value-type="float" office:value="12" calcext:value-type="float">
            <text:p>12</text:p>
          </table:table-cell>
          <table:table-cell table:number-columns-repeated="2"/>
          <table:table-cell table:formula="of:=COUNT([.L4:.N6])+COUNT([.Q4:.S6])+COUNT([.V4:.X6])" office:value-type="float" office:value="12" calcext:value-type="float">
            <text:p>12</text:p>
          </table:table-cell>
          <table:table-cell table:formula="of:=COUNT([.M4:.O6])+COUNT([.R4:.T6])+COUNT([.W4:.Y6])" office:value-type="float" office:value="18" calcext:value-type="float">
            <text:p>18</text:p>
          </table:table-cell>
          <table:table-cell table:formula="of:=COUNT([.N4:.P6])+COUNT([.S4:.U6])+COUNT([.X4:.Z6])" office:value-type="float" office:value="12" calcext:value-type="float">
            <text:p>12</text:p>
          </table:table-cell>
          <table:table-cell table:number-columns-repeated="2"/>
          <table:table-cell table:formula="of:=COUNT([.Q4:.S6])+COUNT([.V4:.X6])+COUNT([.AA4:.AC6])" office:value-type="float" office:value="8" calcext:value-type="float">
            <text:p>8</text:p>
          </table:table-cell>
          <table:table-cell table:formula="of:=COUNT([.R4:.T6])+COUNT([.W4:.Y6])+COUNT([.AB4:.AD6])" office:value-type="float" office:value="12" calcext:value-type="float">
            <text:p>12</text:p>
          </table:table-cell>
          <table:table-cell table:formula="of:=COUNT([.S4:.U6])+COUNT([.X4:.Z6])+COUNT([.AC4:.AE6])" office:value-type="float" office:value="8" calcext:value-type="float">
            <text:p>8</text:p>
          </table:table-cell>
          <table:table-cell table:number-columns-repeated="8"/>
          <table:table-cell table:formula="of:=([.AH13]-[.H13]*[.H13]/[.H23])/[.H56]" office:value-type="float" office:value="0.553571428571429" calcext:value-type="float">
            <text:p>0.5535714286</text:p>
          </table:table-cell>
          <table:table-cell table:formula="of:=([.AI13]-[.I13]*[.I13]/[.I23])/[.I56]" office:value-type="float" office:value="0.606060606060607" calcext:value-type="float">
            <text:p>0.6060606061</text:p>
          </table:table-cell>
          <table:table-cell table:formula="of:=([.AJ13]-[.J13]*[.J13]/[.J23])/[.J56]" office:value-type="float" office:value="0.553571428571429" calcext:value-type="float">
            <text:p>0.5535714286</text:p>
          </table:table-cell>
          <table:table-cell table:number-columns-repeated="2"/>
          <table:table-cell table:formula="of:=([.AM13]-[.M13]*[.M13]/[.M23])/[.M56]" office:value-type="float" office:value="1" calcext:value-type="float">
            <text:p>1</text:p>
          </table:table-cell>
          <table:table-cell table:formula="of:=([.AN13]-[.N13]*[.N13]/[.N23])/[.N56]" office:value-type="float" office:value="1.50653594771242" calcext:value-type="float">
            <text:p>1.5065359477</text:p>
          </table:table-cell>
          <table:table-cell table:formula="of:=([.AO13]-[.O13]*[.O13]/[.O23])/[.O56]" office:value-type="float" office:value="1.81818181818182" calcext:value-type="float">
            <text:p>1.8181818182</text:p>
          </table:table-cell>
          <table:table-cell table:number-columns-repeated="2"/>
          <table:table-cell table:formula="of:=([.AR13]-[.R13]*[.R13]/[.R23])/[.R56]" office:value-type="float" office:value="1.09090909090909" calcext:value-type="float">
            <text:p>1.0909090909</text:p>
          </table:table-cell>
          <table:table-cell table:formula="of:=([.AS13]-[.S13]*[.S13]/[.S23])/[.S56]" office:value-type="float" office:value="1.70261437908497" calcext:value-type="float">
            <text:p>1.7026143791</text:p>
          </table:table-cell>
          <table:table-cell table:formula="of:=([.AT13]-[.T13]*[.T13]/[.T23])/[.T56]" office:value-type="float" office:value="2.33333333333333" calcext:value-type="float">
            <text:p>2.3333333333</text:p>
          </table:table-cell>
          <table:table-cell table:number-columns-repeated="2"/>
          <table:table-cell table:formula="of:=([.AW13]-[.W13]*[.W13]/[.W23])/[.W56]" office:value-type="float" office:value="1.55357142857143" calcext:value-type="float">
            <text:p>1.5535714286</text:p>
          </table:table-cell>
          <table:table-cell table:formula="of:=([.AX13]-[.X13]*[.X13]/[.X23])/[.X56]" office:value-type="float" office:value="2.02272727272727" calcext:value-type="float">
            <text:p>2.0227272727</text:p>
          </table:table-cell>
          <table:table-cell table:formula="of:=([.AY13]-[.Y13]*[.Y13]/[.Y23])/[.Y56]" office:value-type="float" office:value="2.55357142857143" calcext:value-type="float">
            <text:p>2.5535714286</text:p>
          </table:table-cell>
        </table:table-row>
        <table:table-row table:style-name="ro1">
          <table:table-cell table:number-columns-repeated="7"/>
          <table:table-cell table:formula="of:=COUNT([.G5:.I7])+COUNT([.L5:.N7])+COUNT([.A5:.C7])" office:value-type="float" office:value="12" calcext:value-type="float">
            <text:p>12</text:p>
          </table:table-cell>
          <table:table-cell table:formula="of:=COUNT([.H5:.J7])+COUNT([.M5:.O7])+COUNT([.B5:.D7])" office:value-type="float" office:value="18" calcext:value-type="float">
            <text:p>18</text:p>
          </table:table-cell>
          <table:table-cell table:formula="of:=COUNT([.I5:.K7])+COUNT([.N5:.P7])+COUNT([.C5:.E7])" office:value-type="float" office:value="12" calcext:value-type="float">
            <text:p>12</text:p>
          </table:table-cell>
          <table:table-cell table:number-columns-repeated="2"/>
          <table:table-cell table:formula="of:=COUNT([.G5:.I7])+COUNT([.L5:.N7])+COUNT([.Q5:.S7])" office:value-type="float" office:value="18" calcext:value-type="float">
            <text:p>18</text:p>
          </table:table-cell>
          <table:table-cell table:formula="of:=COUNT([.H5:.J7])+COUNT([.M5:.O7])+COUNT([.R5:.T7])" office:value-type="float" office:value="27" calcext:value-type="float">
            <text:p>27</text:p>
          </table:table-cell>
          <table:table-cell table:formula="of:=COUNT([.I5:.K7])+COUNT([.N5:.P7])+COUNT([.S5:.U7])" office:value-type="float" office:value="18" calcext:value-type="float">
            <text:p>18</text:p>
          </table:table-cell>
          <table:table-cell table:number-columns-repeated="2"/>
          <table:table-cell table:formula="of:=COUNT([.L5:.N7])+COUNT([.Q5:.S7])+COUNT([.V5:.X7])" office:value-type="float" office:value="18" calcext:value-type="float">
            <text:p>18</text:p>
          </table:table-cell>
          <table:table-cell table:formula="of:=COUNT([.M5:.O7])+COUNT([.R5:.T7])+COUNT([.W5:.Y7])" office:value-type="float" office:value="27" calcext:value-type="float">
            <text:p>27</text:p>
          </table:table-cell>
          <table:table-cell table:formula="of:=COUNT([.N5:.P7])+COUNT([.S5:.U7])+COUNT([.X5:.Z7])" office:value-type="float" office:value="18" calcext:value-type="float">
            <text:p>18</text:p>
          </table:table-cell>
          <table:table-cell table:number-columns-repeated="2"/>
          <table:table-cell table:formula="of:=COUNT([.Q5:.S7])+COUNT([.V5:.X7])+COUNT([.AA5:.AC7])" office:value-type="float" office:value="12" calcext:value-type="float">
            <text:p>12</text:p>
          </table:table-cell>
          <table:table-cell table:formula="of:=COUNT([.R5:.T7])+COUNT([.W5:.Y7])+COUNT([.AB5:.AD7])" office:value-type="float" office:value="18" calcext:value-type="float">
            <text:p>18</text:p>
          </table:table-cell>
          <table:table-cell table:formula="of:=COUNT([.S5:.U7])+COUNT([.X5:.Z7])+COUNT([.AC5:.AE7])" office:value-type="float" office:value="12" calcext:value-type="float">
            <text:p>12</text:p>
          </table:table-cell>
          <table:table-cell table:number-columns-repeated="8"/>
          <table:table-cell table:formula="of:=([.AH14]-[.H14]*[.H14]/[.H24])/[.H57]" office:value-type="float" office:value="0.628787878787879" calcext:value-type="float">
            <text:p>0.6287878788</text:p>
          </table:table-cell>
          <table:table-cell table:formula="of:=([.AI14]-[.I14]*[.I14]/[.I24])/[.I57]" office:value-type="float" office:value="0.73202614379085" calcext:value-type="float">
            <text:p>0.7320261438</text:p>
          </table:table-cell>
          <table:table-cell table:formula="of:=([.AJ14]-[.J14]*[.J14]/[.J24])/[.J57]" office:value-type="float" office:value="0.628787878787879" calcext:value-type="float">
            <text:p>0.6287878788</text:p>
          </table:table-cell>
          <table:table-cell table:number-columns-repeated="2"/>
          <table:table-cell table:formula="of:=([.AM14]-[.M14]*[.M14]/[.M24])/[.M57]" office:value-type="float" office:value="1.15359477124183" calcext:value-type="float">
            <text:p>1.1535947712</text:p>
          </table:table-cell>
          <table:table-cell table:formula="of:=([.AN14]-[.N14]*[.N14]/[.N24])/[.N57]" office:value-type="float" office:value="1.38746438746439" calcext:value-type="float">
            <text:p>1.3874643875</text:p>
          </table:table-cell>
          <table:table-cell table:formula="of:=([.AO14]-[.O14]*[.O14]/[.O24])/[.O57]" office:value-type="float" office:value="1.58496732026144" calcext:value-type="float">
            <text:p>1.5849673203</text:p>
          </table:table-cell>
          <table:table-cell table:number-columns-repeated="2"/>
          <table:table-cell table:formula="of:=([.AR14]-[.R14]*[.R14]/[.R24])/[.R57]" office:value-type="float" office:value="1.74183006535948" calcext:value-type="float">
            <text:p>1.7418300654</text:p>
          </table:table-cell>
          <table:table-cell table:formula="of:=([.AS14]-[.S14]*[.S14]/[.S24])/[.S57]" office:value-type="float" office:value="1.94871794871795" calcext:value-type="float">
            <text:p>1.9487179487</text:p>
          </table:table-cell>
          <table:table-cell table:formula="of:=([.AT14]-[.T14]*[.T14]/[.T24])/[.T57]" office:value-type="float" office:value="2.09477124183007" calcext:value-type="float">
            <text:p>2.0947712418</text:p>
          </table:table-cell>
          <table:table-cell table:number-columns-repeated="2"/>
          <table:table-cell table:formula="of:=([.AW14]-[.W14]*[.W14]/[.W24])/[.W57]" office:value-type="float" office:value="2.26515151515151" calcext:value-type="float">
            <text:p>2.2651515152</text:p>
          </table:table-cell>
          <table:table-cell table:formula="of:=([.AX14]-[.X14]*[.X14]/[.X24])/[.X57]" office:value-type="float" office:value="2.26470588235294" calcext:value-type="float">
            <text:p>2.2647058824</text:p>
          </table:table-cell>
          <table:table-cell table:formula="of:=([.AY14]-[.Y14]*[.Y14]/[.Y24])/[.Y57]" office:value-type="float" office:value="2.20454545454545" calcext:value-type="float">
            <text:p>2.2045454545</text:p>
          </table:table-cell>
        </table:table-row>
        <table:table-row table:style-name="ro1">
          <table:table-cell table:number-columns-repeated="7"/>
          <table:table-cell table:formula="of:=COUNT([.G6:.I8])+COUNT([.L6:.N8])+COUNT([.A6:.C8])" office:value-type="float" office:value="12" calcext:value-type="float">
            <text:p>12</text:p>
          </table:table-cell>
          <table:table-cell table:formula="of:=COUNT([.H6:.J8])+COUNT([.M6:.O8])+COUNT([.B6:.D8])" office:value-type="float" office:value="18" calcext:value-type="float">
            <text:p>18</text:p>
          </table:table-cell>
          <table:table-cell table:formula="of:=COUNT([.I6:.K8])+COUNT([.N6:.P8])+COUNT([.C6:.E8])" office:value-type="float" office:value="12" calcext:value-type="float">
            <text:p>12</text:p>
          </table:table-cell>
          <table:table-cell table:number-columns-repeated="2"/>
          <table:table-cell table:formula="of:=COUNT([.G6:.I8])+COUNT([.L6:.N8])+COUNT([.Q6:.S8])" office:value-type="float" office:value="18" calcext:value-type="float">
            <text:p>18</text:p>
          </table:table-cell>
          <table:table-cell table:formula="of:=COUNT([.H6:.J8])+COUNT([.M6:.O8])+COUNT([.R6:.T8])" office:value-type="float" office:value="27" calcext:value-type="float">
            <text:p>27</text:p>
          </table:table-cell>
          <table:table-cell table:formula="of:=COUNT([.I6:.K8])+COUNT([.N6:.P8])+COUNT([.S6:.U8])" office:value-type="float" office:value="18" calcext:value-type="float">
            <text:p>18</text:p>
          </table:table-cell>
          <table:table-cell table:number-columns-repeated="2"/>
          <table:table-cell table:formula="of:=COUNT([.L6:.N8])+COUNT([.Q6:.S8])+COUNT([.V6:.X8])" office:value-type="float" office:value="18" calcext:value-type="float">
            <text:p>18</text:p>
          </table:table-cell>
          <table:table-cell table:formula="of:=COUNT([.M6:.O8])+COUNT([.R6:.T8])+COUNT([.W6:.Y8])" office:value-type="float" office:value="27" calcext:value-type="float">
            <text:p>27</text:p>
          </table:table-cell>
          <table:table-cell table:formula="of:=COUNT([.N6:.P8])+COUNT([.S6:.U8])+COUNT([.X6:.Z8])" office:value-type="float" office:value="18" calcext:value-type="float">
            <text:p>18</text:p>
          </table:table-cell>
          <table:table-cell table:number-columns-repeated="2"/>
          <table:table-cell table:formula="of:=COUNT([.Q6:.S8])+COUNT([.V6:.X8])+COUNT([.AA6:.AC8])" office:value-type="float" office:value="12" calcext:value-type="float">
            <text:p>12</text:p>
          </table:table-cell>
          <table:table-cell table:formula="of:=COUNT([.R6:.T8])+COUNT([.W6:.Y8])+COUNT([.AB6:.AD8])" office:value-type="float" office:value="18" calcext:value-type="float">
            <text:p>18</text:p>
          </table:table-cell>
          <table:table-cell table:formula="of:=COUNT([.S6:.U8])+COUNT([.X6:.Z8])+COUNT([.AC6:.AE8])" office:value-type="float" office:value="12" calcext:value-type="float">
            <text:p>12</text:p>
          </table:table-cell>
          <table:table-cell table:number-columns-repeated="8"/>
          <table:table-cell table:formula="of:=([.AH15]-[.H15]*[.H15]/[.H25])/[.H58]" office:value-type="float" office:value="0.810606060606061" calcext:value-type="float">
            <text:p>0.8106060606</text:p>
          </table:table-cell>
          <table:table-cell table:formula="of:=([.AI15]-[.I15]*[.I15]/[.I25])/[.I58]" office:value-type="float" office:value="0.928104575163398" calcext:value-type="float">
            <text:p>0.9281045752</text:p>
          </table:table-cell>
          <table:table-cell table:formula="of:=([.AJ15]-[.J15]*[.J15]/[.J25])/[.J58]" office:value-type="float" office:value="0.75" calcext:value-type="float">
            <text:p>0.75</text:p>
          </table:table-cell>
          <table:table-cell table:number-columns-repeated="2"/>
          <table:table-cell table:formula="of:=([.AM15]-[.M15]*[.M15]/[.M25])/[.M58]" office:value-type="float" office:value="1.23202614379085" calcext:value-type="float">
            <text:p>1.2320261438</text:p>
          </table:table-cell>
          <table:table-cell table:formula="of:=([.AN15]-[.N15]*[.N15]/[.N25])/[.N58]" office:value-type="float" office:value="1.42165242165242" calcext:value-type="float">
            <text:p>1.4216524217</text:p>
          </table:table-cell>
          <table:table-cell table:formula="of:=([.AO15]-[.O15]*[.O15]/[.O25])/[.O58]" office:value-type="float" office:value="1.55882352941176" calcext:value-type="float">
            <text:p>1.5588235294</text:p>
          </table:table-cell>
          <table:table-cell table:number-columns-repeated="2"/>
          <table:table-cell table:formula="of:=([.AR15]-[.R15]*[.R15]/[.R25])/[.R58]" office:value-type="float" office:value="2.26143790849673" calcext:value-type="float">
            <text:p>2.2614379085</text:p>
          </table:table-cell>
          <table:table-cell table:formula="of:=([.AS15]-[.S15]*[.S15]/[.S25])/[.S58]" office:value-type="float" office:value="2.23076923076923" calcext:value-type="float">
            <text:p>2.2307692308</text:p>
          </table:table-cell>
          <table:table-cell table:formula="of:=([.AT15]-[.T15]*[.T15]/[.T25])/[.T58]" office:value-type="float" office:value="2.26470588235294" calcext:value-type="float">
            <text:p>2.2647058824</text:p>
          </table:table-cell>
          <table:table-cell table:number-columns-repeated="2"/>
          <table:table-cell table:formula="of:=([.AW15]-[.W15]*[.W15]/[.W25])/[.W58]" office:value-type="float" office:value="2.72727272727273" calcext:value-type="float">
            <text:p>2.7272727273</text:p>
          </table:table-cell>
          <table:table-cell table:formula="of:=([.AX15]-[.X15]*[.X15]/[.X25])/[.X58]" office:value-type="float" office:value="2.38235294117647" calcext:value-type="float">
            <text:p>2.3823529412</text:p>
          </table:table-cell>
          <table:table-cell table:formula="of:=([.AY15]-[.Y15]*[.Y15]/[.Y25])/[.Y58]" office:value-type="float" office:value="2.08333333333333" calcext:value-type="float">
            <text:p>2.0833333333</text:p>
          </table:table-cell>
        </table:table-row>
        <table:table-row table:style-name="ro1">
          <table:table-cell table:number-columns-repeated="7"/>
          <table:table-cell table:formula="of:=COUNT([.G7:.I9])+COUNT([.L7:.N9])+COUNT([.A7:.C9])" office:value-type="float" office:value="12" calcext:value-type="float">
            <text:p>12</text:p>
          </table:table-cell>
          <table:table-cell table:formula="of:=COUNT([.H7:.J9])+COUNT([.M7:.O9])+COUNT([.B7:.D9])" office:value-type="float" office:value="18" calcext:value-type="float">
            <text:p>18</text:p>
          </table:table-cell>
          <table:table-cell table:formula="of:=COUNT([.I7:.K9])+COUNT([.N7:.P9])+COUNT([.C7:.E9])" office:value-type="float" office:value="12" calcext:value-type="float">
            <text:p>12</text:p>
          </table:table-cell>
          <table:table-cell table:number-columns-repeated="2"/>
          <table:table-cell table:formula="of:=COUNT([.G7:.I9])+COUNT([.L7:.N9])+COUNT([.Q7:.S9])" office:value-type="float" office:value="18" calcext:value-type="float">
            <text:p>18</text:p>
          </table:table-cell>
          <table:table-cell table:formula="of:=COUNT([.H7:.J9])+COUNT([.M7:.O9])+COUNT([.R7:.T9])" office:value-type="float" office:value="27" calcext:value-type="float">
            <text:p>27</text:p>
          </table:table-cell>
          <table:table-cell table:formula="of:=COUNT([.I7:.K9])+COUNT([.N7:.P9])+COUNT([.S7:.U9])" office:value-type="float" office:value="18" calcext:value-type="float">
            <text:p>18</text:p>
          </table:table-cell>
          <table:table-cell table:number-columns-repeated="2"/>
          <table:table-cell table:formula="of:=COUNT([.L7:.N9])+COUNT([.Q7:.S9])+COUNT([.V7:.X9])" office:value-type="float" office:value="18" calcext:value-type="float">
            <text:p>18</text:p>
          </table:table-cell>
          <table:table-cell table:formula="of:=COUNT([.M7:.O9])+COUNT([.R7:.T9])+COUNT([.W7:.Y9])" office:value-type="float" office:value="27" calcext:value-type="float">
            <text:p>27</text:p>
          </table:table-cell>
          <table:table-cell table:formula="of:=COUNT([.N7:.P9])+COUNT([.S7:.U9])+COUNT([.X7:.Z9])" office:value-type="float" office:value="18" calcext:value-type="float">
            <text:p>18</text:p>
          </table:table-cell>
          <table:table-cell table:number-columns-repeated="2"/>
          <table:table-cell table:formula="of:=COUNT([.Q7:.S9])+COUNT([.V7:.X9])+COUNT([.AA7:.AC9])" office:value-type="float" office:value="12" calcext:value-type="float">
            <text:p>12</text:p>
          </table:table-cell>
          <table:table-cell table:formula="of:=COUNT([.R7:.T9])+COUNT([.W7:.Y9])+COUNT([.AB7:.AD9])" office:value-type="float" office:value="18" calcext:value-type="float">
            <text:p>18</text:p>
          </table:table-cell>
          <table:table-cell table:formula="of:=COUNT([.S7:.U9])+COUNT([.X7:.Z9])+COUNT([.AC7:.AE9])" office:value-type="float" office:value="12" calcext:value-type="float">
            <text:p>12</text:p>
          </table:table-cell>
          <table:table-cell table:number-columns-repeated="8"/>
          <table:table-cell table:formula="of:=([.AH16]-[.H16]*[.H16]/[.H26])/[.H59]" office:value-type="float" office:value="1.06060606060606" calcext:value-type="float">
            <text:p>1.0606060606</text:p>
          </table:table-cell>
          <table:table-cell table:formula="of:=([.AI16]-[.I16]*[.I16]/[.I26])/[.I59]" office:value-type="float" office:value="1.34967320261438" calcext:value-type="float">
            <text:p>1.3496732026</text:p>
          </table:table-cell>
          <table:table-cell table:formula="of:=([.AJ16]-[.J16]*[.J16]/[.J26])/[.J59]" office:value-type="float" office:value="1.24242424242424" calcext:value-type="float">
            <text:p>1.2424242424</text:p>
          </table:table-cell>
          <table:table-cell table:number-columns-repeated="2"/>
          <table:table-cell table:formula="of:=([.AM16]-[.M16]*[.M16]/[.M26])/[.M59]" office:value-type="float" office:value="1.39869281045752" calcext:value-type="float">
            <text:p>1.3986928105</text:p>
          </table:table-cell>
          <table:table-cell table:formula="of:=([.AN16]-[.N16]*[.N16]/[.N26])/[.N59]" office:value-type="float" office:value="1.57549857549858" calcext:value-type="float">
            <text:p>1.5754985755</text:p>
          </table:table-cell>
          <table:table-cell table:formula="of:=([.AO16]-[.O16]*[.O16]/[.O26])/[.O59]" office:value-type="float" office:value="1.51633986928105" calcext:value-type="float">
            <text:p>1.5163398693</text:p>
          </table:table-cell>
          <table:table-cell table:number-columns-repeated="2"/>
          <table:table-cell table:formula="of:=([.AR16]-[.R16]*[.R16]/[.R26])/[.R59]" office:value-type="float" office:value="2.26143790849673" calcext:value-type="float">
            <text:p>2.2614379085</text:p>
          </table:table-cell>
          <table:table-cell table:formula="of:=([.AS16]-[.S16]*[.S16]/[.S26])/[.S59]" office:value-type="float" office:value="2.42165242165242" calcext:value-type="float">
            <text:p>2.4216524217</text:p>
          </table:table-cell>
          <table:table-cell table:formula="of:=([.AT16]-[.T16]*[.T16]/[.T26])/[.T59]" office:value-type="float" office:value="2.40849673202614" calcext:value-type="float">
            <text:p>2.408496732</text:p>
          </table:table-cell>
          <table:table-cell table:number-columns-repeated="2"/>
          <table:table-cell table:formula="of:=([.AW16]-[.W16]*[.W16]/[.W26])/[.W59]" office:value-type="float" office:value="2.6969696969697" calcext:value-type="float">
            <text:p>2.696969697</text:p>
          </table:table-cell>
          <table:table-cell table:formula="of:=([.AX16]-[.X16]*[.X16]/[.X26])/[.X59]" office:value-type="float" office:value="2.73202614379085" calcext:value-type="float">
            <text:p>2.7320261438</text:p>
          </table:table-cell>
          <table:table-cell table:formula="of:=([.AY16]-[.Y16]*[.Y16]/[.Y26])/[.Y59]" office:value-type="float" office:value="2.75" calcext:value-type="float">
            <text:p>2.75</text:p>
          </table:table-cell>
        </table:table-row>
        <table:table-row table:style-name="ro1">
          <table:table-cell table:number-columns-repeated="7"/>
          <table:table-cell table:formula="of:=COUNT([.G8:.I10])+COUNT([.L8:.N10])+COUNT([.A8:.C10])" office:value-type="float" office:value="12" calcext:value-type="float">
            <text:p>12</text:p>
          </table:table-cell>
          <table:table-cell table:formula="of:=COUNT([.H8:.J10])+COUNT([.M8:.O10])+COUNT([.B8:.D10])" office:value-type="float" office:value="18" calcext:value-type="float">
            <text:p>18</text:p>
          </table:table-cell>
          <table:table-cell table:formula="of:=COUNT([.I8:.K10])+COUNT([.N8:.P10])+COUNT([.C8:.E10])" office:value-type="float" office:value="12" calcext:value-type="float">
            <text:p>12</text:p>
          </table:table-cell>
          <table:table-cell table:number-columns-repeated="2"/>
          <table:table-cell table:formula="of:=COUNT([.G8:.I10])+COUNT([.L8:.N10])+COUNT([.Q8:.S10])" office:value-type="float" office:value="18" calcext:value-type="float">
            <text:p>18</text:p>
          </table:table-cell>
          <table:table-cell table:formula="of:=COUNT([.H8:.J10])+COUNT([.M8:.O10])+COUNT([.R8:.T10])" office:value-type="float" office:value="27" calcext:value-type="float">
            <text:p>27</text:p>
          </table:table-cell>
          <table:table-cell table:formula="of:=COUNT([.I8:.K10])+COUNT([.N8:.P10])+COUNT([.S8:.U10])" office:value-type="float" office:value="18" calcext:value-type="float">
            <text:p>18</text:p>
          </table:table-cell>
          <table:table-cell table:number-columns-repeated="2"/>
          <table:table-cell table:formula="of:=COUNT([.L8:.N10])+COUNT([.Q8:.S10])+COUNT([.V8:.X10])" office:value-type="float" office:value="18" calcext:value-type="float">
            <text:p>18</text:p>
          </table:table-cell>
          <table:table-cell table:formula="of:=COUNT([.M8:.O10])+COUNT([.R8:.T10])+COUNT([.W8:.Y10])" office:value-type="float" office:value="27" calcext:value-type="float">
            <text:p>27</text:p>
          </table:table-cell>
          <table:table-cell table:formula="of:=COUNT([.N8:.P10])+COUNT([.S8:.U10])+COUNT([.X8:.Z10])" office:value-type="float" office:value="18" calcext:value-type="float">
            <text:p>18</text:p>
          </table:table-cell>
          <table:table-cell table:number-columns-repeated="2"/>
          <table:table-cell table:formula="of:=COUNT([.Q8:.S10])+COUNT([.V8:.X10])+COUNT([.AA8:.AC10])" office:value-type="float" office:value="12" calcext:value-type="float">
            <text:p>12</text:p>
          </table:table-cell>
          <table:table-cell table:formula="of:=COUNT([.R8:.T10])+COUNT([.W8:.Y10])+COUNT([.AB8:.AD10])" office:value-type="float" office:value="18" calcext:value-type="float">
            <text:p>18</text:p>
          </table:table-cell>
          <table:table-cell table:formula="of:=COUNT([.S8:.U10])+COUNT([.X8:.Z10])+COUNT([.AC8:.AE10])" office:value-type="float" office:value="12" calcext:value-type="float">
            <text:p>12</text:p>
          </table:table-cell>
          <table:table-cell table:number-columns-repeated="8"/>
          <table:table-cell table:formula="of:=([.AH17]-[.H17]*[.H17]/[.H27])/[.H60]" office:value-type="float" office:value="1.42424242424242" calcext:value-type="float">
            <text:p>1.4242424242</text:p>
          </table:table-cell>
          <table:table-cell table:formula="of:=([.AI17]-[.I17]*[.I17]/[.I27])/[.I60]" office:value-type="float" office:value="1.54575163398693" calcext:value-type="float">
            <text:p>1.545751634</text:p>
          </table:table-cell>
          <table:table-cell table:formula="of:=([.AJ17]-[.J17]*[.J17]/[.J27])/[.J60]" office:value-type="float" office:value="1.35606060606061" calcext:value-type="float">
            <text:p>1.3560606061</text:p>
          </table:table-cell>
          <table:table-cell table:number-columns-repeated="2"/>
          <table:table-cell table:formula="of:=([.AM17]-[.M17]*[.M17]/[.M27])/[.M60]" office:value-type="float" office:value="1.35947712418301" calcext:value-type="float">
            <text:p>1.3594771242</text:p>
          </table:table-cell>
          <table:table-cell table:formula="of:=([.AN17]-[.N17]*[.N17]/[.N27])/[.N60]" office:value-type="float" office:value="1.53846153846154" calcext:value-type="float">
            <text:p>1.5384615385</text:p>
          </table:table-cell>
          <table:table-cell table:formula="of:=([.AO17]-[.O17]*[.O17]/[.O27])/[.O60]" office:value-type="float" office:value="1.31045751633987" calcext:value-type="float">
            <text:p>1.3104575163</text:p>
          </table:table-cell>
          <table:table-cell table:number-columns-repeated="2"/>
          <table:table-cell table:formula="of:=([.AR17]-[.R17]*[.R17]/[.R27])/[.R60]" office:value-type="float" office:value="1.51633986928105" calcext:value-type="float">
            <text:p>1.5163398693</text:p>
          </table:table-cell>
          <table:table-cell table:formula="of:=([.AS17]-[.S17]*[.S17]/[.S27])/[.S60]" office:value-type="float" office:value="1.92307692307692" calcext:value-type="float">
            <text:p>1.9230769231</text:p>
          </table:table-cell>
          <table:table-cell table:formula="of:=([.AT17]-[.T17]*[.T17]/[.T27])/[.T60]" office:value-type="float" office:value="2.02941176470588" calcext:value-type="float">
            <text:p>2.0294117647</text:p>
          </table:table-cell>
          <table:table-cell table:number-columns-repeated="2"/>
          <table:table-cell table:formula="of:=([.AW17]-[.W17]*[.W17]/[.W27])/[.W60]" office:value-type="float" office:value="1.87878787878788" calcext:value-type="float">
            <text:p>1.8787878788</text:p>
          </table:table-cell>
          <table:table-cell table:formula="of:=([.AX17]-[.X17]*[.X17]/[.X27])/[.X60]" office:value-type="float" office:value="2.17320261437909" calcext:value-type="float">
            <text:p>2.1732026144</text:p>
          </table:table-cell>
          <table:table-cell table:formula="of:=([.AY17]-[.Y17]*[.Y17]/[.Y27])/[.Y60]" office:value-type="float" office:value="2.24242424242424" calcext:value-type="float">
            <text:p>2.2424242424</text:p>
          </table:table-cell>
        </table:table-row>
        <table:table-row table:style-name="ro1">
          <table:table-cell table:number-columns-repeated="7"/>
          <table:table-cell table:formula="of:=COUNT([.G9:.I11])+COUNT([.L9:.N11])+COUNT([.A9:.C11])" office:value-type="float" office:value="8" calcext:value-type="float">
            <text:p>8</text:p>
          </table:table-cell>
          <table:table-cell table:formula="of:=COUNT([.H9:.J11])+COUNT([.M9:.O11])+COUNT([.B9:.D11])" office:value-type="float" office:value="12" calcext:value-type="float">
            <text:p>12</text:p>
          </table:table-cell>
          <table:table-cell table:formula="of:=COUNT([.I9:.K11])+COUNT([.N9:.P11])+COUNT([.C9:.E11])" office:value-type="float" office:value="8" calcext:value-type="float">
            <text:p>8</text:p>
          </table:table-cell>
          <table:table-cell table:number-columns-repeated="2"/>
          <table:table-cell table:formula="of:=COUNT([.G9:.I11])+COUNT([.L9:.N11])+COUNT([.Q9:.S11])" office:value-type="float" office:value="12" calcext:value-type="float">
            <text:p>12</text:p>
          </table:table-cell>
          <table:table-cell table:formula="of:=COUNT([.H9:.J11])+COUNT([.M9:.O11])+COUNT([.R9:.T11])" office:value-type="float" office:value="18" calcext:value-type="float">
            <text:p>18</text:p>
          </table:table-cell>
          <table:table-cell table:formula="of:=COUNT([.I9:.K11])+COUNT([.N9:.P11])+COUNT([.S9:.U11])" office:value-type="float" office:value="12" calcext:value-type="float">
            <text:p>12</text:p>
          </table:table-cell>
          <table:table-cell table:number-columns-repeated="2"/>
          <table:table-cell table:formula="of:=COUNT([.L9:.N11])+COUNT([.Q9:.S11])+COUNT([.V9:.X11])" office:value-type="float" office:value="12" calcext:value-type="float">
            <text:p>12</text:p>
          </table:table-cell>
          <table:table-cell table:formula="of:=COUNT([.M9:.O11])+COUNT([.R9:.T11])+COUNT([.W9:.Y11])" office:value-type="float" office:value="18" calcext:value-type="float">
            <text:p>18</text:p>
          </table:table-cell>
          <table:table-cell table:formula="of:=COUNT([.N9:.P11])+COUNT([.S9:.U11])+COUNT([.X9:.Z11])" office:value-type="float" office:value="12" calcext:value-type="float">
            <text:p>12</text:p>
          </table:table-cell>
          <table:table-cell table:number-columns-repeated="2"/>
          <table:table-cell table:formula="of:=COUNT([.Q9:.S11])+COUNT([.V9:.X11])+COUNT([.AA9:.AC11])" office:value-type="float" office:value="8" calcext:value-type="float">
            <text:p>8</text:p>
          </table:table-cell>
          <table:table-cell table:formula="of:=COUNT([.R9:.T11])+COUNT([.W9:.Y11])+COUNT([.AB9:.AD11])" office:value-type="float" office:value="12" calcext:value-type="float">
            <text:p>12</text:p>
          </table:table-cell>
          <table:table-cell table:formula="of:=COUNT([.S9:.U11])+COUNT([.X9:.Z11])+COUNT([.AC9:.AE11])" office:value-type="float" office:value="8" calcext:value-type="float">
            <text:p>8</text:p>
          </table:table-cell>
          <table:table-cell table:number-columns-repeated="8"/>
          <table:table-cell table:formula="of:=([.AH18]-[.H18]*[.H18]/[.H28])/[.H61]" office:value-type="float" office:value="1.14285714285714" calcext:value-type="float">
            <text:p>1.1428571429</text:p>
          </table:table-cell>
          <table:table-cell table:formula="of:=([.AI18]-[.I18]*[.I18]/[.I28])/[.I61]" office:value-type="float" office:value="1.35606060606061" calcext:value-type="float">
            <text:p>1.3560606061</text:p>
          </table:table-cell>
          <table:table-cell table:formula="of:=([.AJ18]-[.J18]*[.J18]/[.J28])/[.J61]" office:value-type="float" office:value="1.42857142857143" calcext:value-type="float">
            <text:p>1.4285714286</text:p>
          </table:table-cell>
          <table:table-cell table:number-columns-repeated="2"/>
          <table:table-cell table:formula="of:=([.AM18]-[.M18]*[.M18]/[.M28])/[.M61]" office:value-type="float" office:value="1.33333333333333" calcext:value-type="float">
            <text:p>1.3333333333</text:p>
          </table:table-cell>
          <table:table-cell table:formula="of:=([.AN18]-[.N18]*[.N18]/[.N28])/[.N61]" office:value-type="float" office:value="1.32352941176471" calcext:value-type="float">
            <text:p>1.3235294118</text:p>
          </table:table-cell>
          <table:table-cell table:formula="of:=([.AO18]-[.O18]*[.O18]/[.O28])/[.O61]" office:value-type="float" office:value="0.992424242424243" calcext:value-type="float">
            <text:p>0.9924242424</text:p>
          </table:table-cell>
          <table:table-cell table:number-columns-repeated="2"/>
          <table:table-cell table:formula="of:=([.AR18]-[.R18]*[.R18]/[.R28])/[.R61]" office:value-type="float" office:value="0.909090909090909" calcext:value-type="float">
            <text:p>0.9090909091</text:p>
          </table:table-cell>
          <table:table-cell table:formula="of:=([.AS18]-[.S18]*[.S18]/[.S28])/[.S61]" office:value-type="float" office:value="1.3202614379085" calcext:value-type="float">
            <text:p>1.3202614379</text:p>
          </table:table-cell>
          <table:table-cell table:formula="of:=([.AT18]-[.T18]*[.T18]/[.T28])/[.T61]" office:value-type="float" office:value="1.06060606060606" calcext:value-type="float">
            <text:p>1.0606060606</text:p>
          </table:table-cell>
          <table:table-cell table:number-columns-repeated="2"/>
          <table:table-cell table:formula="of:=([.AW18]-[.W18]*[.W18]/[.W28])/[.W61]" office:value-type="float" office:value="0.982142857142857" calcext:value-type="float">
            <text:p>0.9821428571</text:p>
          </table:table-cell>
          <table:table-cell table:formula="of:=([.AX18]-[.X18]*[.X18]/[.X28])/[.X61]" office:value-type="float" office:value="1.35606060606061" calcext:value-type="float">
            <text:p>1.3560606061</text:p>
          </table:table-cell>
          <table:table-cell table:formula="of:=([.AY18]-[.Y18]*[.Y18]/[.Y28])/[.Y61]" office:value-type="float" office:value="0.696428571428571" calcext:value-type="float">
            <text:p>0.6964285714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table:number-columns-repeated="50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7"/>
          <table:table-cell table:formula="of:=[.H13]/[.H23]" office:value-type="float" office:value="2.375" calcext:value-type="float">
            <text:p>2.375</text:p>
          </table:table-cell>
          <table:table-cell table:formula="of:=[.I13]/[.I23]" office:value-type="float" office:value="2.33333333333333" calcext:value-type="float">
            <text:p>2.3333333333</text:p>
          </table:table-cell>
          <table:table-cell table:formula="of:=[.J13]/[.J23]" office:value-type="float" office:value="2.375" calcext:value-type="float">
            <text:p>2.375</text:p>
          </table:table-cell>
          <table:table-cell table:number-columns-repeated="2"/>
          <table:table-cell table:formula="of:=[.M13]/[.M23]" office:value-type="float" office:value="2.5" calcext:value-type="float">
            <text:p>2.5</text:p>
          </table:table-cell>
          <table:table-cell table:formula="of:=[.N13]/[.N23]" office:value-type="float" office:value="2.72222222222222" calcext:value-type="float">
            <text:p>2.7222222222</text:p>
          </table:table-cell>
          <table:table-cell table:formula="of:=[.O13]/[.O23]" office:value-type="float" office:value="3" calcext:value-type="float">
            <text:p>3</text:p>
          </table:table-cell>
          <table:table-cell table:number-columns-repeated="2"/>
          <table:table-cell table:formula="of:=[.R13]/[.R23]" office:value-type="float" office:value="3" calcext:value-type="float">
            <text:p>3</text:p>
          </table:table-cell>
          <table:table-cell table:formula="of:=[.S13]/[.S23]" office:value-type="float" office:value="2.94444444444444" calcext:value-type="float">
            <text:p>2.9444444444</text:p>
          </table:table-cell>
          <table:table-cell table:formula="of:=[.T13]/[.T23]" office:value-type="float" office:value="3.16666666666667" calcext:value-type="float">
            <text:p>3.1666666667</text:p>
          </table:table-cell>
          <table:table-cell table:number-columns-repeated="2"/>
          <table:table-cell table:formula="of:=[.W13]/[.W23]" office:value-type="float" office:value="3.125" calcext:value-type="float">
            <text:p>3.125</text:p>
          </table:table-cell>
          <table:table-cell table:formula="of:=[.X13]/[.X23]" office:value-type="float" office:value="3.25" calcext:value-type="float">
            <text:p>3.25</text:p>
          </table:table-cell>
          <table:table-cell table:formula="of:=[.Y13]/[.Y23]" office:value-type="float" office:value="3.625" calcext:value-type="float">
            <text:p>3.625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[.H14]/[.H24]" office:value-type="float" office:value="2.58333333333333" calcext:value-type="float">
            <text:p>2.5833333333</text:p>
          </table:table-cell>
          <table:table-cell table:formula="of:=[.I14]/[.I24]" office:value-type="float" office:value="2.55555555555556" calcext:value-type="float">
            <text:p>2.5555555556</text:p>
          </table:table-cell>
          <table:table-cell table:formula="of:=[.J14]/[.J24]" office:value-type="float" office:value="2.58333333333333" calcext:value-type="float">
            <text:p>2.5833333333</text:p>
          </table:table-cell>
          <table:table-cell table:number-columns-repeated="2"/>
          <table:table-cell table:formula="of:=[.M14]/[.M24]" office:value-type="float" office:value="2.72222222222222" calcext:value-type="float">
            <text:p>2.7222222222</text:p>
          </table:table-cell>
          <table:table-cell table:formula="of:=[.N14]/[.N24]" office:value-type="float" office:value="2.81481481481481" calcext:value-type="float">
            <text:p>2.8148148148</text:p>
          </table:table-cell>
          <table:table-cell table:formula="of:=[.O14]/[.O24]" office:value-type="float" office:value="3.05555555555556" calcext:value-type="float">
            <text:p>3.0555555556</text:p>
          </table:table-cell>
          <table:table-cell table:number-columns-repeated="2"/>
          <table:table-cell table:formula="of:=[.R14]/[.R24]" office:value-type="float" office:value="3.27777777777778" calcext:value-type="float">
            <text:p>3.2777777778</text:p>
          </table:table-cell>
          <table:table-cell table:formula="of:=[.S14]/[.S24]" office:value-type="float" office:value="3.11111111111111" calcext:value-type="float">
            <text:p>3.1111111111</text:p>
          </table:table-cell>
          <table:table-cell table:formula="of:=[.T14]/[.T24]" office:value-type="float" office:value="3.27777777777778" calcext:value-type="float">
            <text:p>3.2777777778</text:p>
          </table:table-cell>
          <table:table-cell table:number-columns-repeated="2"/>
          <table:table-cell table:formula="of:=[.W14]/[.W24]" office:value-type="float" office:value="3.58333333333333" calcext:value-type="float">
            <text:p>3.5833333333</text:p>
          </table:table-cell>
          <table:table-cell table:formula="of:=[.X14]/[.X24]" office:value-type="float" office:value="3.5" calcext:value-type="float">
            <text:p>3.5</text:p>
          </table:table-cell>
          <table:table-cell table:formula="of:=[.Y14]/[.Y24]" office:value-type="float" office:value="3.75" calcext:value-type="float">
            <text:p>3.75</text:p>
          </table:table-cell>
          <table:table-cell table:number-columns-repeated="8"/>
          <table:table-cell table:formula="of:=([.H5]-[.H31])/SQRT([.AH23])" office:value-type="float" office:value="-1.84805913883868" calcext:value-type="float">
            <text:p>-1.8480591388</text:p>
          </table:table-cell>
          <table:table-cell table:formula="of:=([.I5]-[.I31])/SQRT([.AI23])" office:value-type="float" office:value="-0.428174419288838" calcext:value-type="float">
            <text:p>-0.4281744193</text:p>
          </table:table-cell>
          <table:table-cell table:formula="of:=([.J5]-[.J31])/SQRT([.AJ23])" office:value-type="float" office:value="0.840026881290309" calcext:value-type="float">
            <text:p>0.8400268813</text:p>
          </table:table-cell>
          <table:table-cell table:number-columns-repeated="2" office:value-type="string" calcext:value-type="string">
            <text:p><text:s/></text:p>
          </table:table-cell>
          <table:table-cell table:formula="of:=([.M5]-[.M31])/SQRT([.AM23])" office:value-type="float" office:value="-0.5" calcext:value-type="float">
            <text:p>-0.5</text:p>
          </table:table-cell>
          <table:table-cell table:formula="of:=([.N5]-[.N31])/SQRT([.AN23])" office:value-type="float" office:value="0.226312087086901" calcext:value-type="float">
            <text:p>0.2263120871</text:p>
          </table:table-cell>
          <table:table-cell table:formula="of:=([.O5]-[.O31])/SQRT([.AO23])" office:value-type="float" office:value="-1.48323969741913" calcext:value-type="float">
            <text:p>-1.4832396974</text:p>
          </table:table-cell>
          <table:table-cell table:number-columns-repeated="2" office:value-type="string" calcext:value-type="string">
            <text:p><text:s/></text:p>
          </table:table-cell>
          <table:table-cell table:formula="of:=([.R5]-[.R31])/SQRT([.AR23])" office:value-type="float" office:value="-0.957427107756338" calcext:value-type="float">
            <text:p>-0.9574271078</text:p>
          </table:table-cell>
          <table:table-cell table:formula="of:=([.S5]-[.S31])/SQRT([.AS23])" office:value-type="float" office:value="-0.72379948184049" calcext:value-type="float">
            <text:p>-0.7237994818</text:p>
          </table:table-cell>
          <table:table-cell table:formula="of:=([.T5]-[.T31])/SQRT([.AT23])" office:value-type="float" office:value="1.20019839629796" calcext:value-type="float">
            <text:p>1.2001983963</text:p>
          </table:table-cell>
          <table:table-cell table:number-columns-repeated="2" office:value-type="string" calcext:value-type="string">
            <text:p><text:s/></text:p>
          </table:table-cell>
          <table:table-cell table:formula="of:=([.W5]-[.W31])/SQRT([.AW23])" office:value-type="float" office:value="-0.100286944635719" calcext:value-type="float">
            <text:p>-0.1002869446</text:p>
          </table:table-cell>
          <table:table-cell table:formula="of:=([.X5]-[.X31])/SQRT([.AX23])" office:value-type="float" office:value="-0.175780762327663" calcext:value-type="float">
            <text:p>-0.1757807623</text:p>
          </table:table-cell>
          <table:table-cell table:formula="of:=([.Y5]-[.Y31])/SQRT([.AY23])" office:value-type="float" office:value="-1.6426888242837" calcext:value-type="float">
            <text:p>-1.6426888243</text:p>
          </table:table-cell>
        </table:table-row>
        <table:table-row table:style-name="ro1">
          <table:table-cell table:number-columns-repeated="7"/>
          <table:table-cell table:formula="of:=[.H15]/[.H25]" office:value-type="float" office:value="3.08333333333333" calcext:value-type="float">
            <text:p>3.0833333333</text:p>
          </table:table-cell>
          <table:table-cell table:formula="of:=[.I15]/[.I25]" office:value-type="float" office:value="2.88888888888889" calcext:value-type="float">
            <text:p>2.8888888889</text:p>
          </table:table-cell>
          <table:table-cell table:formula="of:=[.J15]/[.J25]" office:value-type="float" office:value="2.75" calcext:value-type="float">
            <text:p>2.75</text:p>
          </table:table-cell>
          <table:table-cell table:number-columns-repeated="2"/>
          <table:table-cell table:formula="of:=[.M15]/[.M25]" office:value-type="float" office:value="3.05555555555556" calcext:value-type="float">
            <text:p>3.0555555556</text:p>
          </table:table-cell>
          <table:table-cell table:formula="of:=[.N15]/[.N25]" office:value-type="float" office:value="3.03703703703704" calcext:value-type="float">
            <text:p>3.037037037</text:p>
          </table:table-cell>
          <table:table-cell table:formula="of:=[.O15]/[.O25]" office:value-type="float" office:value="3.16666666666667" calcext:value-type="float">
            <text:p>3.1666666667</text:p>
          </table:table-cell>
          <table:table-cell table:number-columns-repeated="2"/>
          <table:table-cell table:formula="of:=[.R15]/[.R25]" office:value-type="float" office:value="3.55555555555556" calcext:value-type="float">
            <text:p>3.5555555556</text:p>
          </table:table-cell>
          <table:table-cell table:formula="of:=[.S15]/[.S25]" office:value-type="float" office:value="3.33333333333333" calcext:value-type="float">
            <text:p>3.3333333333</text:p>
          </table:table-cell>
          <table:table-cell table:formula="of:=[.T15]/[.T25]" office:value-type="float" office:value="3.5" calcext:value-type="float">
            <text:p>3.5</text:p>
          </table:table-cell>
          <table:table-cell table:number-columns-repeated="2"/>
          <table:table-cell table:formula="of:=[.W15]/[.W25]" office:value-type="float" office:value="4" calcext:value-type="float">
            <text:p>4</text:p>
          </table:table-cell>
          <table:table-cell table:formula="of:=[.X15]/[.X25]" office:value-type="float" office:value="3.83333333333333" calcext:value-type="float">
            <text:p>3.8333333333</text:p>
          </table:table-cell>
          <table:table-cell table:formula="of:=[.Y15]/[.Y25]" office:value-type="float" office:value="4.08333333333333" calcext:value-type="float">
            <text:p>4.0833333333</text:p>
          </table:table-cell>
          <table:table-cell table:number-columns-repeated="8"/>
          <table:table-cell table:formula="of:=([.H6]-[.H32])/SQRT([.AH24])" office:value-type="float" office:value="0.52545638988472" calcext:value-type="float">
            <text:p>0.5254563899</text:p>
          </table:table-cell>
          <table:table-cell table:formula="of:=([.I6]-[.I32])/SQRT([.AI24])" office:value-type="float" office:value="-0.64932810206165" calcext:value-type="float">
            <text:p>-0.6493281021</text:p>
          </table:table-cell>
          <table:table-cell table:formula="of:=([.J6]-[.J32])/SQRT([.AJ24])" office:value-type="float" office:value="0.52545638988472" calcext:value-type="float">
            <text:p>0.5254563899</text:p>
          </table:table-cell>
          <table:table-cell table:number-columns-repeated="2" office:value-type="string" calcext:value-type="string">
            <text:p><text:s/></text:p>
          </table:table-cell>
          <table:table-cell table:formula="of:=([.M6]-[.M32])/SQRT([.AM24])" office:value-type="float" office:value="0.258625212063252" calcext:value-type="float">
            <text:p>0.2586252121</text:p>
          </table:table-cell>
          <table:table-cell table:formula="of:=([.N6]-[.N32])/SQRT([.AN24])" office:value-type="float" office:value="0.157215484272201" calcext:value-type="float">
            <text:p>0.1572154843</text:p>
          </table:table-cell>
          <table:table-cell table:formula="of:=([.O6]-[.O32])/SQRT([.AO24])" office:value-type="float" office:value="-0.838437973834634" calcext:value-type="float">
            <text:p>-0.8384379738</text:p>
          </table:table-cell>
          <table:table-cell table:number-columns-repeated="2" office:value-type="string" calcext:value-type="string">
            <text:p><text:s/></text:p>
          </table:table-cell>
          <table:table-cell table:formula="of:=([.R6]-[.R32])/SQRT([.AR24])" office:value-type="float" office:value="-0.968171824243569" calcext:value-type="float">
            <text:p>-0.9681718242</text:p>
          </table:table-cell>
          <table:table-cell table:formula="of:=([.S6]-[.S32])/SQRT([.AS24])" office:value-type="float" office:value="1.35310630999927" calcext:value-type="float">
            <text:p>1.35310631</text:p>
          </table:table-cell>
          <table:table-cell table:formula="of:=([.T6]-[.T32])/SQRT([.AT24])" office:value-type="float" office:value="1.18992855690254" calcext:value-type="float">
            <text:p>1.1899285569</text:p>
          </table:table-cell>
          <table:table-cell table:number-columns-repeated="2" office:value-type="string" calcext:value-type="string">
            <text:p><text:s/></text:p>
          </table:table-cell>
          <table:table-cell table:formula="of:=([.W6]-[.W32])/SQRT([.AW24])" office:value-type="float" office:value="-0.387586074879319" calcext:value-type="float">
            <text:p>-0.3875860749</text:p>
          </table:table-cell>
          <table:table-cell table:formula="of:=([.X6]-[.X32])/SQRT([.AX24])" office:value-type="float" office:value="0.996747958867483" calcext:value-type="float">
            <text:p>0.9967479589</text:p>
          </table:table-cell>
          <table:table-cell table:formula="of:=([.Y6]-[.Y32])/SQRT([.AY24])" office:value-type="float" office:value="-0.505128339311167" calcext:value-type="float">
            <text:p>-0.5051283393</text:p>
          </table:table-cell>
        </table:table-row>
        <table:table-row table:style-name="ro1">
          <table:table-cell table:number-columns-repeated="7"/>
          <table:table-cell table:formula="of:=[.H16]/[.H26]" office:value-type="float" office:value="3.16666666666667" calcext:value-type="float">
            <text:p>3.1666666667</text:p>
          </table:table-cell>
          <table:table-cell table:formula="of:=[.I16]/[.I26]" office:value-type="float" office:value="2.94444444444444" calcext:value-type="float">
            <text:p>2.9444444444</text:p>
          </table:table-cell>
          <table:table-cell table:formula="of:=[.J16]/[.J26]" office:value-type="float" office:value="2.83333333333333" calcext:value-type="float">
            <text:p>2.8333333333</text:p>
          </table:table-cell>
          <table:table-cell table:number-columns-repeated="2"/>
          <table:table-cell table:formula="of:=[.M16]/[.M26]" office:value-type="float" office:value="3.11111111111111" calcext:value-type="float">
            <text:p>3.1111111111</text:p>
          </table:table-cell>
          <table:table-cell table:formula="of:=[.N16]/[.N26]" office:value-type="float" office:value="2.96296296296296" calcext:value-type="float">
            <text:p>2.962962963</text:p>
          </table:table-cell>
          <table:table-cell table:formula="of:=[.O16]/[.O26]" office:value-type="float" office:value="2.88888888888889" calcext:value-type="float">
            <text:p>2.8888888889</text:p>
          </table:table-cell>
          <table:table-cell table:number-columns-repeated="2"/>
          <table:table-cell table:formula="of:=[.R16]/[.R26]" office:value-type="float" office:value="3.44444444444444" calcext:value-type="float">
            <text:p>3.4444444444</text:p>
          </table:table-cell>
          <table:table-cell table:formula="of:=[.S16]/[.S26]" office:value-type="float" office:value="3.03703703703704" calcext:value-type="float">
            <text:p>3.037037037</text:p>
          </table:table-cell>
          <table:table-cell table:formula="of:=[.T16]/[.T26]" office:value-type="float" office:value="2.94444444444444" calcext:value-type="float">
            <text:p>2.9444444444</text:p>
          </table:table-cell>
          <table:table-cell table:number-columns-repeated="2"/>
          <table:table-cell table:formula="of:=[.W16]/[.W26]" office:value-type="float" office:value="3.83333333333333" calcext:value-type="float">
            <text:p>3.8333333333</text:p>
          </table:table-cell>
          <table:table-cell table:formula="of:=[.X16]/[.X26]" office:value-type="float" office:value="3.44444444444444" calcext:value-type="float">
            <text:p>3.4444444444</text:p>
          </table:table-cell>
          <table:table-cell table:formula="of:=[.Y16]/[.Y26]" office:value-type="float" office:value="3.25" calcext:value-type="float">
            <text:p>3.25</text:p>
          </table:table-cell>
          <table:table-cell table:number-columns-repeated="8"/>
          <table:table-cell table:formula="of:=([.H7]-[.H33])/SQRT([.AH25])" office:value-type="float" office:value="1.01813769273646" calcext:value-type="float">
            <text:p>1.0181376927</text:p>
          </table:table-cell>
          <table:table-cell table:formula="of:=([.I7]-[.I33])/SQRT([.AI25])" office:value-type="float" office:value="0.115334445976885" calcext:value-type="float">
            <text:p>0.115334446</text:p>
          </table:table-cell>
          <table:table-cell table:formula="of:=([.J7]-[.J33])/SQRT([.AJ25])" office:value-type="float" office:value="1.44337567297406" calcext:value-type="float">
            <text:p>1.443375673</text:p>
          </table:table-cell>
          <table:table-cell table:number-columns-repeated="2" office:value-type="string" calcext:value-type="string">
            <text:p><text:s/></text:p>
          </table:table-cell>
          <table:table-cell table:formula="of:=([.M7]-[.M33])/SQRT([.AM25])" office:value-type="float" office:value="-0.950979453828157" calcext:value-type="float">
            <text:p>-0.9509794538</text:p>
          </table:table-cell>
          <table:table-cell table:formula="of:=([.N7]-[.N33])/SQRT([.AN25])" office:value-type="float" office:value="-0.0310627228114325" calcext:value-type="float">
            <text:p>-0.0310627228</text:p>
          </table:table-cell>
          <table:table-cell table:formula="of:=([.O7]-[.O33])/SQRT([.AO25])" office:value-type="float" office:value="-0.934433314072565" calcext:value-type="float">
            <text:p>-0.9344333141</text:p>
          </table:table-cell>
          <table:table-cell table:number-columns-repeated="2" office:value-type="string" calcext:value-type="string">
            <text:p><text:s/></text:p>
          </table:table-cell>
          <table:table-cell table:formula="of:=([.R7]-[.R33])/SQRT([.AR25])" office:value-type="float" office:value="-1.03441114775875" calcext:value-type="float">
            <text:p>-1.0344111478</text:p>
          </table:table-cell>
          <table:table-cell table:formula="of:=([.S7]-[.S33])/SQRT([.AS25])" office:value-type="float" office:value="1.11589010568664" calcext:value-type="float">
            <text:p>1.1158901057</text:p>
          </table:table-cell>
          <table:table-cell table:formula="of:=([.T7]-[.T33])/SQRT([.AT25])" office:value-type="float" office:value="-0.996747958867483" calcext:value-type="float">
            <text:p>-0.9967479589</text:p>
          </table:table-cell>
          <table:table-cell table:number-columns-repeated="2" office:value-type="string" calcext:value-type="string">
            <text:p><text:s/></text:p>
          </table:table-cell>
          <table:table-cell table:formula="of:=([.W7]-[.W33])/SQRT([.AW25])" office:value-type="float" office:value="1.211060141639" calcext:value-type="float">
            <text:p>1.2110601416</text:p>
          </table:table-cell>
          <table:table-cell table:formula="of:=([.X7]-[.X33])/SQRT([.AX25])" office:value-type="float" office:value="0.755864134516983" calcext:value-type="float">
            <text:p>0.7558641345</text:p>
          </table:table-cell>
          <table:table-cell table:formula="of:=([.Y7]-[.Y33])/SQRT([.AY25])" office:value-type="float" office:value="-0.0577350269189624" calcext:value-type="float">
            <text:p>-0.0577350269</text:p>
          </table:table-cell>
        </table:table-row>
        <table:table-row table:style-name="ro1">
          <table:table-cell table:number-columns-repeated="7"/>
          <table:table-cell table:formula="of:=[.H17]/[.H27]" office:value-type="float" office:value="2.83333333333333" calcext:value-type="float">
            <text:p>2.8333333333</text:p>
          </table:table-cell>
          <table:table-cell table:formula="of:=[.I17]/[.I27]" office:value-type="float" office:value="2.61111111111111" calcext:value-type="float">
            <text:p>2.6111111111</text:p>
          </table:table-cell>
          <table:table-cell table:formula="of:=[.J17]/[.J27]" office:value-type="float" office:value="2.58333333333333" calcext:value-type="float">
            <text:p>2.5833333333</text:p>
          </table:table-cell>
          <table:table-cell table:number-columns-repeated="2"/>
          <table:table-cell table:formula="of:=[.M17]/[.M27]" office:value-type="float" office:value="2.77777777777778" calcext:value-type="float">
            <text:p>2.7777777778</text:p>
          </table:table-cell>
          <table:table-cell table:formula="of:=[.N17]/[.N27]" office:value-type="float" office:value="2.66666666666667" calcext:value-type="float">
            <text:p>2.6666666667</text:p>
          </table:table-cell>
          <table:table-cell table:formula="of:=[.O17]/[.O27]" office:value-type="float" office:value="2.61111111111111" calcext:value-type="float">
            <text:p>2.6111111111</text:p>
          </table:table-cell>
          <table:table-cell table:number-columns-repeated="2"/>
          <table:table-cell table:formula="of:=[.R17]/[.R27]" office:value-type="float" office:value="3.11111111111111" calcext:value-type="float">
            <text:p>3.1111111111</text:p>
          </table:table-cell>
          <table:table-cell table:formula="of:=[.S17]/[.S27]" office:value-type="float" office:value="2.66666666666667" calcext:value-type="float">
            <text:p>2.6666666667</text:p>
          </table:table-cell>
          <table:table-cell table:formula="of:=[.T17]/[.T27]" office:value-type="float" office:value="2.5" calcext:value-type="float">
            <text:p>2.5</text:p>
          </table:table-cell>
          <table:table-cell table:number-columns-repeated="2"/>
          <table:table-cell table:formula="of:=[.W17]/[.W27]" office:value-type="float" office:value="3.33333333333333" calcext:value-type="float">
            <text:p>3.3333333333</text:p>
          </table:table-cell>
          <table:table-cell table:formula="of:=[.X17]/[.X27]" office:value-type="float" office:value="2.94444444444444" calcext:value-type="float">
            <text:p>2.9444444444</text:p>
          </table:table-cell>
          <table:table-cell table:formula="of:=[.Y17]/[.Y27]" office:value-type="float" office:value="2.66666666666667" calcext:value-type="float">
            <text:p>2.6666666667</text:p>
          </table:table-cell>
          <table:table-cell table:number-columns-repeated="8"/>
          <table:table-cell table:formula="of:=([.H8]-[.H34])/SQRT([.AH26])" office:value-type="float" office:value="1.78018190616791" calcext:value-type="float">
            <text:p>1.7801819062</text:p>
          </table:table-cell>
          <table:table-cell table:formula="of:=([.I8]-[.I34])/SQRT([.AI26])" office:value-type="float" office:value="0.908587553557991" calcext:value-type="float">
            <text:p>0.9085875536</text:p>
          </table:table-cell>
          <table:table-cell table:formula="of:=([.J8]-[.J34])/SQRT([.AJ26])" office:value-type="float" office:value="0.149524993152435" calcext:value-type="float">
            <text:p>0.1495249932</text:p>
          </table:table-cell>
          <table:table-cell table:number-columns-repeated="2" office:value-type="string" calcext:value-type="string">
            <text:p><text:s/></text:p>
          </table:table-cell>
          <table:table-cell table:formula="of:=([.M8]-[.M34])/SQRT([.AM26])" office:value-type="float" office:value="-0.939498993769484" calcext:value-type="float">
            <text:p>-0.9394989938</text:p>
          </table:table-cell>
          <table:table-cell table:formula="of:=([.N8]-[.N34])/SQRT([.AN26])" office:value-type="float" office:value="0.0295071475535626" calcext:value-type="float">
            <text:p>0.0295071476</text:p>
          </table:table-cell>
          <table:table-cell table:formula="of:=([.O8]-[.O34])/SQRT([.AO26])" office:value-type="float" office:value="-1.53393916067718" calcext:value-type="float">
            <text:p>-1.5339391607</text:p>
          </table:table-cell>
          <table:table-cell table:number-columns-repeated="2" office:value-type="string" calcext:value-type="string">
            <text:p><text:s/></text:p>
          </table:table-cell>
          <table:table-cell table:formula="of:=([.R8]-[.R34])/SQRT([.AR26])" office:value-type="float" office:value="-0.960524637204555" calcext:value-type="float">
            <text:p>-0.9605246372</text:p>
          </table:table-cell>
          <table:table-cell table:formula="of:=([.S8]-[.S34])/SQRT([.AS26])" office:value-type="float" office:value="-0.666405177475722" calcext:value-type="float">
            <text:p>-0.6664051775</text:p>
          </table:table-cell>
          <table:table-cell table:formula="of:=([.T8]-[.T34])/SQRT([.AT26])" office:value-type="float" office:value="1.32451288731471" calcext:value-type="float">
            <text:p>1.3245128873</text:p>
          </table:table-cell>
          <table:table-cell table:number-columns-repeated="2" office:value-type="string" calcext:value-type="string">
            <text:p><text:s/></text:p>
          </table:table-cell>
          <table:table-cell table:formula="of:=([.W8]-[.W34])/SQRT([.AW26])" office:value-type="float" office:value="0.710409493137637" calcext:value-type="float">
            <text:p>0.7104094931</text:p>
          </table:table-cell>
          <table:table-cell table:formula="of:=([.X8]-[.X34])/SQRT([.AX26])" office:value-type="float" office:value="1.54611894277919" calcext:value-type="float">
            <text:p>1.5461189428</text:p>
          </table:table-cell>
          <table:table-cell table:formula="of:=([.Y8]-[.Y34])/SQRT([.AY26])" office:value-type="float" office:value="-0.753778361444409" calcext:value-type="float">
            <text:p>-0.7537783614</text:p>
          </table:table-cell>
        </table:table-row>
        <table:table-row table:style-name="ro1">
          <table:table-cell table:number-columns-repeated="7"/>
          <table:table-cell table:formula="of:=[.H18]/[.H28]" office:value-type="float" office:value="2.5" calcext:value-type="float">
            <text:p>2.5</text:p>
          </table:table-cell>
          <table:table-cell table:formula="of:=[.I18]/[.I28]" office:value-type="float" office:value="2.41666666666667" calcext:value-type="float">
            <text:p>2.4166666667</text:p>
          </table:table-cell>
          <table:table-cell table:formula="of:=[.J18]/[.J28]" office:value-type="float" office:value="2.5" calcext:value-type="float">
            <text:p>2.5</text:p>
          </table:table-cell>
          <table:table-cell table:number-columns-repeated="2"/>
          <table:table-cell table:formula="of:=[.M18]/[.M28]" office:value-type="float" office:value="2.66666666666667" calcext:value-type="float">
            <text:p>2.6666666667</text:p>
          </table:table-cell>
          <table:table-cell table:formula="of:=[.N18]/[.N28]" office:value-type="float" office:value="2.5" calcext:value-type="float">
            <text:p>2.5</text:p>
          </table:table-cell>
          <table:table-cell table:formula="of:=[.O18]/[.O28]" office:value-type="float" office:value="2.41666666666667" calcext:value-type="float">
            <text:p>2.4166666667</text:p>
          </table:table-cell>
          <table:table-cell table:number-columns-repeated="2"/>
          <table:table-cell table:formula="of:=[.R18]/[.R28]" office:value-type="float" office:value="3" calcext:value-type="float">
            <text:p>3</text:p>
          </table:table-cell>
          <table:table-cell table:formula="of:=[.S18]/[.S28]" office:value-type="float" office:value="2.44444444444444" calcext:value-type="float">
            <text:p>2.4444444444</text:p>
          </table:table-cell>
          <table:table-cell table:formula="of:=[.T18]/[.T28]" office:value-type="float" office:value="2.16666666666667" calcext:value-type="float">
            <text:p>2.1666666667</text:p>
          </table:table-cell>
          <table:table-cell table:number-columns-repeated="2"/>
          <table:table-cell table:formula="of:=[.W18]/[.W28]" office:value-type="float" office:value="3.125" calcext:value-type="float">
            <text:p>3.125</text:p>
          </table:table-cell>
          <table:table-cell table:formula="of:=[.X18]/[.X28]" office:value-type="float" office:value="2.58333333333333" calcext:value-type="float">
            <text:p>2.5833333333</text:p>
          </table:table-cell>
          <table:table-cell table:formula="of:=[.Y18]/[.Y28]" office:value-type="float" office:value="2.125" calcext:value-type="float">
            <text:p>2.125</text:p>
          </table:table-cell>
          <table:table-cell table:number-columns-repeated="8"/>
          <table:table-cell table:formula="of:=([.H9]-[.H35])/SQRT([.AH27])" office:value-type="float" office:value="0.977585678529124" calcext:value-type="float">
            <text:p>0.9775856785</text:p>
          </table:table-cell>
          <table:table-cell table:formula="of:=([.I9]-[.I35])/SQRT([.AI27])" office:value-type="float" office:value="-0.491530331905837" calcext:value-type="float">
            <text:p>-0.4915303319</text:p>
          </table:table-cell>
          <table:table-cell table:formula="of:=([.J9]-[.J35])/SQRT([.AJ27])" office:value-type="float" office:value="1.21654485245143" calcext:value-type="float">
            <text:p>1.2165448525</text:p>
          </table:table-cell>
          <table:table-cell table:number-columns-repeated="2" office:value-type="string" calcext:value-type="string">
            <text:p><text:s/></text:p>
          </table:table-cell>
          <table:table-cell table:formula="of:=([.M9]-[.M35])/SQRT([.AM27])" office:value-type="float" office:value="-0.667067187379676" calcext:value-type="float">
            <text:p>-0.6670671874</text:p>
          </table:table-cell>
          <table:table-cell table:formula="of:=([.N9]-[.N35])/SQRT([.AN27])" office:value-type="float" office:value="1.07496769977314" calcext:value-type="float">
            <text:p>1.0749676998</text:p>
          </table:table-cell>
          <table:table-cell table:formula="of:=([.O9]-[.O35])/SQRT([.AO27])" office:value-type="float" office:value="-1.40738857035806" calcext:value-type="float">
            <text:p>-1.4073885704</text:p>
          </table:table-cell>
          <table:table-cell table:number-columns-repeated="2" office:value-type="string" calcext:value-type="string">
            <text:p><text:s/></text:p>
          </table:table-cell>
          <table:table-cell table:formula="of:=([.R9]-[.R35])/SQRT([.AR27])" office:value-type="float" office:value="1.53393916067718" calcext:value-type="float">
            <text:p>1.5339391607</text:p>
          </table:table-cell>
          <table:table-cell table:formula="of:=([.S9]-[.S35])/SQRT([.AS27])" office:value-type="float" office:value="-0.480740170061865" calcext:value-type="float">
            <text:p>-0.4807401701</text:p>
          </table:table-cell>
          <table:table-cell table:formula="of:=([.T9]-[.T35])/SQRT([.AT27])" office:value-type="float" office:value="-0.350982059081517" calcext:value-type="float">
            <text:p>-0.3509820591</text:p>
          </table:table-cell>
          <table:table-cell table:number-columns-repeated="2" office:value-type="string" calcext:value-type="string">
            <text:p><text:s/></text:p>
          </table:table-cell>
          <table:table-cell table:formula="of:=([.W9]-[.W35])/SQRT([.AW27])" office:value-type="float" office:value="-0.24318672855696" calcext:value-type="float">
            <text:p>-0.2431867286</text:p>
          </table:table-cell>
          <table:table-cell table:formula="of:=([.X9]-[.X35])/SQRT([.AX27])" office:value-type="float" office:value="0.0376857693259788" calcext:value-type="float">
            <text:p>0.0376857693</text:p>
          </table:table-cell>
          <table:table-cell table:formula="of:=([.Y9]-[.Y35])/SQRT([.AY27])" office:value-type="float" office:value="-1.11298640545999" calcext:value-type="float">
            <text:p>-1.1129864055</text:p>
          </table:table-cell>
        </table:table-row>
        <table:table-row table:style-name="ro1">
          <table:table-cell table:number-columns-repeated="33"/>
          <table:table-cell table:formula="of:=([.H10]-[.H36])/SQRT([.AH28])" office:value-type="float" office:value="-1.40312152004023" calcext:value-type="float">
            <text:p>-1.40312152</text:p>
          </table:table-cell>
          <table:table-cell table:formula="of:=([.I10]-[.I36])/SQRT([.AI28])" office:value-type="float" office:value="-0.357807309544538" calcext:value-type="float">
            <text:p>-0.3578073095</text:p>
          </table:table-cell>
          <table:table-cell table:formula="of:=([.J10]-[.J36])/SQRT([.AJ28])" office:value-type="float" office:value="0.418330013267038" calcext:value-type="float">
            <text:p>0.4183300133</text:p>
          </table:table-cell>
          <table:table-cell table:number-columns-repeated="2" office:value-type="string" calcext:value-type="string">
            <text:p><text:s/></text:p>
          </table:table-cell>
          <table:table-cell table:formula="of:=([.M10]-[.M36])/SQRT([.AM28])" office:value-type="float" office:value="-0.577350269189625" calcext:value-type="float">
            <text:p>-0.5773502692</text:p>
          </table:table-cell>
          <table:table-cell table:formula="of:=([.N10]-[.N36])/SQRT([.AN28])" office:value-type="float" office:value="0.434613493680177" calcext:value-type="float">
            <text:p>0.4346134937</text:p>
          </table:table-cell>
          <table:table-cell table:formula="of:=([.O10]-[.O36])/SQRT([.AO28])" office:value-type="float" office:value="-1.42206351160673" calcext:value-type="float">
            <text:p>-1.4220635116</text:p>
          </table:table-cell>
          <table:table-cell table:number-columns-repeated="2" office:value-type="string" calcext:value-type="string">
            <text:p><text:s/></text:p>
          </table:table-cell>
          <table:table-cell table:formula="of:=([.R10]-[.R36])/SQRT([.AR28])" office:value-type="float" office:value="-1.04880884817015" calcext:value-type="float">
            <text:p>-1.0488088482</text:p>
          </table:table-cell>
          <table:table-cell table:formula="of:=([.S10]-[.S36])/SQRT([.AS28])" office:value-type="float" office:value="0.48350116580804" calcext:value-type="float">
            <text:p>0.4835011658</text:p>
          </table:table-cell>
          <table:table-cell table:formula="of:=([.T10]-[.T36])/SQRT([.AT28])" office:value-type="float" office:value="-0.161834718742537" calcext:value-type="float">
            <text:p>-0.1618347187</text:p>
          </table:table-cell>
          <table:table-cell table:number-columns-repeated="2" office:value-type="string" calcext:value-type="string">
            <text:p><text:s/></text:p>
          </table:table-cell>
          <table:table-cell table:formula="of:=([.W10]-[.W36])/SQRT([.AW28])" office:value-type="float" office:value="0.882918713441648" calcext:value-type="float">
            <text:p>0.8829187134</text:p>
          </table:table-cell>
          <table:table-cell table:formula="of:=([.X10]-[.X36])/SQRT([.AX28])" office:value-type="float" office:value="0.357807309544538" calcext:value-type="float">
            <text:p>0.3578073095</text:p>
          </table:table-cell>
          <table:table-cell table:formula="of:=([.Y10]-[.Y36])/SQRT([.AY28])" office:value-type="float" office:value="-1.34807555140938" calcext:value-type="float">
            <text:p>-1.3480755514</text:p>
          </table:table-cell>
        </table:table-row>
        <table:table-row table:style-name="ro1">
          <table:table-cell table:number-columns-repeated="7"/>
          <table:table-cell table:formula="of:=([.H5]-[.H31])*([.H5]-[.H31])" office:value-type="float" office:value="1.890625" calcext:value-type="float">
            <text:p>1.890625</text:p>
          </table:table-cell>
          <table:table-cell table:formula="of:=([.I5]-[.I31])*([.I5]-[.I31])" office:value-type="float" office:value="0.111111111111111" calcext:value-type="float">
            <text:p>0.1111111111</text:p>
          </table:table-cell>
          <table:table-cell table:formula="of:=([.J5]-[.J31])*([.J5]-[.J31])" office:value-type="float" office:value="0.390625" calcext:value-type="float">
            <text:p>0.390625</text:p>
          </table:table-cell>
          <table:table-cell table:number-columns-repeated="2"/>
          <table:table-cell table:formula="of:=([.M5]-[.M31])*([.M5]-[.M31])" office:value-type="float" office:value="0.25" calcext:value-type="float">
            <text:p>0.25</text:p>
          </table:table-cell>
          <table:table-cell table:formula="of:=([.N5]-[.N31])*([.N5]-[.N31])" office:value-type="float" office:value="0.0771604938271604" calcext:value-type="float">
            <text:p>0.0771604938</text:p>
          </table:table-cell>
          <table:table-cell table:formula="of:=([.O5]-[.O31])*([.O5]-[.O31])" office:value-type="float" office:value="4" calcext:value-type="float">
            <text:p>4</text:p>
          </table:table-cell>
          <table:table-cell table:number-columns-repeated="2"/>
          <table:table-cell table:formula="of:=([.R5]-[.R31])*([.R5]-[.R31])" office:value-type="float" office:value="1" calcext:value-type="float">
            <text:p>1</text:p>
          </table:table-cell>
          <table:table-cell table:formula="of:=([.S5]-[.S31])*([.S5]-[.S31])" office:value-type="float" office:value="0.891975308641976" calcext:value-type="float">
            <text:p>0.8919753086</text:p>
          </table:table-cell>
          <table:table-cell table:formula="of:=([.T5]-[.T31])*([.T5]-[.T31])" office:value-type="float" office:value="3.36111111111111" calcext:value-type="float">
            <text:p>3.3611111111</text:p>
          </table:table-cell>
          <table:table-cell table:number-columns-repeated="2"/>
          <table:table-cell table:formula="of:=([.W5]-[.W31])*([.W5]-[.W31])" office:value-type="float" office:value="0.015625" calcext:value-type="float">
            <text:p>0.015625</text:p>
          </table:table-cell>
          <table:table-cell table:formula="of:=([.X5]-[.X31])*([.X5]-[.X31])" office:value-type="float" office:value="0.0625" calcext:value-type="float">
            <text:p>0.0625</text:p>
          </table:table-cell>
          <table:table-cell table:formula="of:=([.Y5]-[.Y31])*([.Y5]-[.Y31])" office:value-type="float" office:value="6.890625" calcext:value-type="float">
            <text:p>6.890625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([.H6]-[.H32])*([.H6]-[.H32])" office:value-type="float" office:value="0.173611111111111" calcext:value-type="float">
            <text:p>0.1736111111</text:p>
          </table:table-cell>
          <table:table-cell table:formula="of:=([.I6]-[.I32])*([.I6]-[.I32])" office:value-type="float" office:value="0.308641975308642" calcext:value-type="float">
            <text:p>0.3086419753</text:p>
          </table:table-cell>
          <table:table-cell table:formula="of:=([.J6]-[.J32])*([.J6]-[.J32])" office:value-type="float" office:value="0.173611111111111" calcext:value-type="float">
            <text:p>0.1736111111</text:p>
          </table:table-cell>
          <table:table-cell table:number-columns-repeated="2"/>
          <table:table-cell table:formula="of:=([.M6]-[.M32])*([.M6]-[.M32])" office:value-type="float" office:value="0.0771604938271604" calcext:value-type="float">
            <text:p>0.0771604938</text:p>
          </table:table-cell>
          <table:table-cell table:formula="of:=([.N6]-[.N32])*([.N6]-[.N32])" office:value-type="float" office:value="0.0342935528120713" calcext:value-type="float">
            <text:p>0.0342935528</text:p>
          </table:table-cell>
          <table:table-cell table:formula="of:=([.O6]-[.O32])*([.O6]-[.O32])" office:value-type="float" office:value="1.1141975308642" calcext:value-type="float">
            <text:p>1.1141975309</text:p>
          </table:table-cell>
          <table:table-cell table:number-columns-repeated="2"/>
          <table:table-cell table:formula="of:=([.R6]-[.R32])*([.R6]-[.R32])" office:value-type="float" office:value="1.63271604938272" calcext:value-type="float">
            <text:p>1.6327160494</text:p>
          </table:table-cell>
          <table:table-cell table:formula="of:=([.S6]-[.S32])*([.S6]-[.S32])" office:value-type="float" office:value="3.5679012345679" calcext:value-type="float">
            <text:p>3.5679012346</text:p>
          </table:table-cell>
          <table:table-cell table:formula="of:=([.T6]-[.T32])*([.T6]-[.T32])" office:value-type="float" office:value="2.96604938271605" calcext:value-type="float">
            <text:p>2.9660493827</text:p>
          </table:table-cell>
          <table:table-cell table:number-columns-repeated="2"/>
          <table:table-cell table:formula="of:=([.W6]-[.W32])*([.W6]-[.W32])" office:value-type="float" office:value="0.340277777777778" calcext:value-type="float">
            <text:p>0.3402777778</text:p>
          </table:table-cell>
          <table:table-cell table:formula="of:=([.X6]-[.X32])*([.X6]-[.X32])" office:value-type="float" office:value="2.25" calcext:value-type="float">
            <text:p>2.25</text:p>
          </table:table-cell>
          <table:table-cell table:formula="of:=([.Y6]-[.Y32])*([.Y6]-[.Y32])" office:value-type="float" office:value="0.5625" calcext:value-type="float">
            <text:p>0.5625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([.H7]-[.H33])*([.H7]-[.H33])" office:value-type="float" office:value="0.840277777777777" calcext:value-type="float">
            <text:p>0.8402777778</text:p>
          </table:table-cell>
          <table:table-cell table:formula="of:=([.I7]-[.I33])*([.I7]-[.I33])" office:value-type="float" office:value="0.0123456790123457" calcext:value-type="float">
            <text:p>0.012345679</text:p>
          </table:table-cell>
          <table:table-cell table:formula="of:=([.J7]-[.J33])*([.J7]-[.J33])" office:value-type="float" office:value="1.5625" calcext:value-type="float">
            <text:p>1.5625</text:p>
          </table:table-cell>
          <table:table-cell table:number-columns-repeated="2"/>
          <table:table-cell table:formula="of:=([.M7]-[.M33])*([.M7]-[.M33])" office:value-type="float" office:value="1.1141975308642" calcext:value-type="float">
            <text:p>1.1141975309</text:p>
          </table:table-cell>
          <table:table-cell table:formula="of:=([.N7]-[.N33])*([.N7]-[.N33])" office:value-type="float" office:value="0.00137174211248287" calcext:value-type="float">
            <text:p>0.0013717421</text:p>
          </table:table-cell>
          <table:table-cell table:formula="of:=([.O7]-[.O33])*([.O7]-[.O33])" office:value-type="float" office:value="1.36111111111111" calcext:value-type="float">
            <text:p>1.3611111111</text:p>
          </table:table-cell>
          <table:table-cell table:number-columns-repeated="2"/>
          <table:table-cell table:formula="of:=([.R7]-[.R33])*([.R7]-[.R33])" office:value-type="float" office:value="2.41975308641975" calcext:value-type="float">
            <text:p>2.4197530864</text:p>
          </table:table-cell>
          <table:table-cell table:formula="of:=([.S7]-[.S33])*([.S7]-[.S33])" office:value-type="float" office:value="2.77777777777778" calcext:value-type="float">
            <text:p>2.7777777778</text:p>
          </table:table-cell>
          <table:table-cell table:formula="of:=([.T7]-[.T33])*([.T7]-[.T33])" office:value-type="float" office:value="2.25" calcext:value-type="float">
            <text:p>2.25</text:p>
          </table:table-cell>
          <table:table-cell table:number-columns-repeated="2"/>
          <table:table-cell table:formula="of:=([.W7]-[.W33])*([.W7]-[.W33])" office:value-type="float" office:value="4" calcext:value-type="float">
            <text:p>4</text:p>
          </table:table-cell>
          <table:table-cell table:formula="of:=([.X7]-[.X33])*([.X7]-[.X33])" office:value-type="float" office:value="1.36111111111111" calcext:value-type="float">
            <text:p>1.3611111111</text:p>
          </table:table-cell>
          <table:table-cell table:formula="of:=([.Y7]-[.Y33])*([.Y7]-[.Y33])" office:value-type="float" office:value="0.0069444444444444" calcext:value-type="float">
            <text:p>0.0069444444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([.H8]-[.H34])*([.H8]-[.H34])" office:value-type="float" office:value="3.36111111111111" calcext:value-type="float">
            <text:p>3.3611111111</text:p>
          </table:table-cell>
          <table:table-cell table:formula="of:=([.I8]-[.I34])*([.I8]-[.I34])" office:value-type="float" office:value="1.1141975308642" calcext:value-type="float">
            <text:p>1.1141975309</text:p>
          </table:table-cell>
          <table:table-cell table:formula="of:=([.J8]-[.J34])*([.J8]-[.J34])" office:value-type="float" office:value="0.0277777777777777" calcext:value-type="float">
            <text:p>0.0277777778</text:p>
          </table:table-cell>
          <table:table-cell table:number-columns-repeated="2"/>
          <table:table-cell table:formula="of:=([.M8]-[.M34])*([.M8]-[.M34])" office:value-type="float" office:value="1.23456790123457" calcext:value-type="float">
            <text:p>1.2345679012</text:p>
          </table:table-cell>
          <table:table-cell table:formula="of:=([.N8]-[.N34])*([.N8]-[.N34])" office:value-type="float" office:value="0.00137174211248287" calcext:value-type="float">
            <text:p>0.0013717421</text:p>
          </table:table-cell>
          <table:table-cell table:formula="of:=([.O8]-[.O34])*([.O8]-[.O34])" office:value-type="float" office:value="3.5679012345679" calcext:value-type="float">
            <text:p>3.5679012346</text:p>
          </table:table-cell>
          <table:table-cell table:number-columns-repeated="2"/>
          <table:table-cell table:formula="of:=([.R8]-[.R34])*([.R8]-[.R34])" office:value-type="float" office:value="2.08641975308642" calcext:value-type="float">
            <text:p>2.0864197531</text:p>
          </table:table-cell>
          <table:table-cell table:formula="of:=([.S8]-[.S34])*([.S8]-[.S34])" office:value-type="float" office:value="1.07544581618656" calcext:value-type="float">
            <text:p>1.0754458162</text:p>
          </table:table-cell>
          <table:table-cell table:formula="of:=([.T8]-[.T34])*([.T8]-[.T34])" office:value-type="float" office:value="4.22530864197531" calcext:value-type="float">
            <text:p>4.225308642</text:p>
          </table:table-cell>
          <table:table-cell table:number-columns-repeated="2"/>
          <table:table-cell table:formula="of:=([.W8]-[.W34])*([.W8]-[.W34])" office:value-type="float" office:value="1.36111111111111" calcext:value-type="float">
            <text:p>1.3611111111</text:p>
          </table:table-cell>
          <table:table-cell table:formula="of:=([.X8]-[.X34])*([.X8]-[.X34])" office:value-type="float" office:value="6.53086419753086" calcext:value-type="float">
            <text:p>6.5308641975</text:p>
          </table:table-cell>
          <table:table-cell table:formula="of:=([.Y8]-[.Y34])*([.Y8]-[.Y34])" office:value-type="float" office:value="1.5625" calcext:value-type="float">
            <text:p>1.5625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([.H9]-[.H35])*([.H9]-[.H35])" office:value-type="float" office:value="1.36111111111111" calcext:value-type="float">
            <text:p>1.3611111111</text:p>
          </table:table-cell>
          <table:table-cell table:formula="of:=([.I9]-[.I35])*([.I9]-[.I35])" office:value-type="float" office:value="0.373456790123457" calcext:value-type="float">
            <text:p>0.3734567901</text:p>
          </table:table-cell>
          <table:table-cell table:formula="of:=([.J9]-[.J35])*([.J9]-[.J35])" office:value-type="float" office:value="2.00694444444444" calcext:value-type="float">
            <text:p>2.0069444444</text:p>
          </table:table-cell>
          <table:table-cell table:number-columns-repeated="2"/>
          <table:table-cell table:formula="of:=([.M9]-[.M35])*([.M9]-[.M35])" office:value-type="float" office:value="0.604938271604938" calcext:value-type="float">
            <text:p>0.6049382716</text:p>
          </table:table-cell>
          <table:table-cell table:formula="of:=([.N9]-[.N35])*([.N9]-[.N35])" office:value-type="float" office:value="1.77777777777778" calcext:value-type="float">
            <text:p>1.7777777778</text:p>
          </table:table-cell>
          <table:table-cell table:formula="of:=([.O9]-[.O35])*([.O9]-[.O35])" office:value-type="float" office:value="2.59567901234568" calcext:value-type="float">
            <text:p>2.5956790123</text:p>
          </table:table-cell>
          <table:table-cell table:number-columns-repeated="2"/>
          <table:table-cell table:formula="of:=([.R9]-[.R35])*([.R9]-[.R35])" office:value-type="float" office:value="3.5679012345679" calcext:value-type="float">
            <text:p>3.5679012346</text:p>
          </table:table-cell>
          <table:table-cell table:formula="of:=([.S9]-[.S35])*([.S9]-[.S35])" office:value-type="float" office:value="0.444444444444444" calcext:value-type="float">
            <text:p>0.4444444444</text:p>
          </table:table-cell>
          <table:table-cell table:formula="of:=([.T9]-[.T35])*([.T9]-[.T35])" office:value-type="float" office:value="0.25" calcext:value-type="float">
            <text:p>0.25</text:p>
          </table:table-cell>
          <table:table-cell table:number-columns-repeated="2"/>
          <table:table-cell table:formula="of:=([.W9]-[.W35])*([.W9]-[.W35])" office:value-type="float" office:value="0.111111111111111" calcext:value-type="float">
            <text:p>0.1111111111</text:p>
          </table:table-cell>
          <table:table-cell table:formula="of:=([.X9]-[.X35])*([.X9]-[.X35])" office:value-type="float" office:value="0.0030864197530864" calcext:value-type="float">
            <text:p>0.0030864198</text:p>
          </table:table-cell>
          <table:table-cell table:formula="of:=([.Y9]-[.Y35])*([.Y9]-[.Y35])" office:value-type="float" office:value="2.77777777777778" calcext:value-type="float">
            <text:p>2.7777777778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([.H10]-[.H36])*([.H10]-[.H36])" office:value-type="float" office:value="2.25" calcext:value-type="float">
            <text:p>2.25</text:p>
          </table:table-cell>
          <table:table-cell table:formula="of:=([.I10]-[.I36])*([.I10]-[.I36])" office:value-type="float" office:value="0.173611111111111" calcext:value-type="float">
            <text:p>0.1736111111</text:p>
          </table:table-cell>
          <table:table-cell table:formula="of:=([.J10]-[.J36])*([.J10]-[.J36])" office:value-type="float" office:value="0.25" calcext:value-type="float">
            <text:p>0.25</text:p>
          </table:table-cell>
          <table:table-cell table:number-columns-repeated="2"/>
          <table:table-cell table:formula="of:=([.M10]-[.M36])*([.M10]-[.M36])" office:value-type="float" office:value="0.444444444444444" calcext:value-type="float">
            <text:p>0.4444444444</text:p>
          </table:table-cell>
          <table:table-cell table:formula="of:=([.N10]-[.N36])*([.N10]-[.N36])" office:value-type="float" office:value="0.25" calcext:value-type="float">
            <text:p>0.25</text:p>
          </table:table-cell>
          <table:table-cell table:formula="of:=([.O10]-[.O36])*([.O10]-[.O36])" office:value-type="float" office:value="2.00694444444444" calcext:value-type="float">
            <text:p>2.0069444444</text:p>
          </table:table-cell>
          <table:table-cell table:number-columns-repeated="2"/>
          <table:table-cell table:formula="of:=([.R10]-[.R36])*([.R10]-[.R36])" office:value-type="float" office:value="1" calcext:value-type="float">
            <text:p>1</text:p>
          </table:table-cell>
          <table:table-cell table:formula="of:=([.S10]-[.S36])*([.S10]-[.S36])" office:value-type="float" office:value="0.308641975308642" calcext:value-type="float">
            <text:p>0.3086419753</text:p>
          </table:table-cell>
          <table:table-cell table:formula="of:=([.T10]-[.T36])*([.T10]-[.T36])" office:value-type="float" office:value="0.0277777777777777" calcext:value-type="float">
            <text:p>0.0277777778</text:p>
          </table:table-cell>
          <table:table-cell table:number-columns-repeated="2"/>
          <table:table-cell table:formula="of:=([.W10]-[.W36])*([.W10]-[.W36])" office:value-type="float" office:value="0.765625" calcext:value-type="float">
            <text:p>0.765625</text:p>
          </table:table-cell>
          <table:table-cell table:formula="of:=([.X10]-[.X36])*([.X10]-[.X36])" office:value-type="float" office:value="0.173611111111111" calcext:value-type="float">
            <text:p>0.1736111111</text:p>
          </table:table-cell>
          <table:table-cell table:formula="of:=([.Y10]-[.Y36])*([.Y10]-[.Y36])" office:value-type="float" office:value="1.265625" calcext:value-type="float">
            <text:p>1.265625</text:p>
          </table:table-cell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table:number-columns-repeated="4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table:number-columns-repeated="41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7"/>
          <table:table-cell table:formula="of:=SUM([.C37:.E39])+SUM([.G37:.I39])+SUM([.L37:.N39])" office:value-type="float" office:value="2.92260373799726" calcext:value-type="float">
            <text:p>2.922603738</text:p>
          </table:table-cell>
          <table:table-cell table:formula="of:=SUM([.D37:.F39])+SUM([.H37:.J39])+SUM([.M37:.O39])" office:value-type="float" office:value="8.60103737997256" calcext:value-type="float">
            <text:p>8.60103738</text:p>
          </table:table-cell>
          <table:table-cell table:formula="of:=SUM([.E37:.G39])+SUM([.I37:.K39])+SUM([.N37:.P39])" office:value-type="float" office:value="6.20964077503429" calcext:value-type="float">
            <text:p>6.209640775</text:p>
          </table:table-cell>
          <table:table-cell table:number-columns-repeated="2"/>
          <table:table-cell table:formula="of:=SUM([.G37:.I39])+SUM([.L37:.N39])+SUM([.Q37:.S39])" office:value-type="float" office:value="10.0151963305898" calcext:value-type="float">
            <text:p>10.0151963306</text:p>
          </table:table-cell>
          <table:table-cell table:formula="of:=SUM([.H37:.J39])+SUM([.M37:.O39])+SUM([.R37:.T39])" office:value-type="float" office:value="22.0207904663923" calcext:value-type="float">
            <text:p>22.0207904664</text:p>
          </table:table-cell>
          <table:table-cell table:formula="of:=SUM([.I37:.K39])+SUM([.N37:.P39])+SUM([.S37:.U39])" office:value-type="float" office:value="16.9966778120713" calcext:value-type="float">
            <text:p>16.9966778121</text:p>
          </table:table-cell>
          <table:table-cell table:number-columns-repeated="2"/>
          <table:table-cell table:formula="of:=SUM([.L37:.N39])+SUM([.Q37:.S39])+SUM([.V37:.X39])" office:value-type="float" office:value="10.1996099108368" calcext:value-type="float">
            <text:p>10.1996099108</text:p>
          </table:table-cell>
          <table:table-cell table:formula="of:=SUM([.M37:.O39])+SUM([.R37:.T39])+SUM([.W37:.Y39])" office:value-type="float" office:value="29.0940929355281" calcext:value-type="float">
            <text:p>29.0940929355</text:p>
          </table:table-cell>
          <table:table-cell table:formula="of:=SUM([.N37:.P39])+SUM([.S37:.U39])+SUM([.X37:.Z39])" office:value-type="float" office:value="25.7783136145405" calcext:value-type="float">
            <text:p>25.7783136145</text:p>
          </table:table-cell>
          <table:table-cell table:number-columns-repeated="2"/>
          <table:table-cell table:formula="of:=SUM([.Q37:.S39])+SUM([.V37:.X39])+SUM([.AE37:.AG39])" office:value-type="float" office:value="9.76099537037037" calcext:value-type="float">
            <text:p>9.7609953704</text:p>
          </table:table-cell>
          <table:table-cell table:formula="of:=SUM([.R37:.T39])+SUM([.W37:.Y39])+SUM([.AF37:.AH39])" office:value-type="float" office:value="22.1381593441573" calcext:value-type="float">
            <text:p>22.1381593442</text:p>
          </table:table-cell>
          <table:table-cell table:formula="of:=SUM([.S37:.U39])+SUM([.X37:.Z39])+SUM([.AG37:.AI39])" office:value-type="float" office:value="18.7917332074523" calcext:value-type="float">
            <text:p>18.7917332075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SUM([.C38:.E40])+SUM([.G38:.I40])+SUM([.L38:.N40])" office:value-type="float" office:value="4.89079646776406" calcext:value-type="float">
            <text:p>4.8907964678</text:p>
          </table:table-cell>
          <table:table-cell table:formula="of:=SUM([.D38:.F40])+SUM([.H38:.J40])+SUM([.M38:.O40])" office:value-type="float" office:value="13.4928412208505" calcext:value-type="float">
            <text:p>13.4928412209</text:p>
          </table:table-cell>
          <table:table-cell table:formula="of:=SUM([.E38:.G40])+SUM([.I38:.K40])+SUM([.N38:.P40])" office:value-type="float" office:value="9.14696930727023" calcext:value-type="float">
            <text:p>9.1469693073</text:p>
          </table:table-cell>
          <table:table-cell table:number-columns-repeated="2"/>
          <table:table-cell table:formula="of:=SUM([.G38:.I40])+SUM([.L38:.N40])+SUM([.Q38:.S40])" office:value-type="float" office:value="17.1809199245542" calcext:value-type="float">
            <text:p>17.1809199246</text:p>
          </table:table-cell>
          <table:table-cell table:formula="of:=SUM([.H38:.J40])+SUM([.M38:.O40])+SUM([.R38:.T40])" office:value-type="float" office:value="34.3601251714678" calcext:value-type="float">
            <text:p>34.3601251715</text:p>
          </table:table-cell>
          <table:table-cell table:formula="of:=SUM([.I38:.K40])+SUM([.N38:.P40])+SUM([.S38:.U40])" office:value-type="float" office:value="24.9617841220851" calcext:value-type="float">
            <text:p>24.9617841221</text:p>
          </table:table-cell>
          <table:table-cell table:number-columns-repeated="2"/>
          <table:table-cell table:formula="of:=SUM([.L38:.N40])+SUM([.Q38:.S40])+SUM([.V38:.X40])" office:value-type="float" office:value="21.8738211591221" calcext:value-type="float">
            <text:p>21.8738211591</text:p>
          </table:table-cell>
          <table:table-cell table:formula="of:=SUM([.M38:.O40])+SUM([.R38:.T40])+SUM([.W38:.Y40])" office:value-type="float" office:value="44.386359739369" calcext:value-type="float">
            <text:p>44.3863597394</text:p>
          </table:table-cell>
          <table:table-cell table:formula="of:=SUM([.N38:.P40])+SUM([.S38:.U40])+SUM([.X38:.Z40])" office:value-type="float" office:value="33.5366298010974" calcext:value-type="float">
            <text:p>33.5366298011</text:p>
          </table:table-cell>
          <table:table-cell table:number-columns-repeated="2"/>
          <table:table-cell table:formula="of:=SUM([.Q38:.S40])+SUM([.V38:.X40])+SUM([.AE38:.AG40])" office:value-type="float" office:value="20.319637345679" calcext:value-type="float">
            <text:p>20.3196373457</text:p>
          </table:table-cell>
          <table:table-cell table:formula="of:=SUM([.R38:.T40])+SUM([.W38:.Y40])+SUM([.AF38:.AH40])" office:value-type="float" office:value="36.3568672839506" calcext:value-type="float">
            <text:p>36.356867284</text:p>
          </table:table-cell>
          <table:table-cell table:formula="of:=SUM([.S38:.U40])+SUM([.X38:.Z40])+SUM([.AG38:.AI40])" office:value-type="float" office:value="26.9484953703704" calcext:value-type="float">
            <text:p>26.9484953704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SUM([.C39:.E41])+SUM([.G39:.I41])+SUM([.L39:.N41])" office:value-type="float" office:value="8.27314814814815" calcext:value-type="float">
            <text:p>8.2731481481</text:p>
          </table:table-cell>
          <table:table-cell table:formula="of:=SUM([.D39:.F41])+SUM([.H39:.J41])+SUM([.M39:.O41])" office:value-type="float" office:value="16.0802469135802" calcext:value-type="float">
            <text:p>16.0802469136</text:p>
          </table:table-cell>
          <table:table-cell table:formula="of:=SUM([.E39:.G41])+SUM([.I39:.K41])+SUM([.N39:.P41])" office:value-type="float" office:value="9.27932098765432" calcext:value-type="float">
            <text:p>9.2793209877</text:p>
          </table:table-cell>
          <table:table-cell table:number-columns-repeated="2"/>
          <table:table-cell table:formula="of:=SUM([.G39:.I41])+SUM([.L39:.N41])+SUM([.Q39:.S41])" office:value-type="float" office:value="21.8331618655693" calcext:value-type="float">
            <text:p>21.8331618656</text:p>
          </table:table-cell>
          <table:table-cell table:formula="of:=SUM([.H39:.J41])+SUM([.M39:.O41])+SUM([.R39:.T41])" office:value-type="float" office:value="39.0816186556927" calcext:value-type="float">
            <text:p>39.0816186557</text:p>
          </table:table-cell>
          <table:table-cell table:formula="of:=SUM([.I39:.K41])+SUM([.N39:.P41])+SUM([.S39:.U41])" office:value-type="float" office:value="26.1418038408779" calcext:value-type="float">
            <text:p>26.1418038409</text:p>
          </table:table-cell>
          <table:table-cell table:number-columns-repeated="2"/>
          <table:table-cell table:formula="of:=SUM([.L39:.N41])+SUM([.Q39:.S41])+SUM([.V39:.X41])" office:value-type="float" office:value="31.8663408779149" calcext:value-type="float">
            <text:p>31.8663408779</text:p>
          </table:table-cell>
          <table:table-cell table:formula="of:=SUM([.M39:.O41])+SUM([.R39:.T41])+SUM([.W39:.Y41])" office:value-type="float" office:value="49.482853223594" calcext:value-type="float">
            <text:p>49.4828532236</text:p>
          </table:table-cell>
          <table:table-cell table:formula="of:=SUM([.N39:.P41])+SUM([.S39:.U41])+SUM([.X39:.Z41])" office:value-type="float" office:value="35.2166495198903" calcext:value-type="float">
            <text:p>35.2166495199</text:p>
          </table:table-cell>
          <table:table-cell table:number-columns-repeated="2"/>
          <table:table-cell table:formula="of:=SUM([.Q39:.S41])+SUM([.V39:.X41])+SUM([.AE39:.AG41])" office:value-type="float" office:value="29.403377914952" calcext:value-type="float">
            <text:p>29.403377915</text:p>
          </table:table-cell>
          <table:table-cell table:formula="of:=SUM([.R39:.T41])+SUM([.W39:.Y41])+SUM([.AF39:.AH41])" office:value-type="float" office:value="40.9766803840878" calcext:value-type="float">
            <text:p>40.9766803841</text:p>
          </table:table-cell>
          <table:table-cell table:formula="of:=SUM([.S39:.U41])+SUM([.X39:.Z41])+SUM([.AG39:.AI41])" office:value-type="float" office:value="29.13640260631" calcext:value-type="float">
            <text:p>29.1364026063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SUM([.C40:.E42])+SUM([.G40:.I42])+SUM([.L40:.N42])" office:value-type="float" office:value="11.7967249657064" calcext:value-type="float">
            <text:p>11.7967249657</text:p>
          </table:table-cell>
          <table:table-cell table:formula="of:=SUM([.D40:.F42])+SUM([.H40:.J42])+SUM([.M40:.O42])" office:value-type="float" office:value="22.9186385459534" calcext:value-type="float">
            <text:p>22.918638546</text:p>
          </table:table-cell>
          <table:table-cell table:formula="of:=SUM([.E40:.G42])+SUM([.I40:.K42])+SUM([.N40:.P42])" office:value-type="float" office:value="14.4024348422497" calcext:value-type="float">
            <text:p>14.4024348422</text:p>
          </table:table-cell>
          <table:table-cell table:number-columns-repeated="2"/>
          <table:table-cell table:formula="of:=SUM([.G40:.I42])+SUM([.L40:.N42])+SUM([.Q40:.S42])" office:value-type="float" office:value="24.1684670781893" calcext:value-type="float">
            <text:p>24.1684670782</text:p>
          </table:table-cell>
          <table:table-cell table:formula="of:=SUM([.H40:.J42])+SUM([.M40:.O42])+SUM([.R40:.T42])" office:value-type="float" office:value="42.0156893004115" calcext:value-type="float">
            <text:p>42.0156893004</text:p>
          </table:table-cell>
          <table:table-cell table:formula="of:=SUM([.I40:.K42])+SUM([.N40:.P42])+SUM([.S40:.U42])" office:value-type="float" office:value="25.4254115226337" calcext:value-type="float">
            <text:p>25.4254115226</text:p>
          </table:table-cell>
          <table:table-cell table:number-columns-repeated="2"/>
          <table:table-cell table:formula="of:=SUM([.L40:.N42])+SUM([.Q40:.S42])+SUM([.V40:.X42])" office:value-type="float" office:value="30.4732510288066" calcext:value-type="float">
            <text:p>30.4732510288</text:p>
          </table:table-cell>
          <table:table-cell table:formula="of:=SUM([.M40:.O42])+SUM([.R40:.T42])+SUM([.W40:.Y42])" office:value-type="float" office:value="49.0704732510288" calcext:value-type="float">
            <text:p>49.070473251</text:p>
          </table:table-cell>
          <table:table-cell table:formula="of:=SUM([.N40:.P42])+SUM([.S40:.U42])+SUM([.X40:.Z42])" office:value-type="float" office:value="32.5704732510288" calcext:value-type="float">
            <text:p>32.570473251</text:p>
          </table:table-cell>
          <table:table-cell table:number-columns-repeated="2"/>
          <table:table-cell table:formula="of:=SUM([.Q40:.S42])+SUM([.V40:.X42])+SUM([.AE40:.AG42])" office:value-type="float" office:value="25.7390260631001" calcext:value-type="float">
            <text:p>25.7390260631</text:p>
          </table:table-cell>
          <table:table-cell table:formula="of:=SUM([.R40:.T42])+SUM([.W40:.Y42])+SUM([.AF40:.AH42])" office:value-type="float" office:value="36.8115569272977" calcext:value-type="float">
            <text:p>36.8115569273</text:p>
          </table:table-cell>
          <table:table-cell table:formula="of:=SUM([.S40:.U42])+SUM([.X40:.Z42])+SUM([.AG40:.AI42])" office:value-type="float" office:value="23.2652606310014" calcext:value-type="float">
            <text:p>23.265260631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SUM([.C41:.E43])+SUM([.G41:.I43])+SUM([.L41:.N43])" office:value-type="float" office:value="12.9465877914952" calcext:value-type="float">
            <text:p>12.9465877915</text:p>
          </table:table-cell>
          <table:table-cell table:formula="of:=SUM([.D41:.F43])+SUM([.H41:.J43])+SUM([.M41:.O43])" office:value-type="float" office:value="23.4018347050754" calcext:value-type="float">
            <text:p>23.4018347051</text:p>
          </table:table-cell>
          <table:table-cell table:formula="of:=SUM([.E41:.G43])+SUM([.I41:.K43])+SUM([.N41:.P43])" office:value-type="float" office:value="14.1456618655693" calcext:value-type="float">
            <text:p>14.1456618656</text:p>
          </table:table-cell>
          <table:table-cell table:number-columns-repeated="2"/>
          <table:table-cell table:formula="of:=SUM([.G41:.I43])+SUM([.L41:.N43])+SUM([.Q41:.S43])" office:value-type="float" office:value="21.4294410150892" calcext:value-type="float">
            <text:p>21.4294410151</text:p>
          </table:table-cell>
          <table:table-cell table:formula="of:=SUM([.H41:.J43])+SUM([.M41:.O43])+SUM([.R41:.T43])" office:value-type="float" office:value="36.3877743484225" calcext:value-type="float">
            <text:p>36.3877743484</text:p>
          </table:table-cell>
          <table:table-cell table:formula="of:=SUM([.I41:.K43])+SUM([.N41:.P43])+SUM([.S41:.U43])" office:value-type="float" office:value="20.477280521262" calcext:value-type="float">
            <text:p>20.4772805213</text:p>
          </table:table-cell>
          <table:table-cell table:number-columns-repeated="2"/>
          <table:table-cell table:formula="of:=SUM([.L41:.N43])+SUM([.Q41:.S43])+SUM([.V41:.X43])" office:value-type="float" office:value="21.7413623113855" calcext:value-type="float">
            <text:p>21.7413623114</text:p>
          </table:table-cell>
          <table:table-cell table:formula="of:=SUM([.M41:.O43])+SUM([.R41:.T43])+SUM([.W41:.Y43])" office:value-type="float" office:value="40.0208762002743" calcext:value-type="float">
            <text:p>40.0208762003</text:p>
          </table:table-cell>
          <table:table-cell table:formula="of:=SUM([.N41:.P43])+SUM([.S41:.U43])+SUM([.X41:.Z43])" office:value-type="float" office:value="28.8447573731139" calcext:value-type="float">
            <text:p>28.8447573731</text:p>
          </table:table-cell>
          <table:table-cell table:number-columns-repeated="2"/>
          <table:table-cell table:formula="of:=SUM([.Q41:.S43])+SUM([.V41:.X43])+SUM([.AE41:.AG43])" office:value-type="float" office:value="17.4282621742112" calcext:value-type="float">
            <text:p>17.4282621742</text:p>
          </table:table-cell>
          <table:table-cell table:formula="of:=SUM([.R41:.T43])+SUM([.W41:.Y43])+SUM([.AF41:.AH43])" office:value-type="float" office:value="27.5372513717421" calcext:value-type="float">
            <text:p>27.5372513717</text:p>
          </table:table-cell>
          <table:table-cell table:formula="of:=SUM([.S41:.U43])+SUM([.X41:.Z43])+SUM([.AG41:.AI43])" office:value-type="float" office:value="18.6450831618656" calcext:value-type="float">
            <text:p>18.6450831619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SUM([.C42:.E44])+SUM([.G42:.I44])+SUM([.L42:.N44])" office:value-type="float" office:value="7.23533950617284" calcext:value-type="float">
            <text:p>7.2353395062</text:p>
          </table:table-cell>
          <table:table-cell table:formula="of:=SUM([.D42:.F44])+SUM([.H42:.J44])+SUM([.M42:.O44])" office:value-type="float" office:value="14.0949074074074" calcext:value-type="float">
            <text:p>14.0949074074</text:p>
          </table:table-cell>
          <table:table-cell table:formula="of:=SUM([.E42:.G44])+SUM([.I42:.K44])+SUM([.N42:.P44])" office:value-type="float" office:value="9.43441358024692" calcext:value-type="float">
            <text:p>9.4344135802</text:p>
          </table:table-cell>
          <table:table-cell table:number-columns-repeated="2"/>
          <table:table-cell table:formula="of:=SUM([.G42:.I44])+SUM([.L42:.N44])+SUM([.Q42:.S44])" office:value-type="float" office:value="12.5563271604938" calcext:value-type="float">
            <text:p>12.5563271605</text:p>
          </table:table-cell>
          <table:table-cell table:formula="of:=SUM([.H42:.J44])+SUM([.M42:.O44])+SUM([.R42:.T44])" office:value-type="float" office:value="19.6936728395062" calcext:value-type="float">
            <text:p>19.6936728395</text:p>
          </table:table-cell>
          <table:table-cell table:formula="of:=SUM([.I42:.K44])+SUM([.N42:.P44])+SUM([.S42:.U44])" office:value-type="float" office:value="10.4652777777778" calcext:value-type="float">
            <text:p>10.4652777778</text:p>
          </table:table-cell>
          <table:table-cell table:number-columns-repeated="2"/>
          <table:table-cell table:formula="of:=SUM([.L42:.N44])+SUM([.Q42:.S44])+SUM([.V42:.X44])" office:value-type="float" office:value="9.45158179012346" calcext:value-type="float">
            <text:p>9.4515817901</text:p>
          </table:table-cell>
          <table:table-cell table:formula="of:=SUM([.M42:.O44])+SUM([.R42:.T44])+SUM([.W42:.Y44])" office:value-type="float" office:value="18.3753858024691" calcext:value-type="float">
            <text:p>18.3753858025</text:p>
          </table:table-cell>
          <table:table-cell table:formula="of:=SUM([.N42:.P44])+SUM([.S42:.U44])+SUM([.X42:.Z44])" office:value-type="float" office:value="11.8813657407407" calcext:value-type="float">
            <text:p>11.8813657407</text:p>
          </table:table-cell>
          <table:table-cell table:number-columns-repeated="2"/>
          <table:table-cell table:formula="of:=SUM([.Q42:.S44])+SUM([.V42:.X44])+SUM([.AE42:.AG44])" office:value-type="float" office:value="6.3744212962963" calcext:value-type="float">
            <text:p>6.3744212963</text:p>
          </table:table-cell>
          <table:table-cell table:formula="of:=SUM([.R42:.T44])+SUM([.W42:.Y44])+SUM([.AF42:.AH44])" office:value-type="float" office:value="10.6956018518519" calcext:value-type="float">
            <text:p>10.6956018519</text:p>
          </table:table-cell>
          <table:table-cell table:formula="of:=SUM([.S42:.U44])+SUM([.X42:.Z44])+SUM([.AG42:.AI44])" office:value-type="float" office:value="5.25096450617284" calcext:value-type="float">
            <text:p>5.2509645062</text:p>
          </table:table-cell>
          <table:table-cell table:number-columns-repeated="26"/>
        </table:table-row>
        <table:table-row table:style-name="ro1" table:number-rows-repeated="3">
          <table:table-cell table:number-columns-repeated="51"/>
        </table:table-row>
        <table:table-row table:style-name="ro1">
          <table:table-cell table:number-columns-repeated="7"/>
          <table:table-cell table:formula="of:=[.H23]-1" office:value-type="float" office:value="7" calcext:value-type="float">
            <text:p>7</text:p>
          </table:table-cell>
          <table:table-cell table:formula="of:=[.I23]-1" office:value-type="float" office:value="11" calcext:value-type="float">
            <text:p>11</text:p>
          </table:table-cell>
          <table:table-cell table:formula="of:=[.J23]-1" office:value-type="float" office:value="7" calcext:value-type="float">
            <text:p>7</text:p>
          </table:table-cell>
          <table:table-cell table:number-columns-repeated="2"/>
          <table:table-cell table:formula="of:=[.M23]-1" office:value-type="float" office:value="11" calcext:value-type="float">
            <text:p>11</text:p>
          </table:table-cell>
          <table:table-cell table:formula="of:=[.N23]-1" office:value-type="float" office:value="17" calcext:value-type="float">
            <text:p>17</text:p>
          </table:table-cell>
          <table:table-cell table:formula="of:=[.O23]-1" office:value-type="float" office:value="11" calcext:value-type="float">
            <text:p>11</text:p>
          </table:table-cell>
          <table:table-cell table:number-columns-repeated="2"/>
          <table:table-cell table:formula="of:=[.R23]-1" office:value-type="float" office:value="11" calcext:value-type="float">
            <text:p>11</text:p>
          </table:table-cell>
          <table:table-cell table:formula="of:=[.S23]-1" office:value-type="float" office:value="17" calcext:value-type="float">
            <text:p>17</text:p>
          </table:table-cell>
          <table:table-cell table:formula="of:=[.T23]-1" office:value-type="float" office:value="11" calcext:value-type="float">
            <text:p>11</text:p>
          </table:table-cell>
          <table:table-cell table:number-columns-repeated="2"/>
          <table:table-cell table:formula="of:=[.W23]-1" office:value-type="float" office:value="7" calcext:value-type="float">
            <text:p>7</text:p>
          </table:table-cell>
          <table:table-cell table:formula="of:=[.X23]-1" office:value-type="float" office:value="11" calcext:value-type="float">
            <text:p>11</text:p>
          </table:table-cell>
          <table:table-cell table:formula="of:=[.Y23]-1"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[.H24]-1" office:value-type="float" office:value="11" calcext:value-type="float">
            <text:p>11</text:p>
          </table:table-cell>
          <table:table-cell table:formula="of:=[.I24]-1" office:value-type="float" office:value="17" calcext:value-type="float">
            <text:p>17</text:p>
          </table:table-cell>
          <table:table-cell table:formula="of:=[.J24]-1" office:value-type="float" office:value="11" calcext:value-type="float">
            <text:p>11</text:p>
          </table:table-cell>
          <table:table-cell table:number-columns-repeated="2"/>
          <table:table-cell table:formula="of:=[.M24]-1" office:value-type="float" office:value="17" calcext:value-type="float">
            <text:p>17</text:p>
          </table:table-cell>
          <table:table-cell table:formula="of:=[.N24]-1" office:value-type="float" office:value="26" calcext:value-type="float">
            <text:p>26</text:p>
          </table:table-cell>
          <table:table-cell table:formula="of:=[.O24]-1" office:value-type="float" office:value="17" calcext:value-type="float">
            <text:p>17</text:p>
          </table:table-cell>
          <table:table-cell table:number-columns-repeated="2"/>
          <table:table-cell table:formula="of:=[.R24]-1" office:value-type="float" office:value="17" calcext:value-type="float">
            <text:p>17</text:p>
          </table:table-cell>
          <table:table-cell table:formula="of:=[.S24]-1" office:value-type="float" office:value="26" calcext:value-type="float">
            <text:p>26</text:p>
          </table:table-cell>
          <table:table-cell table:formula="of:=[.T24]-1" office:value-type="float" office:value="17" calcext:value-type="float">
            <text:p>17</text:p>
          </table:table-cell>
          <table:table-cell table:number-columns-repeated="2"/>
          <table:table-cell table:formula="of:=[.W24]-1" office:value-type="float" office:value="11" calcext:value-type="float">
            <text:p>11</text:p>
          </table:table-cell>
          <table:table-cell table:formula="of:=[.X24]-1" office:value-type="float" office:value="17" calcext:value-type="float">
            <text:p>17</text:p>
          </table:table-cell>
          <table:table-cell table:formula="of:=[.Y24]-1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[.H25]-1" office:value-type="float" office:value="11" calcext:value-type="float">
            <text:p>11</text:p>
          </table:table-cell>
          <table:table-cell table:formula="of:=[.I25]-1" office:value-type="float" office:value="17" calcext:value-type="float">
            <text:p>17</text:p>
          </table:table-cell>
          <table:table-cell table:formula="of:=[.J25]-1" office:value-type="float" office:value="11" calcext:value-type="float">
            <text:p>11</text:p>
          </table:table-cell>
          <table:table-cell table:number-columns-repeated="2"/>
          <table:table-cell table:formula="of:=[.M25]-1" office:value-type="float" office:value="17" calcext:value-type="float">
            <text:p>17</text:p>
          </table:table-cell>
          <table:table-cell table:formula="of:=[.N25]-1" office:value-type="float" office:value="26" calcext:value-type="float">
            <text:p>26</text:p>
          </table:table-cell>
          <table:table-cell table:formula="of:=[.O25]-1" office:value-type="float" office:value="17" calcext:value-type="float">
            <text:p>17</text:p>
          </table:table-cell>
          <table:table-cell table:number-columns-repeated="2"/>
          <table:table-cell table:formula="of:=[.R25]-1" office:value-type="float" office:value="17" calcext:value-type="float">
            <text:p>17</text:p>
          </table:table-cell>
          <table:table-cell table:formula="of:=[.S25]-1" office:value-type="float" office:value="26" calcext:value-type="float">
            <text:p>26</text:p>
          </table:table-cell>
          <table:table-cell table:formula="of:=[.T25]-1" office:value-type="float" office:value="17" calcext:value-type="float">
            <text:p>17</text:p>
          </table:table-cell>
          <table:table-cell table:number-columns-repeated="2"/>
          <table:table-cell table:formula="of:=[.W25]-1" office:value-type="float" office:value="11" calcext:value-type="float">
            <text:p>11</text:p>
          </table:table-cell>
          <table:table-cell table:formula="of:=[.X25]-1" office:value-type="float" office:value="17" calcext:value-type="float">
            <text:p>17</text:p>
          </table:table-cell>
          <table:table-cell table:formula="of:=[.Y25]-1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[.H26]-1" office:value-type="float" office:value="11" calcext:value-type="float">
            <text:p>11</text:p>
          </table:table-cell>
          <table:table-cell table:formula="of:=[.I26]-1" office:value-type="float" office:value="17" calcext:value-type="float">
            <text:p>17</text:p>
          </table:table-cell>
          <table:table-cell table:formula="of:=[.J26]-1" office:value-type="float" office:value="11" calcext:value-type="float">
            <text:p>11</text:p>
          </table:table-cell>
          <table:table-cell table:number-columns-repeated="2"/>
          <table:table-cell table:formula="of:=[.M26]-1" office:value-type="float" office:value="17" calcext:value-type="float">
            <text:p>17</text:p>
          </table:table-cell>
          <table:table-cell table:formula="of:=[.N26]-1" office:value-type="float" office:value="26" calcext:value-type="float">
            <text:p>26</text:p>
          </table:table-cell>
          <table:table-cell table:formula="of:=[.O26]-1" office:value-type="float" office:value="17" calcext:value-type="float">
            <text:p>17</text:p>
          </table:table-cell>
          <table:table-cell table:number-columns-repeated="2"/>
          <table:table-cell table:formula="of:=[.R26]-1" office:value-type="float" office:value="17" calcext:value-type="float">
            <text:p>17</text:p>
          </table:table-cell>
          <table:table-cell table:formula="of:=[.S26]-1" office:value-type="float" office:value="26" calcext:value-type="float">
            <text:p>26</text:p>
          </table:table-cell>
          <table:table-cell table:formula="of:=[.T26]-1" office:value-type="float" office:value="17" calcext:value-type="float">
            <text:p>17</text:p>
          </table:table-cell>
          <table:table-cell table:number-columns-repeated="2"/>
          <table:table-cell table:formula="of:=[.W26]-1" office:value-type="float" office:value="11" calcext:value-type="float">
            <text:p>11</text:p>
          </table:table-cell>
          <table:table-cell table:formula="of:=[.X26]-1" office:value-type="float" office:value="17" calcext:value-type="float">
            <text:p>17</text:p>
          </table:table-cell>
          <table:table-cell table:formula="of:=[.Y26]-1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[.H27]-1" office:value-type="float" office:value="11" calcext:value-type="float">
            <text:p>11</text:p>
          </table:table-cell>
          <table:table-cell table:formula="of:=[.I27]-1" office:value-type="float" office:value="17" calcext:value-type="float">
            <text:p>17</text:p>
          </table:table-cell>
          <table:table-cell table:formula="of:=[.J27]-1" office:value-type="float" office:value="11" calcext:value-type="float">
            <text:p>11</text:p>
          </table:table-cell>
          <table:table-cell table:number-columns-repeated="2"/>
          <table:table-cell table:formula="of:=[.M27]-1" office:value-type="float" office:value="17" calcext:value-type="float">
            <text:p>17</text:p>
          </table:table-cell>
          <table:table-cell table:formula="of:=[.N27]-1" office:value-type="float" office:value="26" calcext:value-type="float">
            <text:p>26</text:p>
          </table:table-cell>
          <table:table-cell table:formula="of:=[.O27]-1" office:value-type="float" office:value="17" calcext:value-type="float">
            <text:p>17</text:p>
          </table:table-cell>
          <table:table-cell table:number-columns-repeated="2"/>
          <table:table-cell table:formula="of:=[.R27]-1" office:value-type="float" office:value="17" calcext:value-type="float">
            <text:p>17</text:p>
          </table:table-cell>
          <table:table-cell table:formula="of:=[.S27]-1" office:value-type="float" office:value="26" calcext:value-type="float">
            <text:p>26</text:p>
          </table:table-cell>
          <table:table-cell table:formula="of:=[.T27]-1" office:value-type="float" office:value="17" calcext:value-type="float">
            <text:p>17</text:p>
          </table:table-cell>
          <table:table-cell table:number-columns-repeated="2"/>
          <table:table-cell table:formula="of:=[.W27]-1" office:value-type="float" office:value="11" calcext:value-type="float">
            <text:p>11</text:p>
          </table:table-cell>
          <table:table-cell table:formula="of:=[.X27]-1" office:value-type="float" office:value="17" calcext:value-type="float">
            <text:p>17</text:p>
          </table:table-cell>
          <table:table-cell table:formula="of:=[.Y27]-1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[.H28]-1" office:value-type="float" office:value="7" calcext:value-type="float">
            <text:p>7</text:p>
          </table:table-cell>
          <table:table-cell table:formula="of:=[.I28]-1" office:value-type="float" office:value="11" calcext:value-type="float">
            <text:p>11</text:p>
          </table:table-cell>
          <table:table-cell table:formula="of:=[.J28]-1" office:value-type="float" office:value="7" calcext:value-type="float">
            <text:p>7</text:p>
          </table:table-cell>
          <table:table-cell table:number-columns-repeated="2"/>
          <table:table-cell table:formula="of:=[.M28]-1" office:value-type="float" office:value="11" calcext:value-type="float">
            <text:p>11</text:p>
          </table:table-cell>
          <table:table-cell table:formula="of:=[.N28]-1" office:value-type="float" office:value="17" calcext:value-type="float">
            <text:p>17</text:p>
          </table:table-cell>
          <table:table-cell table:formula="of:=[.O28]-1" office:value-type="float" office:value="11" calcext:value-type="float">
            <text:p>11</text:p>
          </table:table-cell>
          <table:table-cell table:number-columns-repeated="2"/>
          <table:table-cell table:formula="of:=[.R28]-1" office:value-type="float" office:value="11" calcext:value-type="float">
            <text:p>11</text:p>
          </table:table-cell>
          <table:table-cell table:formula="of:=[.S28]-1" office:value-type="float" office:value="17" calcext:value-type="float">
            <text:p>17</text:p>
          </table:table-cell>
          <table:table-cell table:formula="of:=[.T28]-1" office:value-type="float" office:value="11" calcext:value-type="float">
            <text:p>11</text:p>
          </table:table-cell>
          <table:table-cell table:number-columns-repeated="2"/>
          <table:table-cell table:formula="of:=[.W28]-1" office:value-type="float" office:value="7" calcext:value-type="float">
            <text:p>7</text:p>
          </table:table-cell>
          <table:table-cell table:formula="of:=[.X28]-1" office:value-type="float" office:value="11" calcext:value-type="float">
            <text:p>11</text:p>
          </table:table-cell>
          <table:table-cell table:formula="of:=[.Y28]-1"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ar 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43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7"/>
          <table:table-cell table:formula="of:=SQRT([.H47]/[.H56])" office:value-type="float" office:value="0.64615386690315" calcext:value-type="float">
            <text:p>0.6461538669</text:p>
          </table:table-cell>
          <table:table-cell table:formula="of:=SQRT([.I47]/[.I56])" office:value-type="float" office:value="0.884258157490455" calcext:value-type="float">
            <text:p>0.8842581575</text:p>
          </table:table-cell>
          <table:table-cell table:formula="of:=SQRT([.J47]/[.J56])" office:value-type="float" office:value="0.941855370686292" calcext:value-type="float">
            <text:p>0.9418553707</text:p>
          </table:table-cell>
          <table:table-cell table:number-columns-repeated="2"/>
          <table:table-cell table:formula="of:=SQRT([.M47]/[.M56])" office:value-type="float" office:value="0.954186770863014" calcext:value-type="float">
            <text:p>0.9541867709</text:p>
          </table:table-cell>
          <table:table-cell table:formula="of:=SQRT([.N47]/[.N56])" office:value-type="float" office:value="1.13813031576799" calcext:value-type="float">
            <text:p>1.1381303158</text:p>
          </table:table-cell>
          <table:table-cell table:formula="of:=SQRT([.O47]/[.O56])" office:value-type="float" office:value="1.24304164385998" calcext:value-type="float">
            <text:p>1.2430416439</text:p>
          </table:table-cell>
          <table:table-cell table:number-columns-repeated="2"/>
          <table:table-cell table:formula="of:=SQRT([.R47]/[.R56])" office:value-type="float" office:value="0.962931599139588" calcext:value-type="float">
            <text:p>0.9629315991</text:p>
          </table:table-cell>
          <table:table-cell table:formula="of:=SQRT([.S47]/[.S56])" office:value-type="float" office:value="1.30821146283835" calcext:value-type="float">
            <text:p>1.3082114628</text:p>
          </table:table-cell>
          <table:table-cell table:formula="of:=SQRT([.T47]/[.T56])" office:value-type="float" office:value="1.53084390316822" calcext:value-type="float">
            <text:p>1.5308439032</text:p>
          </table:table-cell>
          <table:table-cell table:number-columns-repeated="2"/>
          <table:table-cell table:formula="of:=SQRT([.W47]/[.W56])" office:value-type="float" office:value="1.18085897128019" calcext:value-type="float">
            <text:p>1.1808589713</text:p>
          </table:table-cell>
          <table:table-cell table:formula="of:=SQRT([.X47]/[.X56])" office:value-type="float" office:value="1.4186472219611" calcext:value-type="float">
            <text:p>1.418647222</text:p>
          </table:table-cell>
          <table:table-cell table:formula="of:=SQRT([.Y47]/[.Y56])" office:value-type="float" office:value="1.63845455089555" calcext:value-type="float">
            <text:p>1.6384545509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SQRT([.H48]/[.H57])" office:value-type="float" office:value="0.666796716178044" calcext:value-type="float">
            <text:p>0.6667967162</text:p>
          </table:table-cell>
          <table:table-cell table:formula="of:=SQRT([.I48]/[.I57])" office:value-type="float" office:value="0.890896482428216" calcext:value-type="float">
            <text:p>0.8908964824</text:p>
          </table:table-cell>
          <table:table-cell table:formula="of:=SQRT([.J48]/[.J57])" office:value-type="float" office:value="0.911889611903378" calcext:value-type="float">
            <text:p>0.9118896119</text:p>
          </table:table-cell>
          <table:table-cell table:number-columns-repeated="2"/>
          <table:table-cell table:formula="of:=SQRT([.M48]/[.M57])" office:value-type="float" office:value="1.00530709164075" calcext:value-type="float">
            <text:p>1.0053070916</text:p>
          </table:table-cell>
          <table:table-cell table:formula="of:=SQRT([.N48]/[.N57])" office:value-type="float" office:value="1.14958395771065" calcext:value-type="float">
            <text:p>1.1495839577</text:p>
          </table:table-cell>
          <table:table-cell table:formula="of:=SQRT([.O48]/[.O57])" office:value-type="float" office:value="1.21175089951507" calcext:value-type="float">
            <text:p>1.2117508995</text:p>
          </table:table-cell>
          <table:table-cell table:number-columns-repeated="2"/>
          <table:table-cell table:formula="of:=SQRT([.R48]/[.R57])" office:value-type="float" office:value="1.13432595064263" calcext:value-type="float">
            <text:p>1.1343259506</text:p>
          </table:table-cell>
          <table:table-cell table:formula="of:=SQRT([.S48]/[.S57])" office:value-type="float" office:value="1.30658627050931" calcext:value-type="float">
            <text:p>1.3065862705</text:p>
          </table:table-cell>
          <table:table-cell table:formula="of:=SQRT([.T48]/[.T57])" office:value-type="float" office:value="1.40454367303987" calcext:value-type="float">
            <text:p>1.404543673</text:p>
          </table:table-cell>
          <table:table-cell table:number-columns-repeated="2"/>
          <table:table-cell table:formula="of:=SQRT([.W48]/[.W57])" office:value-type="float" office:value="1.35913198722497" calcext:value-type="float">
            <text:p>1.3591319872</text:p>
          </table:table-cell>
          <table:table-cell table:formula="of:=SQRT([.X48]/[.X57])" office:value-type="float" office:value="1.46240871578266" calcext:value-type="float">
            <text:p>1.4624087158</text:p>
          </table:table-cell>
          <table:table-cell table:formula="of:=SQRT([.Y48]/[.Y57])" office:value-type="float" office:value="1.56520388943045" calcext:value-type="float">
            <text:p>1.5652038894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SQRT([.H49]/[.H58])" office:value-type="float" office:value="0.867239515419112" calcext:value-type="float">
            <text:p>0.8672395154</text:p>
          </table:table-cell>
          <table:table-cell table:formula="of:=SQRT([.I49]/[.I58])" office:value-type="float" office:value="0.972572299250511" calcext:value-type="float">
            <text:p>0.9725722993</text:p>
          </table:table-cell>
          <table:table-cell table:formula="of:=SQRT([.J49]/[.J58])" office:value-type="float" office:value="0.918463192099336" calcext:value-type="float">
            <text:p>0.9184631921</text:p>
          </table:table-cell>
          <table:table-cell table:number-columns-repeated="2"/>
          <table:table-cell table:formula="of:=SQRT([.M49]/[.M58])" office:value-type="float" office:value="1.13327121164844" calcext:value-type="float">
            <text:p>1.1332712116</text:p>
          </table:table-cell>
          <table:table-cell table:formula="of:=SQRT([.N49]/[.N58])" office:value-type="float" office:value="1.22602576606901" calcext:value-type="float">
            <text:p>1.2260257661</text:p>
          </table:table-cell>
          <table:table-cell table:formula="of:=SQRT([.O49]/[.O58])" office:value-type="float" office:value="1.24006175939365" calcext:value-type="float">
            <text:p>1.2400617594</text:p>
          </table:table-cell>
          <table:table-cell table:number-columns-repeated="2"/>
          <table:table-cell table:formula="of:=SQRT([.R49]/[.R58])" office:value-type="float" office:value="1.36912038911023" calcext:value-type="float">
            <text:p>1.3691203891</text:p>
          </table:table-cell>
          <table:table-cell table:formula="of:=SQRT([.S49]/[.S58])" office:value-type="float" office:value="1.37956031489961" calcext:value-type="float">
            <text:p>1.3795603149</text:p>
          </table:table-cell>
          <table:table-cell table:formula="of:=SQRT([.T49]/[.T58])" office:value-type="float" office:value="1.43929413908939" calcext:value-type="float">
            <text:p>1.4392941391</text:p>
          </table:table-cell>
          <table:table-cell table:number-columns-repeated="2"/>
          <table:table-cell table:formula="of:=SQRT([.W49]/[.W58])" office:value-type="float" office:value="1.63494169801395" calcext:value-type="float">
            <text:p>1.634941698</text:p>
          </table:table-cell>
          <table:table-cell table:formula="of:=SQRT([.X49]/[.X58])" office:value-type="float" office:value="1.55254402957529" calcext:value-type="float">
            <text:p>1.5525440296</text:p>
          </table:table-cell>
          <table:table-cell table:formula="of:=SQRT([.Y49]/[.Y58])" office:value-type="float" office:value="1.62750234202624" calcext:value-type="float">
            <text:p>1.627502342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SQRT([.H50]/[.H59])" office:value-type="float" office:value="1.03558174102142" calcext:value-type="float">
            <text:p>1.035581741</text:p>
          </table:table-cell>
          <table:table-cell table:formula="of:=SQRT([.I50]/[.I59])" office:value-type="float" office:value="1.16110086064282" calcext:value-type="float">
            <text:p>1.1611008606</text:p>
          </table:table-cell>
          <table:table-cell table:formula="of:=SQRT([.J50]/[.J59])" office:value-type="float" office:value="1.14425183346427" calcext:value-type="float">
            <text:p>1.1442518335</text:p>
          </table:table-cell>
          <table:table-cell table:number-columns-repeated="2"/>
          <table:table-cell table:formula="of:=SQRT([.M50]/[.M59])" office:value-type="float" office:value="1.19233994062563" calcext:value-type="float">
            <text:p>1.1923399406</text:p>
          </table:table-cell>
          <table:table-cell table:formula="of:=SQRT([.N50]/[.N59])" office:value-type="float" office:value="1.27121518635353" calcext:value-type="float">
            <text:p>1.2712151864</text:p>
          </table:table-cell>
          <table:table-cell table:formula="of:=SQRT([.O50]/[.O59])" office:value-type="float" office:value="1.22295234678538" calcext:value-type="float">
            <text:p>1.2229523468</text:p>
          </table:table-cell>
          <table:table-cell table:number-columns-repeated="2"/>
          <table:table-cell table:formula="of:=SQRT([.R50]/[.R59])" office:value-type="float" office:value="1.33885928243602" calcext:value-type="float">
            <text:p>1.3388592824</text:p>
          </table:table-cell>
          <table:table-cell table:formula="of:=SQRT([.S50]/[.S59])" office:value-type="float" office:value="1.37379980137949" calcext:value-type="float">
            <text:p>1.3737998014</text:p>
          </table:table-cell>
          <table:table-cell table:formula="of:=SQRT([.T50]/[.T59])" office:value-type="float" office:value="1.38416407670369" calcext:value-type="float">
            <text:p>1.3841640767</text:p>
          </table:table-cell>
          <table:table-cell table:number-columns-repeated="2"/>
          <table:table-cell table:formula="of:=SQRT([.W50]/[.W59])" office:value-type="float" office:value="1.52967691369185" calcext:value-type="float">
            <text:p>1.5296769137</text:p>
          </table:table-cell>
          <table:table-cell table:formula="of:=SQRT([.X50]/[.X59])" office:value-type="float" office:value="1.4715249578603" calcext:value-type="float">
            <text:p>1.4715249579</text:p>
          </table:table-cell>
          <table:table-cell table:formula="of:=SQRT([.Y50]/[.Y59])" office:value-type="float" office:value="1.45431210327336" calcext:value-type="float">
            <text:p>1.4543121033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SQRT([.H51]/[.H60])" office:value-type="float" office:value="1.08487903772705" calcext:value-type="float">
            <text:p>1.0848790377</text:p>
          </table:table-cell>
          <table:table-cell table:formula="of:=SQRT([.I51]/[.I60])" office:value-type="float" office:value="1.17327682669661" calcext:value-type="float">
            <text:p>1.1732768267</text:p>
          </table:table-cell>
          <table:table-cell table:formula="of:=SQRT([.J51]/[.J60])" office:value-type="float" office:value="1.13400584676901" calcext:value-type="float">
            <text:p>1.1340058468</text:p>
          </table:table-cell>
          <table:table-cell table:number-columns-repeated="2"/>
          <table:table-cell table:formula="of:=SQRT([.M51]/[.M60])" office:value-type="float" office:value="1.12274456303684" calcext:value-type="float">
            <text:p>1.122744563</text:p>
          </table:table-cell>
          <table:table-cell table:formula="of:=SQRT([.N51]/[.N60])" office:value-type="float" office:value="1.18301723682778" calcext:value-type="float">
            <text:p>1.1830172368</text:p>
          </table:table-cell>
          <table:table-cell table:formula="of:=SQRT([.O51]/[.O60])" office:value-type="float" office:value="1.09751806956214" calcext:value-type="float">
            <text:p>1.0975180696</text:p>
          </table:table-cell>
          <table:table-cell table:number-columns-repeated="2"/>
          <table:table-cell table:formula="of:=SQRT([.R51]/[.R60])" office:value-type="float" office:value="1.13088623007605" calcext:value-type="float">
            <text:p>1.1308862301</text:p>
          </table:table-cell>
          <table:table-cell table:formula="of:=SQRT([.S51]/[.S60])" office:value-type="float" office:value="1.24067097541666" calcext:value-type="float">
            <text:p>1.2406709754</text:p>
          </table:table-cell>
          <table:table-cell table:formula="of:=SQRT([.T51]/[.T60])" office:value-type="float" office:value="1.30259373317723" calcext:value-type="float">
            <text:p>1.3025937332</text:p>
          </table:table-cell>
          <table:table-cell table:number-columns-repeated="2"/>
          <table:table-cell table:formula="of:=SQRT([.W51]/[.W60])" office:value-type="float" office:value="1.25872454110613" calcext:value-type="float">
            <text:p>1.2587245411</text:p>
          </table:table-cell>
          <table:table-cell table:formula="of:=SQRT([.X51]/[.X60])" office:value-type="float" office:value="1.27272868907117" calcext:value-type="float">
            <text:p>1.2727286891</text:p>
          </table:table-cell>
          <table:table-cell table:formula="of:=SQRT([.Y51]/[.Y60])" office:value-type="float" office:value="1.30192456009156" calcext:value-type="float">
            <text:p>1.3019245601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SQRT([.H52]/[.H61])" office:value-type="float" office:value="1.016671003547" calcext:value-type="float">
            <text:p>1.0166710035</text:p>
          </table:table-cell>
          <table:table-cell table:formula="of:=SQRT([.I52]/[.I61])" office:value-type="float" office:value="1.13196961922802" calcext:value-type="float">
            <text:p>1.1319696192</text:p>
          </table:table-cell>
          <table:table-cell table:formula="of:=SQRT([.J52]/[.J61])" office:value-type="float" office:value="1.16093641884761" calcext:value-type="float">
            <text:p>1.1609364188</text:p>
          </table:table-cell>
          <table:table-cell table:number-columns-repeated="2"/>
          <table:table-cell table:formula="of:=SQRT([.M52]/[.M61])" office:value-type="float" office:value="1.06840268032125" calcext:value-type="float">
            <text:p>1.0684026803</text:p>
          </table:table-cell>
          <table:table-cell table:formula="of:=SQRT([.N52]/[.N61])" office:value-type="float" office:value="1.07631377557865" calcext:value-type="float">
            <text:p>1.0763137756</text:p>
          </table:table-cell>
          <table:table-cell table:formula="of:=SQRT([.O52]/[.O61])" office:value-type="float" office:value="0.975391659226636" calcext:value-type="float">
            <text:p>0.9753916592</text:p>
          </table:table-cell>
          <table:table-cell table:number-columns-repeated="2"/>
          <table:table-cell table:formula="of:=SQRT([.R52]/[.R61])" office:value-type="float" office:value="0.926949140024976" calcext:value-type="float">
            <text:p>0.92694914</text:p>
          </table:table-cell>
          <table:table-cell table:formula="of:=SQRT([.S52]/[.S61])" office:value-type="float" office:value="1.03966583439299" calcext:value-type="float">
            <text:p>1.0396658344</text:p>
          </table:table-cell>
          <table:table-cell table:formula="of:=SQRT([.T52]/[.T61])" office:value-type="float" office:value="1.03929021849008" calcext:value-type="float">
            <text:p>1.0392902185</text:p>
          </table:table-cell>
          <table:table-cell table:number-columns-repeated="2"/>
          <table:table-cell table:formula="of:=SQRT([.W52]/[.W61])" office:value-type="float" office:value="0.954270199553886" calcext:value-type="float">
            <text:p>0.9542701996</text:p>
          </table:table-cell>
          <table:table-cell table:formula="of:=SQRT([.X52]/[.X61])" office:value-type="float" office:value="0.98606665143764" calcext:value-type="float">
            <text:p>0.9860666514</text:p>
          </table:table-cell>
          <table:table-cell table:formula="of:=SQRT([.Y52]/[.Y61])" office:value-type="float" office:value="0.866104951259442" calcext:value-type="float">
            <text:p>0.8661049513</text:p>
          </table:table-cell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table:number-columns-repeated="41"/>
        </table:table-row>
        <table:table-row table:style-name="ro1" table:number-rows-repeated="3">
          <table:table-cell table:number-columns-repeated="51"/>
        </table:table-row>
        <table:table-row table:style-name="ro1">
          <table:table-cell table:number-columns-repeated="7"/>
          <table:table-cell table:formula="of:=([.H5]-[.H31])/[.H64]" office:value-type="float" office:value="-2.12797612214258" calcext:value-type="float">
            <text:p>-2.1279761221</text:p>
          </table:table-cell>
          <table:table-cell table:formula="of:=([.I5]-[.I31])/[.I64]" office:value-type="float" office:value="-0.376963820474488" calcext:value-type="float">
            <text:p>-0.3769638205</text:p>
          </table:table-cell>
          <table:table-cell table:formula="of:=([.J5]-[.J31])/[.J64]" office:value-type="float" office:value="0.663583836172838" calcext:value-type="float">
            <text:p>0.6635838362</text:p>
          </table:table-cell>
          <table:table-cell table:number-columns-repeated="2"/>
          <table:table-cell table:formula="of:=([.M5]-[.M31])/[.M64]" office:value-type="float" office:value="-0.524006426485849" calcext:value-type="float">
            <text:p>-0.5240064265</text:p>
          </table:table-cell>
          <table:table-cell table:formula="of:=([.N5]-[.N31])/[.N64]" office:value-type="float" office:value="0.244065001985593" calcext:value-type="float">
            <text:p>0.244065002</text:p>
          </table:table-cell>
          <table:table-cell table:formula="of:=([.O5]-[.O31])/[.O64]" office:value-type="float" office:value="-1.60895655417421" calcext:value-type="float">
            <text:p>-1.6089565542</text:p>
          </table:table-cell>
          <table:table-cell table:number-columns-repeated="2"/>
          <table:table-cell table:formula="of:=([.R5]-[.R31])/[.R64]" office:value-type="float" office:value="-1.03849536238455" calcext:value-type="float">
            <text:p>-1.0384953624</text:p>
          </table:table-cell>
          <table:table-cell table:formula="of:=([.S5]-[.S31])/[.S64]" office:value-type="float" office:value="-0.721935613066208" calcext:value-type="float">
            <text:p>-0.7219356131</text:p>
          </table:table-cell>
          <table:table-cell table:formula="of:=([.T5]-[.T31])/[.T64]" office:value-type="float" office:value="1.19759652146054" calcext:value-type="float">
            <text:p>1.1975965215</text:p>
          </table:table-cell>
          <table:table-cell table:number-columns-repeated="2"/>
          <table:table-cell table:formula="of:=([.W5]-[.W31])/[.W64]" office:value-type="float" office:value="-0.105855147007509" calcext:value-type="float">
            <text:p>-0.105855147</text:p>
          </table:table-cell>
          <table:table-cell table:formula="of:=([.X5]-[.X31])/[.X64]" office:value-type="float" office:value="-0.176224219897606" calcext:value-type="float">
            <text:p>-0.1762242199</text:p>
          </table:table-cell>
          <table:table-cell table:formula="of:=([.Y5]-[.Y31])/[.Y64]" office:value-type="float" office:value="-1.60211950863405" calcext:value-type="float">
            <text:p>-1.6021195086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([.H6]-[.H32])/[.H65]" office:value-type="float" office:value="0.624878102362175" calcext:value-type="float">
            <text:p>0.6248781024</text:p>
          </table:table-cell>
          <table:table-cell table:formula="of:=([.I6]-[.I32])/[.I65]" office:value-type="float" office:value="-0.623591591742893" calcext:value-type="float">
            <text:p>-0.6235915917</text:p>
          </table:table-cell>
          <table:table-cell table:formula="of:=([.J6]-[.J32])/[.J65]" office:value-type="float" office:value="0.456926651239027" calcext:value-type="float">
            <text:p>0.4569266512</text:p>
          </table:table-cell>
          <table:table-cell table:number-columns-repeated="2"/>
          <table:table-cell table:formula="of:=([.M6]-[.M32])/[.M65]" office:value-type="float" office:value="0.276311368026281" calcext:value-type="float">
            <text:p>0.276311368</text:p>
          </table:table-cell>
          <table:table-cell table:formula="of:=([.N6]-[.N32])/[.N65]" office:value-type="float" office:value="0.161088873886144" calcext:value-type="float">
            <text:p>0.1610888739</text:p>
          </table:table-cell>
          <table:table-cell table:formula="of:=([.O6]-[.O32])/[.O65]" office:value-type="float" office:value="-0.871099461100441" calcext:value-type="float">
            <text:p>-0.8710994611</text:p>
          </table:table-cell>
          <table:table-cell table:number-columns-repeated="2"/>
          <table:table-cell table:formula="of:=([.R6]-[.R32])/[.R65]" office:value-type="float" office:value="-1.12646437917944" calcext:value-type="float">
            <text:p>-1.1264643792</text:p>
          </table:table-cell>
          <table:table-cell table:formula="of:=([.S6]-[.S32])/[.S65]" office:value-type="float" office:value="1.44566717982778" calcext:value-type="float">
            <text:p>1.4456671798</text:p>
          </table:table-cell>
          <table:table-cell table:formula="of:=([.T6]-[.T32])/[.T65]" office:value-type="float" office:value="1.22617918921297" calcext:value-type="float">
            <text:p>1.2261791892</text:p>
          </table:table-cell>
          <table:table-cell table:number-columns-repeated="2"/>
          <table:table-cell table:formula="of:=([.W6]-[.W32])/[.W65]" office:value-type="float" office:value="-0.429195500375475" calcext:value-type="float">
            <text:p>-0.4291955004</text:p>
          </table:table-cell>
          <table:table-cell table:formula="of:=([.X6]-[.X32])/[.X65]" office:value-type="float" office:value="1.02570504662044" calcext:value-type="float">
            <text:p>1.0257050466</text:p>
          </table:table-cell>
          <table:table-cell table:formula="of:=([.Y6]-[.Y32])/[.Y65]" office:value-type="float" office:value="-0.479170800088486" calcext:value-type="float">
            <text:p>-0.4791708001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([.H7]-[.H33])/[.H66]" office:value-type="float" office:value="1.05699365673354" calcext:value-type="float">
            <text:p>1.0569936567</text:p>
          </table:table-cell>
          <table:table-cell table:formula="of:=([.I7]-[.I33])/[.I66]" office:value-type="float" office:value="0.114244577186432" calcext:value-type="float">
            <text:p>0.1142445772</text:p>
          </table:table-cell>
          <table:table-cell table:formula="of:=([.J7]-[.J33])/[.J66]" office:value-type="float" office:value="1.36096907394064" calcext:value-type="float">
            <text:p>1.3609690739</text:p>
          </table:table-cell>
          <table:table-cell table:number-columns-repeated="2"/>
          <table:table-cell table:formula="of:=([.M7]-[.M33])/[.M66]" office:value-type="float" office:value="-0.931423603375714" calcext:value-type="float">
            <text:p>-0.9314236034</text:p>
          </table:table-cell>
          <table:table-cell table:formula="of:=([.N7]-[.N33])/[.N66]" office:value-type="float" office:value="-0.0302090201218108" calcext:value-type="float">
            <text:p>-0.0302090201</text:p>
          </table:table-cell>
          <table:table-cell table:formula="of:=([.O7]-[.O33])/[.O66]" office:value-type="float" office:value="-0.940813356938877" calcext:value-type="float">
            <text:p>-0.9408133569</text:p>
          </table:table-cell>
          <table:table-cell table:number-columns-repeated="2"/>
          <table:table-cell table:formula="of:=([.R7]-[.R33])/[.R66]" office:value-type="float" office:value="-1.1361714922429" calcext:value-type="float">
            <text:p>-1.1361714922</text:p>
          </table:table-cell>
          <table:table-cell table:formula="of:=([.S7]-[.S33])/[.S66]" office:value-type="float" office:value="1.20811438881376" calcext:value-type="float">
            <text:p>1.2081143888</text:p>
          </table:table-cell>
          <table:table-cell table:formula="of:=([.T7]-[.T33])/[.T66]" office:value-type="float" office:value="-1.04217752248266" calcext:value-type="float">
            <text:p>-1.0421775225</text:p>
          </table:table-cell>
          <table:table-cell table:number-columns-repeated="2"/>
          <table:table-cell table:formula="of:=([.W7]-[.W33])/[.W66]" office:value-type="float" office:value="1.22328521098306" calcext:value-type="float">
            <text:p>1.223285211</text:p>
          </table:table-cell>
          <table:table-cell table:formula="of:=([.X7]-[.X33])/[.X66]" office:value-type="float" office:value="0.751454802209905" calcext:value-type="float">
            <text:p>0.7514548022</text:p>
          </table:table-cell>
          <table:table-cell table:formula="of:=([.Y7]-[.Y33])/[.Y66]" office:value-type="float" office:value="-0.051203203326628" calcext:value-type="float">
            <text:p>-0.0512032033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([.H8]-[.H34])/[.H67]" office:value-type="float" office:value="1.7703415005416" calcext:value-type="float">
            <text:p>1.7703415005</text:p>
          </table:table-cell>
          <table:table-cell table:formula="of:=([.I8]-[.I34])/[.I67]" office:value-type="float" office:value="0.909098934756771" calcext:value-type="float">
            <text:p>0.9090989348</text:p>
          </table:table-cell>
          <table:table-cell table:formula="of:=([.J8]-[.J34])/[.J67]" office:value-type="float" office:value="0.145655581920351" calcext:value-type="float">
            <text:p>0.1456555819</text:p>
          </table:table-cell>
          <table:table-cell table:number-columns-repeated="2"/>
          <table:table-cell table:formula="of:=([.M8]-[.M34])/[.M67]" office:value-type="float" office:value="-0.93187443719121" calcext:value-type="float">
            <text:p>-0.9318744372</text:p>
          </table:table-cell>
          <table:table-cell table:formula="of:=([.N8]-[.N34])/[.N67]" office:value-type="float" office:value="0.0291351436284189" calcext:value-type="float">
            <text:p>0.0291351436</text:p>
          </table:table-cell>
          <table:table-cell table:formula="of:=([.O8]-[.O34])/[.O67]" office:value-type="float" office:value="-1.54453188127401" calcext:value-type="float">
            <text:p>-1.5445318813</text:p>
          </table:table-cell>
          <table:table-cell table:number-columns-repeated="2"/>
          <table:table-cell table:formula="of:=([.R8]-[.R34])/[.R67]" office:value-type="float" office:value="-1.07886203082994" calcext:value-type="float">
            <text:p>-1.0788620308</text:p>
          </table:table-cell>
          <table:table-cell table:formula="of:=([.S8]-[.S34])/[.S67]" office:value-type="float" office:value="-0.754867656841777" calcext:value-type="float">
            <text:p>-0.7548676568</text:p>
          </table:table-cell>
          <table:table-cell table:formula="of:=([.T8]-[.T34])/[.T67]" office:value-type="float" office:value="1.48505194590134" calcext:value-type="float">
            <text:p>1.4850519459</text:p>
          </table:table-cell>
          <table:table-cell table:number-columns-repeated="2"/>
          <table:table-cell table:formula="of:=([.W8]-[.W34])/[.W67]" office:value-type="float" office:value="0.762688288111072" calcext:value-type="float">
            <text:p>0.7626882881</text:p>
          </table:table-cell>
          <table:table-cell table:formula="of:=([.X8]-[.X34])/[.X67]" office:value-type="float" office:value="1.73667156775344" calcext:value-type="float">
            <text:p>1.7366715678</text:p>
          </table:table-cell>
          <table:table-cell table:formula="of:=([.Y8]-[.Y34])/[.Y67]" office:value-type="float" office:value="-0.859512890793181" calcext:value-type="float">
            <text:p>-0.8595128908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([.H9]-[.H35])/[.H68]" office:value-type="float" office:value="1.07538870795308" calcext:value-type="float">
            <text:p>1.075388708</text:p>
          </table:table-cell>
          <table:table-cell table:formula="of:=([.I9]-[.I35])/[.I68]" office:value-type="float" office:value="-0.520858417387916" calcext:value-type="float">
            <text:p>-0.5208584174</text:p>
          </table:table-cell>
          <table:table-cell table:formula="of:=([.J9]-[.J35])/[.J68]" office:value-type="float" office:value="1.2492586971249" calcext:value-type="float">
            <text:p>1.2492586971</text:p>
          </table:table-cell>
          <table:table-cell table:number-columns-repeated="2"/>
          <table:table-cell table:formula="of:=([.M9]-[.M35])/[.M68]" office:value-type="float" office:value="-0.692746866370049" calcext:value-type="float">
            <text:p>-0.6927468664</text:p>
          </table:table-cell>
          <table:table-cell table:formula="of:=([.N9]-[.N35])/[.N68]" office:value-type="float" office:value="1.12706162837375" calcext:value-type="float">
            <text:p>1.1270616284</text:p>
          </table:table-cell>
          <table:table-cell table:formula="of:=([.O9]-[.O35])/[.O68]" office:value-type="float" office:value="-1.46795862026569" calcext:value-type="float">
            <text:p>-1.4679586203</text:p>
          </table:table-cell>
          <table:table-cell table:number-columns-repeated="2"/>
          <table:table-cell table:formula="of:=([.R9]-[.R35])/[.R68]" office:value-type="float" office:value="1.67027313504548" calcext:value-type="float">
            <text:p>1.670273135</text:p>
          </table:table-cell>
          <table:table-cell table:formula="of:=([.S9]-[.S35])/[.S68]" office:value-type="float" office:value="-0.537343647007441" calcext:value-type="float">
            <text:p>-0.537343647</text:p>
          </table:table-cell>
          <table:table-cell table:formula="of:=([.T9]-[.T35])/[.T68]" office:value-type="float" office:value="-0.383849535941205" calcext:value-type="float">
            <text:p>-0.3838495359</text:p>
          </table:table-cell>
          <table:table-cell table:number-columns-repeated="2"/>
          <table:table-cell table:formula="of:=([.W9]-[.W35])/[.W68]" office:value-type="float" office:value="-0.264818331928612" calcext:value-type="float">
            <text:p>-0.2648183319</text:p>
          </table:table-cell>
          <table:table-cell table:formula="of:=([.X9]-[.X35])/[.X68]" office:value-type="float" office:value="0.0436507450744269" calcext:value-type="float">
            <text:p>0.0436507451</text:p>
          </table:table-cell>
          <table:table-cell table:formula="of:=([.Y9]-[.Y35])/[.Y68]" office:value-type="float" office:value="-1.28015609948203" calcext:value-type="float">
            <text:p>-1.2801560995</text:p>
          </table:table-cell>
          <table:table-cell table:number-columns-repeated="26"/>
        </table:table-row>
        <table:table-row table:style-name="ro1">
          <table:table-cell table:number-columns-repeated="7"/>
          <table:table-cell table:formula="of:=([.H10]-[.H36])/[.H69]" office:value-type="float" office:value="-1.47540354231285" calcext:value-type="float">
            <text:p>-1.4754035423</text:p>
          </table:table-cell>
          <table:table-cell table:formula="of:=([.I10]-[.I36])/[.I69]" office:value-type="float" office:value="-0.368089973077922" calcext:value-type="float">
            <text:p>-0.3680899731</text:p>
          </table:table-cell>
          <table:table-cell table:formula="of:=([.J10]-[.J36])/[.J69]" office:value-type="float" office:value="0.430686807548273" calcext:value-type="float">
            <text:p>0.4306868075</text:p>
          </table:table-cell>
          <table:table-cell table:number-columns-repeated="2"/>
          <table:table-cell table:formula="of:=([.M10]-[.M36])/[.M69]" office:value-type="float" office:value="-0.623984457308002" calcext:value-type="float">
            <text:p>-0.6239844573</text:p>
          </table:table-cell>
          <table:table-cell table:formula="of:=([.N10]-[.N36])/[.N69]" office:value-type="float" office:value="0.464548546478642" calcext:value-type="float">
            <text:p>0.4645485465</text:p>
          </table:table-cell>
          <table:table-cell table:formula="of:=([.O10]-[.O36])/[.O69]" office:value-type="float" office:value="-1.45240801811849" calcext:value-type="float">
            <text:p>-1.4524080181</text:p>
          </table:table-cell>
          <table:table-cell table:number-columns-repeated="2"/>
          <table:table-cell table:formula="of:=([.R10]-[.R36])/[.R69]" office:value-type="float" office:value="-1.07880784049603" calcext:value-type="float">
            <text:p>-1.0788078405</text:p>
          </table:table-cell>
          <table:table-cell table:formula="of:=([.S10]-[.S36])/[.S69]" office:value-type="float" office:value="0.534359730960976" calcext:value-type="float">
            <text:p>0.534359731</text:p>
          </table:table-cell>
          <table:table-cell table:formula="of:=([.T10]-[.T36])/[.T69]" office:value-type="float" office:value="-0.16036585710275" calcext:value-type="float">
            <text:p>-0.1603658571</text:p>
          </table:table-cell>
          <table:table-cell table:number-columns-repeated="2"/>
          <table:table-cell table:formula="of:=([.W10]-[.W36])/[.W69]" office:value-type="float" office:value="0.916931075086549" calcext:value-type="float">
            <text:p>0.9169310751</text:p>
          </table:table-cell>
          <table:table-cell table:formula="of:=([.X10]-[.X36])/[.X69]" office:value-type="float" office:value="0.422554262492485" calcext:value-type="float">
            <text:p>0.4225542625</text:p>
          </table:table-cell>
          <table:table-cell table:formula="of:=([.Y10]-[.Y36])/[.Y69]" office:value-type="float" office:value="-1.29891879542322" calcext:value-type="float">
            <text:p>-1.2989187954</text:p>
          </table:table-cell>
          <table:table-cell table:number-columns-repeated="26"/>
        </table:table-row>
        <table:table-row table:style-name="ro1" table:number-rows-repeated="4">
          <table:table-cell table:number-columns-repeated="51"/>
        </table:table-row>
        <table:table-row table:style-name="ro1">
          <table:table-cell table:number-columns-repeated="7"/>
          <table:table-cell table:formula="of:=[.H64]*[.H64]" office:value-type="float" office:value="0.417514819713894" calcext:value-type="float">
            <text:p>0.4175148197</text:p>
          </table:table-cell>
          <table:table-cell table:formula="of:=[.I64]*[.I64]" office:value-type="float" office:value="0.781912489088415" calcext:value-type="float">
            <text:p>0.7819124891</text:p>
          </table:table-cell>
          <table:table-cell table:formula="of:=[.J64]*[.J64]" office:value-type="float" office:value="0.887091539290613" calcext:value-type="float">
            <text:p>0.8870915393</text:p>
          </table:table-cell>
          <table:table-cell table:number-columns-repeated="2"/>
          <table:table-cell table:formula="of:=[.M64]*[.M64]" office:value-type="float" office:value="0.910472393689986" calcext:value-type="float">
            <text:p>0.9104723937</text:p>
          </table:table-cell>
          <table:table-cell table:formula="of:=[.N64]*[.N64]" office:value-type="float" office:value="1.29534061567014" calcext:value-type="float">
            <text:p>1.2953406157</text:p>
          </table:table-cell>
          <table:table-cell table:formula="of:=[.O64]*[.O64]" office:value-type="float" office:value="1.54515252837012" calcext:value-type="float">
            <text:p>1.5451525284</text:p>
          </table:table-cell>
          <table:table-cell table:number-columns-repeated="2"/>
          <table:table-cell table:formula="of:=[.R64]*[.R64]" office:value-type="float" office:value="0.927237264621524" calcext:value-type="float">
            <text:p>0.9272372646</text:p>
          </table:table-cell>
          <table:table-cell table:formula="of:=[.S64]*[.S64]" office:value-type="float" office:value="1.71141723150165" calcext:value-type="float">
            <text:p>1.7114172315</text:p>
          </table:table-cell>
          <table:table-cell table:formula="of:=[.T64]*[.T64]" office:value-type="float" office:value="2.34348305586732" calcext:value-type="float">
            <text:p>2.3434830559</text:p>
          </table:table-cell>
          <table:table-cell table:number-columns-repeated="31"/>
        </table:table-row>
        <table:table-row table:style-name="ro1">
          <table:table-cell table:number-columns-repeated="7"/>
          <table:table-cell table:formula="of:=[.H65]*[.H65]" office:value-type="float" office:value="0.444617860705824" calcext:value-type="float">
            <text:p>0.4446178607</text:p>
          </table:table-cell>
          <table:table-cell table:formula="of:=[.I65]*[.I65]" office:value-type="float" office:value="0.793696542402969" calcext:value-type="float">
            <text:p>0.7936965424</text:p>
          </table:table-cell>
          <table:table-cell table:formula="of:=[.J65]*[.J65]" office:value-type="float" office:value="0.831542664297294" calcext:value-type="float">
            <text:p>0.8315426643</text:p>
          </table:table-cell>
          <table:table-cell table:number-columns-repeated="2"/>
          <table:table-cell table:formula="of:=[.M65]*[.M65]" office:value-type="float" office:value="1.01064234850319" calcext:value-type="float">
            <text:p>1.0106423485</text:p>
          </table:table-cell>
          <table:table-cell table:formula="of:=[.N65]*[.N65]" office:value-type="float" office:value="1.32154327582568" calcext:value-type="float">
            <text:p>1.3215432758</text:p>
          </table:table-cell>
          <table:table-cell table:formula="of:=[.O65]*[.O65]" office:value-type="float" office:value="1.46834024247559" calcext:value-type="float">
            <text:p>1.4683402425</text:p>
          </table:table-cell>
          <table:table-cell table:number-columns-repeated="2"/>
          <table:table-cell table:formula="of:=[.R65]*[.R65]" office:value-type="float" office:value="1.2866953623013" calcext:value-type="float">
            <text:p>1.2866953623</text:p>
          </table:table-cell>
          <table:table-cell table:formula="of:=[.S65]*[.S65]" office:value-type="float" office:value="1.70716768228342" calcext:value-type="float">
            <text:p>1.7071676823</text:p>
          </table:table-cell>
          <table:table-cell table:formula="of:=[.T65]*[.T65]" office:value-type="float" office:value="1.97274292947632" calcext:value-type="float">
            <text:p>1.9727429295</text:p>
          </table:table-cell>
          <table:table-cell table:number-columns-repeated="31"/>
        </table:table-row>
        <table:table-row table:style-name="ro1">
          <table:table-cell table:number-columns-repeated="7"/>
          <table:table-cell table:formula="of:=[.H66]*[.H66]" office:value-type="float" office:value="0.752104377104377" calcext:value-type="float">
            <text:p>0.7521043771</text:p>
          </table:table-cell>
          <table:table-cell table:formula="of:=[.I66]*[.I66]" office:value-type="float" office:value="0.945896877269426" calcext:value-type="float">
            <text:p>0.9458968773</text:p>
          </table:table-cell>
          <table:table-cell table:formula="of:=[.J66]*[.J66]" office:value-type="float" office:value="0.843574635241302" calcext:value-type="float">
            <text:p>0.8435746352</text:p>
          </table:table-cell>
          <table:table-cell table:number-columns-repeated="2"/>
          <table:table-cell table:formula="of:=[.M66]*[.M66]" office:value-type="float" office:value="1.28430363915113" calcext:value-type="float">
            <text:p>1.2843036392</text:p>
          </table:table-cell>
          <table:table-cell table:formula="of:=[.N66]*[.N66]" office:value-type="float" office:value="1.5031391790651" calcext:value-type="float">
            <text:p>1.5031391791</text:p>
          </table:table-cell>
          <table:table-cell table:formula="of:=[.O66]*[.O66]" office:value-type="float" office:value="1.53775316711047" calcext:value-type="float">
            <text:p>1.5377531671</text:p>
          </table:table-cell>
          <table:table-cell table:number-columns-repeated="2"/>
          <table:table-cell table:formula="of:=[.R66]*[.R66]" office:value-type="float" office:value="1.87449063987735" calcext:value-type="float">
            <text:p>1.8744906399</text:p>
          </table:table-cell>
          <table:table-cell table:formula="of:=[.S66]*[.S66]" office:value-type="float" office:value="1.90318666244592" calcext:value-type="float">
            <text:p>1.9031866624</text:p>
          </table:table-cell>
          <table:table-cell table:formula="of:=[.T66]*[.T66]" office:value-type="float" office:value="2.07156761881707" calcext:value-type="float">
            <text:p>2.0715676188</text:p>
          </table:table-cell>
          <table:table-cell table:number-columns-repeated="31"/>
        </table:table-row>
        <table:table-row table:style-name="ro1">
          <table:table-cell table:number-columns-repeated="7"/>
          <table:table-cell table:formula="of:=[.H67]*[.H67]" office:value-type="float" office:value="1.07242954233695" calcext:value-type="float">
            <text:p>1.0724295423</text:p>
          </table:table-cell>
          <table:table-cell table:formula="of:=[.I67]*[.I67]" office:value-type="float" office:value="1.34815520858549" calcext:value-type="float">
            <text:p>1.3481552086</text:p>
          </table:table-cell>
          <table:table-cell table:formula="of:=[.J67]*[.J67]" office:value-type="float" office:value="1.30931225838633" calcext:value-type="float">
            <text:p>1.3093122584</text:p>
          </table:table-cell>
          <table:table-cell table:number-columns-repeated="2"/>
          <table:table-cell table:formula="of:=[.M67]*[.M67]" office:value-type="float" office:value="1.42167453401114" calcext:value-type="float">
            <text:p>1.421674534</text:p>
          </table:table-cell>
          <table:table-cell table:formula="of:=[.N67]*[.N67]" office:value-type="float" office:value="1.61598805001583" calcext:value-type="float">
            <text:p>1.61598805</text:p>
          </table:table-cell>
          <table:table-cell table:formula="of:=[.O67]*[.O67]" office:value-type="float" office:value="1.49561244250787" calcext:value-type="float">
            <text:p>1.4956124425</text:p>
          </table:table-cell>
          <table:table-cell table:number-columns-repeated="2"/>
          <table:table-cell table:formula="of:=[.R67]*[.R67]" office:value-type="float" office:value="1.79254417816509" calcext:value-type="float">
            <text:p>1.7925441782</text:p>
          </table:table-cell>
          <table:table-cell table:formula="of:=[.S67]*[.S67]" office:value-type="float" office:value="1.88732589427034" calcext:value-type="float">
            <text:p>1.8873258943</text:p>
          </table:table-cell>
          <table:table-cell table:formula="of:=[.T67]*[.T67]" office:value-type="float" office:value="1.91591019123699" calcext:value-type="float">
            <text:p>1.9159101912</text:p>
          </table:table-cell>
          <table:table-cell table:number-columns-repeated="31"/>
        </table:table-row>
        <table:table-row table:style-name="ro1">
          <table:table-cell table:number-columns-repeated="7"/>
          <table:table-cell table:formula="of:=[.H68]*[.H68]" office:value-type="float" office:value="1.17696252649956" calcext:value-type="float">
            <text:p>1.1769625265</text:p>
          </table:table-cell>
          <table:table-cell table:formula="of:=[.I68]*[.I68]" office:value-type="float" office:value="1.37657851206326" calcext:value-type="float">
            <text:p>1.3765785121</text:p>
          </table:table-cell>
          <table:table-cell table:formula="of:=[.J68]*[.J68]" office:value-type="float" office:value="1.2859692605063" calcext:value-type="float">
            <text:p>1.2859692605</text:p>
          </table:table-cell>
          <table:table-cell table:number-columns-repeated="2"/>
          <table:table-cell table:formula="of:=[.M68]*[.M68]" office:value-type="float" office:value="1.26055535382877" calcext:value-type="float">
            <text:p>1.2605553538</text:p>
          </table:table-cell>
          <table:table-cell table:formula="of:=[.N68]*[.N68]" office:value-type="float" office:value="1.39952978263163" calcext:value-type="float">
            <text:p>1.3995297826</text:p>
          </table:table-cell>
          <table:table-cell table:formula="of:=[.O68]*[.O68]" office:value-type="float" office:value="1.20454591301541" calcext:value-type="float">
            <text:p>1.204545913</text:p>
          </table:table-cell>
          <table:table-cell table:number-columns-repeated="2"/>
          <table:table-cell table:formula="of:=[.R68]*[.R68]" office:value-type="float" office:value="1.27890366537562" calcext:value-type="float">
            <text:p>1.2789036654</text:p>
          </table:table-cell>
          <table:table-cell table:formula="of:=[.S68]*[.S68]" office:value-type="float" office:value="1.53926446924132" calcext:value-type="float">
            <text:p>1.5392644692</text:p>
          </table:table-cell>
          <table:table-cell table:formula="of:=[.T68]*[.T68]" office:value-type="float" office:value="1.69675043371258" calcext:value-type="float">
            <text:p>1.6967504337</text:p>
          </table:table-cell>
          <table:table-cell table:number-columns-repeated="31"/>
        </table:table-row>
        <table:table-row table:style-name="ro1">
          <table:table-cell table:number-columns-repeated="7"/>
          <table:table-cell table:formula="of:=[.H69]*[.H69]" office:value-type="float" office:value="1.03361992945326" calcext:value-type="float">
            <text:p>1.0336199295</text:p>
          </table:table-cell>
          <table:table-cell table:formula="of:=[.I69]*[.I69]" office:value-type="float" office:value="1.28135521885522" calcext:value-type="float">
            <text:p>1.2813552189</text:p>
          </table:table-cell>
          <table:table-cell table:formula="of:=[.J69]*[.J69]" office:value-type="float" office:value="1.3477733686067" calcext:value-type="float">
            <text:p>1.3477733686</text:p>
          </table:table-cell>
          <table:table-cell table:number-columns-repeated="2"/>
          <table:table-cell table:formula="of:=[.M69]*[.M69]" office:value-type="float" office:value="1.14148428731762" calcext:value-type="float">
            <text:p>1.1414842873</text:p>
          </table:table-cell>
          <table:table-cell table:formula="of:=[.N69]*[.N69]" office:value-type="float" office:value="1.15845134350036" calcext:value-type="float">
            <text:p>1.1584513435</text:p>
          </table:table-cell>
          <table:table-cell table:formula="of:=[.O69]*[.O69]" office:value-type="float" office:value="0.951388888888889" calcext:value-type="float">
            <text:p>0.9513888889</text:p>
          </table:table-cell>
          <table:table-cell table:number-columns-repeated="2"/>
          <table:table-cell table:formula="of:=[.R69]*[.R69]" office:value-type="float" office:value="0.859234708193042" calcext:value-type="float">
            <text:p>0.8592347082</text:p>
          </table:table-cell>
          <table:table-cell table:formula="of:=[.S69]*[.S69]" office:value-type="float" office:value="1.08090504720407" calcext:value-type="float">
            <text:p>1.0809050472</text:p>
          </table:table-cell>
          <table:table-cell table:formula="of:=[.T69]*[.T69]" office:value-type="float" office:value="1.08012415824916" calcext:value-type="float">
            <text:p>1.0801241582</text:p>
          </table:table-cell>
          <table:table-cell table:number-columns-repeated="31"/>
        </table:table-row>
        <table:table-row table:style-name="ro1">
          <table:table-cell table:number-columns-repeated="17"/>
          <table:table-cell table:number-columns-repeated="3" office:value-type="string" calcext:value-type="string">
            <text:p><text:s/></text:p>
          </table:table-cell>
          <table:table-cell table:number-columns-repeated="31"/>
        </table:table-row>
        <table:table-row table:style-name="ro1" table:number-rows-repeated="1048485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10:41:58.3648861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t Wollny</meta:initial-creator>
    <meta:creation-date>2014-03-18T15:29:53.386872643</meta:creation-date>
    <dc:date>2014-03-20T14:25:37.343921753</dc:date>
    <dc:creator>Gert Wollny</dc:creator>
    <meta:editing-duration>PT2M32S</meta:editing-duration>
    <meta:editing-cycles>2</meta:editing-cycles>
    <meta:generator>LibreOffice/4.1.5.3$Linux_X86_64 LibreOffice_project/410m0$Build-3</meta:generator>
    <meta:document-statistic meta:table-count="1" meta:cell-count="1052" meta:object-count="0"/>
  </office:meta>
</office:document-meta>
</file>